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94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02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03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04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06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20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38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40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41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42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4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6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48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49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62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63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64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72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76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82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4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6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87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0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10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11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36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60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63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4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5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6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7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8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69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70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71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72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73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74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75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76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77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78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79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80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82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84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86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87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88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89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90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91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92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19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20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21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22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5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26" style:family="paragraph" style:parent-style-name="Standard">
      <style:text-properties officeooo:paragraph-rsid="015dfc91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7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58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59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60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61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62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65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66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67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68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69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0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71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84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85" style:family="paragraph" style:parent-style-name="Standard">
      <style:text-properties officeooo:paragraph-rsid="02d7e8a7"/>
    </style:style>
    <style:style style:name="P386" style:family="paragraph" style:parent-style-name="Text_20_body">
      <style:paragraph-properties fo:margin-top="0in" fo:margin-bottom="0in" style:contextual-spacing="false"/>
    </style:style>
    <style:style style:name="P387" style:family="paragraph" style:parent-style-name="Standard">
      <style:text-properties officeooo:paragraph-rsid="0326c055"/>
    </style:style>
    <style:style style:name="P388" style:family="paragraph" style:parent-style-name="Preformatted_20_Text">
      <style:paragraph-properties fo:margin-top="0in" fo:margin-bottom="0.1965in" style:contextual-spacing="false"/>
      <style:text-properties officeooo:paragraph-rsid="0332e67f"/>
    </style:style>
    <style:style style:name="P389" style:family="paragraph" style:parent-style-name="Preformatted_20_Text">
      <style:paragraph-properties fo:margin-top="0in" fo:margin-bottom="0.1965in" style:contextual-spacing="false"/>
      <style:text-properties officeooo:paragraph-rsid="03369540"/>
    </style:style>
    <style:style style:name="P390" style:family="paragraph" style:parent-style-name="Preformatted_20_Text">
      <style:paragraph-properties fo:margin-top="0in" fo:margin-bottom="0.1965in" style:contextual-spacing="false"/>
      <style:text-properties officeooo:paragraph-rsid="03393041"/>
    </style:style>
    <style:style style:name="P391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392" style:family="paragraph" style:parent-style-name="Standard">
      <style:text-properties officeooo:paragraph-rsid="033de8e3"/>
    </style:style>
    <style:style style:name="P393" style:family="paragraph" style:parent-style-name="Standard">
      <style:text-properties officeooo:paragraph-rsid="033e50a9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fo:color="#00a933" loext:opacity="100%" officeooo:rsid="031b5b5b"/>
    </style:style>
    <style:style style:name="T179" style:family="text">
      <style:text-properties fo:color="#00a933" loext:opacity="100%" officeooo:rsid="031d400d"/>
    </style:style>
    <style:style style:name="T180" style:family="text">
      <style:text-properties fo:color="#00a933" loext:opacity="100%" officeooo:rsid="0321aaf8"/>
    </style:style>
    <style:style style:name="T181" style:family="text">
      <style:text-properties fo:color="#00a933" loext:opacity="100%" officeooo:rsid="032311c7"/>
    </style:style>
    <style:style style:name="T182" style:family="text">
      <style:text-properties fo:color="#00a933" loext:opacity="100%" officeooo:rsid="0326c055"/>
    </style:style>
    <style:style style:name="T183" style:family="text">
      <style:text-properties fo:color="#00a933" loext:opacity="100%" style:text-underline-style="none" officeooo:rsid="0328d60b"/>
    </style:style>
    <style:style style:name="T184" style:family="text">
      <style:text-properties fo:color="#00a933" loext:opacity="100%" style:text-underline-style="none" officeooo:rsid="0326c055"/>
    </style:style>
    <style:style style:name="T185" style:family="text">
      <style:text-properties officeooo:rsid="00ed8001"/>
    </style:style>
    <style:style style:name="T186" style:family="text">
      <style:text-properties officeooo:rsid="00ef25ea"/>
    </style:style>
    <style:style style:name="T187" style:family="text">
      <style:text-properties fo:font-weight="normal" officeooo:rsid="00ef25ea" style:font-weight-asian="normal" style:font-weight-complex="normal"/>
    </style:style>
    <style:style style:name="T188" style:family="text">
      <style:text-properties officeooo:rsid="00efd8e0"/>
    </style:style>
    <style:style style:name="T189" style:family="text">
      <style:text-properties officeooo:rsid="00f28a25"/>
    </style:style>
    <style:style style:name="T190" style:family="text">
      <style:text-properties fo:font-size="12pt" officeooo:rsid="0044ab1e" style:font-size-asian="12pt" style:font-size-complex="12pt"/>
    </style:style>
    <style:style style:name="T191" style:family="text">
      <style:text-properties fo:font-size="12pt" officeooo:rsid="00fc5756" style:font-size-asian="12pt" style:font-size-complex="12pt"/>
    </style:style>
    <style:style style:name="T192" style:family="text">
      <style:text-properties fo:font-size="12pt" officeooo:rsid="0109c0c2" style:font-size-asian="12pt" style:font-size-complex="12pt"/>
    </style:style>
    <style:style style:name="T193" style:family="text">
      <style:text-properties fo:font-size="12pt" officeooo:rsid="0116a0e2" style:font-size-asian="12pt" style:font-size-complex="12pt"/>
    </style:style>
    <style:style style:name="T194" style:family="text">
      <style:text-properties fo:font-size="12pt" fo:font-weight="bold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1" style:family="text">
      <style:text-properties officeooo:rsid="00f4255e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fc5756" style:font-weight-asian="bold" style:font-weight-complex="bold"/>
    </style:style>
    <style:style style:name="T204" style:family="text">
      <style:text-properties fo:font-weight="bold" officeooo:rsid="010e6781" style:font-weight-asian="bold" style:font-weight-complex="bold"/>
    </style:style>
    <style:style style:name="T205" style:family="text">
      <style:text-properties fo:font-weight="bold" officeooo:rsid="010e9235" style:font-weight-asian="bold" style:font-weight-complex="bold"/>
    </style:style>
    <style:style style:name="T206" style:family="text">
      <style:text-properties fo:font-weight="bold" officeooo:rsid="0134952a" style:font-weight-asian="bold" style:font-weight-complex="bold"/>
    </style:style>
    <style:style style:name="T207" style:family="text">
      <style:text-properties fo:font-weight="bold" officeooo:rsid="0146cc74" style:font-weight-asian="bold" style:font-weight-complex="bold"/>
    </style:style>
    <style:style style:name="T208" style:family="text">
      <style:text-properties fo:font-weight="bold" officeooo:rsid="0147680f" style:font-weight-asian="bold" style:font-weight-complex="bold"/>
    </style:style>
    <style:style style:name="T209" style:family="text">
      <style:text-properties fo:font-weight="bold" officeooo:rsid="0156e264" style:font-weight-asian="bold" style:font-weight-complex="bold"/>
    </style:style>
    <style:style style:name="T210" style:family="text">
      <style:text-properties fo:font-weight="bold" officeooo:rsid="01598d66" style:font-weight-asian="bold" style:font-weight-complex="bold"/>
    </style:style>
    <style:style style:name="T211" style:family="text">
      <style:text-properties fo:font-weight="bold" officeooo:rsid="01827390" style:font-weight-asian="bold" style:font-weight-complex="bold"/>
    </style:style>
    <style:style style:name="T212" style:family="text">
      <style:text-properties fo:font-weight="bold" officeooo:rsid="01cc15f5" style:font-weight-asian="bold" style:font-weight-complex="bold"/>
    </style:style>
    <style:style style:name="T213" style:family="text">
      <style:text-properties fo:font-weight="bold" officeooo:rsid="02108530" style:font-weight-asian="bold" style:font-weight-complex="bold"/>
    </style:style>
    <style:style style:name="T214" style:family="text">
      <style:text-properties fo:font-weight="bold" officeooo:rsid="029448be" style:font-weight-asian="bold" style:font-weight-complex="bold"/>
    </style:style>
    <style:style style:name="T215" style:family="text">
      <style:text-properties fo:font-weight="bold" officeooo:rsid="0299218e" style:font-weight-asian="bold" style:font-weight-complex="bold"/>
    </style:style>
    <style:style style:name="T216" style:family="text">
      <style:text-properties fo:font-weight="bold" officeooo:rsid="029e02c0" style:font-weight-asian="bold" style:font-weight-complex="bold"/>
    </style:style>
    <style:style style:name="T217" style:family="text">
      <style:text-properties fo:font-weight="bold" officeooo:rsid="027636e8" style:font-weight-asian="bold" style:font-weight-complex="bold"/>
    </style:style>
    <style:style style:name="T218" style:family="text">
      <style:text-properties fo:font-weight="bold" officeooo:rsid="02a716e4" style:font-weight-asian="bold" style:font-weight-complex="bold"/>
    </style:style>
    <style:style style:name="T219" style:family="text">
      <style:text-properties fo:font-weight="bold" officeooo:rsid="02a8df87" style:font-weight-asian="bold" style:font-weight-complex="bold"/>
    </style:style>
    <style:style style:name="T220" style:family="text">
      <style:text-properties fo:font-weight="bold" officeooo:rsid="02ceaa13" style:font-weight-asian="bold" style:font-weight-complex="bold"/>
    </style:style>
    <style:style style:name="T221" style:family="text">
      <style:text-properties fo:font-weight="bold" officeooo:rsid="02d7e8a7" style:font-weight-asian="bold" style:font-weight-complex="bold"/>
    </style:style>
    <style:style style:name="T222" style:family="text">
      <style:text-properties fo:font-weight="bold" officeooo:rsid="02f39992" style:font-weight-asian="bold" style:font-weight-complex="bold"/>
    </style:style>
    <style:style style:name="T223" style:family="text">
      <style:text-properties fo:font-weight="bold" officeooo:rsid="02f7ee1c" style:font-weight-asian="bold" style:font-weight-complex="bold"/>
    </style:style>
    <style:style style:name="T224" style:family="text">
      <style:text-properties fo:font-weight="bold" officeooo:rsid="02f68db1" style:font-weight-asian="bold" style:font-weight-complex="bold"/>
    </style:style>
    <style:style style:name="T225" style:family="text">
      <style:text-properties fo:font-weight="bold" officeooo:rsid="03167a17" style:font-weight-asian="bold" style:font-weight-complex="bold"/>
    </style:style>
    <style:style style:name="T226" style:family="text">
      <style:text-properties fo:font-weight="bold" officeooo:rsid="0312cb18" style:font-weight-asian="bold" style:font-weight-complex="bold"/>
    </style:style>
    <style:style style:name="T227" style:family="text">
      <style:text-properties fo:font-weight="bold" fo:background-color="#ffff6d" loext:char-shading-value="0" style:font-weight-asian="bold" style:font-weight-complex="bold"/>
    </style:style>
    <style:style style:name="T228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9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0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1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2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3" style:family="text">
      <style:text-properties fo:font-weight="bold" officeooo:rsid="030b74bc" fo:background-color="transparent" loext:char-shading-value="0" style:font-weight-asian="bold" style:font-weight-complex="bold"/>
    </style:style>
    <style:style style:name="T234" style:family="text">
      <style:text-properties fo:font-weight="bold" officeooo:rsid="0156e264" fo:background-color="#ffffd7" loext:char-shading-value="0" style:font-weight-asian="bold" style:font-weight-complex="bold"/>
    </style:style>
    <style:style style:name="T235" style:family="text">
      <style:text-properties fo:font-weight="bold" officeooo:rsid="01598d66" fo:background-color="#ffffd7" loext:char-shading-value="0" style:font-weight-asian="bold" style:font-weight-complex="bold"/>
    </style:style>
    <style:style style:name="T236" style:family="text">
      <style:text-properties fo:font-weight="bold" officeooo:rsid="0160633a" fo:background-color="#ffffd7" loext:char-shading-value="0" style:font-weight-asian="bold" style:font-weight-complex="bold"/>
    </style:style>
    <style:style style:name="T237" style:family="text">
      <style:text-properties fo:font-weight="bold" officeooo:rsid="01623b86" fo:background-color="#ffffd7" loext:char-shading-value="0" style:font-weight-asian="bold" style:font-weight-complex="bold"/>
    </style:style>
    <style:style style:name="T238" style:family="text">
      <style:text-properties fo:font-weight="bold" officeooo:rsid="01698090" fo:background-color="#ffffd7" loext:char-shading-value="0" style:font-weight-asian="bold" style:font-weight-complex="bold"/>
    </style:style>
    <style:style style:name="T239" style:family="text">
      <style:text-properties fo:font-weight="bold" officeooo:rsid="016b5e33" fo:background-color="#ffffd7" loext:char-shading-value="0" style:font-weight-asian="bold" style:font-weight-complex="bold"/>
    </style:style>
    <style:style style:name="T240" style:family="text">
      <style:text-properties fo:font-weight="bold" officeooo:rsid="01661768" fo:background-color="#ffff00" loext:char-shading-value="0" style:font-weight-asian="bold" style:font-weight-complex="bold"/>
    </style:style>
    <style:style style:name="T241" style:family="text">
      <style:text-properties fo:font-weight="bold" officeooo:rsid="016c32ec" fo:background-color="#ff8000" loext:char-shading-value="0" style:font-weight-asian="bold" style:font-weight-complex="bold"/>
    </style:style>
    <style:style style:name="T242" style:family="text">
      <style:text-properties fo:font-weight="bold" officeooo:rsid="017145e5" fo:background-color="#ff8000" loext:char-shading-value="0" style:font-weight-asian="bold" style:font-weight-complex="bold"/>
    </style:style>
    <style:style style:name="T243" style:family="text">
      <style:text-properties fo:font-weight="bold" fo:background-color="#81d41a" loext:char-shading-value="0" style:font-weight-asian="bold" style:font-weight-complex="bold"/>
    </style:style>
    <style:style style:name="T244" style:family="text">
      <style:text-properties fo:font-weight="bold" officeooo:rsid="02a7912b" fo:background-color="#81d41a" loext:char-shading-value="0" style:font-weight-asian="bold" style:font-weight-complex="bold"/>
    </style:style>
    <style:style style:name="T245" style:family="text">
      <style:text-properties fo:font-weight="bold" officeooo:rsid="02b53395" fo:background-color="#81d41a" loext:char-shading-value="0" style:font-weight-asian="bold" style:font-weight-complex="bold"/>
    </style:style>
    <style:style style:name="T246" style:family="text">
      <style:text-properties fo:font-weight="bold" officeooo:rsid="02ceaa13" fo:background-color="#81d41a" loext:char-shading-value="0" style:font-weight-asian="bold" style:font-weight-complex="bold"/>
    </style:style>
    <style:style style:name="T247" style:family="text">
      <style:text-properties fo:font-weight="bold" officeooo:rsid="02d25048" fo:background-color="#81d41a" loext:char-shading-value="0" style:font-weight-asian="bold" style:font-weight-complex="bold"/>
    </style:style>
    <style:style style:name="T248" style:family="text">
      <style:text-properties fo:font-weight="bold" officeooo:rsid="02d7e8a7" fo:background-color="#81d41a" loext:char-shading-value="0" style:font-weight-asian="bold" style:font-weight-complex="bold"/>
    </style:style>
    <style:style style:name="T249" style:family="text">
      <style:text-properties fo:font-weight="bold" officeooo:rsid="02f1f1f6" fo:background-color="#81d41a" loext:char-shading-value="0" style:font-weight-asian="bold" style:font-weight-complex="bold"/>
    </style:style>
    <style:style style:name="T250" style:family="text">
      <style:text-properties fo:font-weight="bold" officeooo:rsid="02f36c93" fo:background-color="#81d41a" loext:char-shading-value="0" style:font-weight-asian="bold" style:font-weight-complex="bold"/>
    </style:style>
    <style:style style:name="T251" style:family="text">
      <style:text-properties fo:font-weight="bold" officeooo:rsid="030b74bc" fo:background-color="#81d41a" loext:char-shading-value="0" style:font-weight-asian="bold" style:font-weight-complex="bold"/>
    </style:style>
    <style:style style:name="T252" style:family="text">
      <style:text-properties fo:font-weight="bold" officeooo:rsid="0312cb18" fo:background-color="#81d41a" loext:char-shading-value="0" style:font-weight-asian="bold" style:font-weight-complex="bold"/>
    </style:style>
    <style:style style:name="T253" style:family="text">
      <style:text-properties fo:font-weight="bold" officeooo:rsid="0326c055" fo:background-color="#81d41a" loext:char-shading-value="0" style:font-weight-asian="bold" style:font-weight-complex="bold"/>
    </style:style>
    <style:style style:name="T254" style:family="text">
      <style:text-properties fo:font-weight="bold" fo:background-color="#f6f9d4" loext:char-shading-value="0" style:font-weight-asian="bold" style:font-weight-complex="bold"/>
    </style:style>
    <style:style style:name="T255" style:family="text">
      <style:text-properties fo:color="#808080" loext:opacity="100%"/>
    </style:style>
    <style:style style:name="T256" style:family="text">
      <style:text-properties fo:color="#808080" loext:opacity="100%" officeooo:rsid="00f79960"/>
    </style:style>
    <style:style style:name="T257" style:family="text">
      <style:text-properties fo:color="#808080" loext:opacity="100%" officeooo:rsid="00fa44a2"/>
    </style:style>
    <style:style style:name="T258" style:family="text">
      <style:text-properties fo:color="#808080" loext:opacity="100%" fo:font-size="10pt" style:font-size-asian="10pt" style:font-size-complex="10pt"/>
    </style:style>
    <style:style style:name="T259" style:family="text">
      <style:text-properties fo:color="#808080" loext:opacity="100%" fo:font-size="10pt" officeooo:rsid="0116a0e2" style:font-size-asian="10pt" style:font-size-complex="10pt"/>
    </style:style>
    <style:style style:name="T260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1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2" style:family="text">
      <style:text-properties fo:color="#808080" loext:opacity="100%" fo:font-weight="bold" style:font-weight-asian="bold" style:font-weight-complex="bold"/>
    </style:style>
    <style:style style:name="T263" style:family="text">
      <style:text-properties fo:color="#808080" loext:opacity="100%" fo:font-weight="bold" officeooo:rsid="00fc5756" style:font-weight-asian="bold" style:font-weight-complex="bold"/>
    </style:style>
    <style:style style:name="T264" style:family="text">
      <style:text-properties fo:color="#808080" loext:opacity="100%" officeooo:rsid="01d2287e" fo:background-color="transparent" loext:char-shading-value="0"/>
    </style:style>
    <style:style style:name="T265" style:family="text">
      <style:text-properties fo:color="#808080" loext:opacity="100%" officeooo:rsid="01d2287e"/>
    </style:style>
    <style:style style:name="T266" style:family="text">
      <style:text-properties fo:background-color="transparent" loext:char-shading-value="0"/>
    </style:style>
    <style:style style:name="T267" style:family="text">
      <style:text-properties officeooo:rsid="011bba46" fo:background-color="transparent" loext:char-shading-value="0"/>
    </style:style>
    <style:style style:name="T268" style:family="text">
      <style:text-properties officeooo:rsid="011d5df5" fo:background-color="transparent" loext:char-shading-value="0"/>
    </style:style>
    <style:style style:name="T269" style:family="text">
      <style:text-properties officeooo:rsid="0123e380" fo:background-color="transparent" loext:char-shading-value="0"/>
    </style:style>
    <style:style style:name="T270" style:family="text">
      <style:text-properties officeooo:rsid="01255efe" fo:background-color="transparent" loext:char-shading-value="0"/>
    </style:style>
    <style:style style:name="T271" style:family="text">
      <style:text-properties officeooo:rsid="0133af3d" fo:background-color="transparent" loext:char-shading-value="0"/>
    </style:style>
    <style:style style:name="T272" style:family="text">
      <style:text-properties officeooo:rsid="0134952a" fo:background-color="transparent" loext:char-shading-value="0"/>
    </style:style>
    <style:style style:name="T273" style:family="text">
      <style:text-properties officeooo:rsid="01356562" fo:background-color="transparent" loext:char-shading-value="0"/>
    </style:style>
    <style:style style:name="T274" style:family="text">
      <style:text-properties officeooo:rsid="01378375" fo:background-color="transparent" loext:char-shading-value="0"/>
    </style:style>
    <style:style style:name="T275" style:family="text">
      <style:text-properties officeooo:rsid="013944c8" fo:background-color="transparent" loext:char-shading-value="0"/>
    </style:style>
    <style:style style:name="T276" style:family="text">
      <style:text-properties officeooo:rsid="013a8858" fo:background-color="transparent" loext:char-shading-value="0"/>
    </style:style>
    <style:style style:name="T277" style:family="text">
      <style:text-properties officeooo:rsid="013ef827" fo:background-color="transparent" loext:char-shading-value="0"/>
    </style:style>
    <style:style style:name="T278" style:family="text">
      <style:text-properties officeooo:rsid="01537ab7" fo:background-color="transparent" loext:char-shading-value="0"/>
    </style:style>
    <style:style style:name="T279" style:family="text">
      <style:text-properties officeooo:rsid="01b42f64" fo:background-color="transparent" loext:char-shading-value="0"/>
    </style:style>
    <style:style style:name="T280" style:family="text">
      <style:text-properties officeooo:rsid="01c694d9" fo:background-color="transparent" loext:char-shading-value="0"/>
    </style:style>
    <style:style style:name="T281" style:family="text">
      <style:text-properties fo:color="#ff4000" loext:opacity="100%" fo:font-weight="bold" style:font-weight-asian="bold" style:font-weight-complex="bold"/>
    </style:style>
    <style:style style:name="T282" style:family="text">
      <style:text-properties fo:color="#ff4000" loext:opacity="100%" fo:font-weight="bold" officeooo:rsid="010e6781" style:font-weight-asian="bold" style:font-weight-complex="bold"/>
    </style:style>
    <style:style style:name="T283" style:family="text">
      <style:text-properties fo:color="#ff4000" loext:opacity="100%" fo:font-weight="bold" officeooo:rsid="01134f90" style:font-weight-asian="bold" style:font-weight-complex="bold"/>
    </style:style>
    <style:style style:name="T284" style:family="text">
      <style:text-properties fo:color="#ff4000" loext:opacity="100%" fo:font-weight="bold" officeooo:rsid="013d6f02" style:font-weight-asian="bold" style:font-weight-complex="bold"/>
    </style:style>
    <style:style style:name="T285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86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87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88" style:family="text">
      <style:text-properties fo:color="#ff4000" loext:opacity="100%" style:font-name="monospace" fo:font-size="12pt" officeooo:rsid="019a5231" style:font-size-asian="12pt" style:font-size-complex="12pt"/>
    </style:style>
    <style:style style:name="T289" style:family="text">
      <style:text-properties fo:color="#ff4000" loext:opacity="100%" style:font-name="monospace" fo:font-size="12pt" officeooo:rsid="019bee1c" style:font-size-asian="12pt" style:font-size-complex="12pt"/>
    </style:style>
    <style:style style:name="T290" style:family="text">
      <style:text-properties fo:color="#ff4000" loext:opacity="100%" officeooo:rsid="01d82ec5"/>
    </style:style>
    <style:style style:name="T291" style:family="text">
      <style:text-properties fo:color="#ff4000" loext:opacity="100%" fo:font-size="10.5pt" officeooo:rsid="027f5ab8" style:font-size-asian="10.5pt" style:font-size-complex="10.5pt"/>
    </style:style>
    <style:style style:name="T292" style:family="text">
      <style:text-properties fo:color="#ffb66c" loext:opacity="100%" officeooo:rsid="00eb9cf1"/>
    </style:style>
    <style:style style:name="T293" style:family="text">
      <style:text-properties fo:color="#ffb66c" loext:opacity="100%" officeooo:rsid="010769a9"/>
    </style:style>
    <style:style style:name="T294" style:family="text">
      <style:text-properties fo:color="#999999" loext:opacity="100%" fo:font-size="10pt" style:font-size-asian="10pt" style:font-size-complex="10pt"/>
    </style:style>
    <style:style style:name="T29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96" style:family="text">
      <style:text-properties fo:color="#999999" loext:opacity="100%" officeooo:rsid="00f4255e"/>
    </style:style>
    <style:style style:name="T297" style:family="text">
      <style:text-properties fo:color="#999999" loext:opacity="100%" officeooo:rsid="00f79960"/>
    </style:style>
    <style:style style:name="T298" style:family="text">
      <style:text-properties fo:color="#999999" loext:opacity="100%" style:font-name="monospace" style:font-name-asian="Noto Sans Mono CJK SC" style:font-name-complex="Liberation Mono"/>
    </style:style>
    <style:style style:name="T299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300" style:family="text">
      <style:text-properties officeooo:rsid="0115ae71"/>
    </style:style>
    <style:style style:name="T301" style:family="text">
      <style:text-properties fo:font-size="14pt" officeooo:rsid="012f1db2" fo:background-color="transparent" loext:char-shading-value="0" style:font-size-asian="14pt" style:font-size-complex="14pt"/>
    </style:style>
    <style:style style:name="T302" style:family="text">
      <style:text-properties fo:font-size="14pt" officeooo:rsid="011d5df5" fo:background-color="transparent" loext:char-shading-value="0" style:font-size-asian="14pt" style:font-size-complex="14pt"/>
    </style:style>
    <style:style style:name="T303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4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5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06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07" style:family="text">
      <style:text-properties fo:font-style="normal" officeooo:rsid="012b02c0" style:font-style-asian="normal" style:font-style-complex="normal"/>
    </style:style>
    <style:style style:name="T308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09" style:family="text">
      <style:text-properties fo:background-color="#ffdbb6" loext:char-shading-value="0"/>
    </style:style>
    <style:style style:name="T310" style:family="text">
      <style:text-properties fo:color="#b2b2b2" loext:opacity="100%"/>
    </style:style>
    <style:style style:name="T311" style:family="text">
      <style:text-properties fo:color="#b2b2b2" loext:opacity="100%" officeooo:rsid="01356562" fo:background-color="transparent" loext:char-shading-value="0"/>
    </style:style>
    <style:style style:name="T312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3" style:family="text">
      <style:text-properties fo:color="#b2b2b2" loext:opacity="100%" fo:font-size="10pt" officeooo:rsid="0156e264" style:font-size-asian="10pt" style:font-size-complex="10pt"/>
    </style:style>
    <style:style style:name="T314" style:family="text">
      <style:text-properties fo:color="#b2b2b2" loext:opacity="100%" fo:font-size="10pt" officeooo:rsid="01598d66" style:font-size-asian="10pt" style:font-size-complex="10pt"/>
    </style:style>
    <style:style style:name="T315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16" style:family="text">
      <style:text-properties fo:color="#b2b2b2" loext:opacity="100%" fo:font-weight="bold" officeooo:rsid="01cc15f5" style:font-weight-asian="bold" style:font-weight-complex="bold"/>
    </style:style>
    <style:style style:name="T317" style:family="text">
      <style:text-properties fo:color="#b2b2b2" loext:opacity="100%" officeooo:rsid="02e6506e"/>
    </style:style>
    <style:style style:name="T318" style:family="text">
      <style:text-properties officeooo:rsid="014232af"/>
    </style:style>
    <style:style style:name="T319" style:family="text">
      <style:text-properties fo:color="#ffbf00" loext:opacity="100%" officeooo:rsid="0145e955"/>
    </style:style>
    <style:style style:name="T320" style:family="text">
      <style:text-properties fo:color="#ffbf00" loext:opacity="100%" officeooo:rsid="01491b9d"/>
    </style:style>
    <style:style style:name="T321" style:family="text">
      <style:text-properties fo:color="#ffbf00" loext:opacity="100%" fo:font-size="14pt" officeooo:rsid="01491b9d" style:font-size-asian="14pt" style:font-size-complex="14pt"/>
    </style:style>
    <style:style style:name="T322" style:family="text">
      <style:text-properties fo:color="#ffbf00" loext:opacity="100%" fo:font-size="14pt" officeooo:rsid="0149d007" style:font-size-asian="14pt" style:font-size-complex="14pt"/>
    </style:style>
    <style:style style:name="T323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4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5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26" style:family="text">
      <style:text-properties fo:color="#ffbf00" loext:opacity="100%" officeooo:rsid="0149d007"/>
    </style:style>
    <style:style style:name="T327" style:family="text">
      <style:text-properties fo:color="#000000" loext:opacity="100%"/>
    </style:style>
    <style:style style:name="T328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2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30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1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2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3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4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5" style:family="text">
      <style:text-properties fo:color="#000000" loext:opacity="100%" fo:font-weight="bold" officeooo:rsid="02108530" style:font-weight-asian="bold" style:font-weight-complex="bold"/>
    </style:style>
    <style:style style:name="T336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37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38" style:family="text">
      <style:text-properties fo:color="#000000" loext:opacity="100%" fo:font-size="16pt" fo:font-weight="normal" officeooo:rsid="00e3fad5" fo:background-color="transparent" loext:char-shading-value="0" style:font-size-asian="16pt" style:font-weight-asian="normal" style:font-size-complex="16pt" style:font-weight-complex="normal"/>
    </style:style>
    <style:style style:name="T339" style:family="text">
      <style:text-properties fo:color="#000000" loext:opacity="100%" fo:font-size="16pt" fo:font-weight="normal" officeooo:rsid="00e3fad5" style:font-size-asian="16pt" style:font-weight-asian="normal" style:font-size-complex="16pt" style:font-weight-complex="normal"/>
    </style:style>
    <style:style style:name="T340" style:family="text">
      <style:text-properties fo:color="#000000" loext:opacity="100%" fo:font-size="16pt" fo:font-weight="normal" officeooo:rsid="00e3fad5" fo:background-color="#f6f9d4" loext:char-shading-value="0" style:font-size-asian="16pt" style:font-weight-asian="normal" style:font-size-complex="16pt" style:font-weight-complex="normal"/>
    </style:style>
    <style:style style:name="T341" style:family="text">
      <style:text-properties fo:color="#000000" loext:opacity="100%" fo:font-size="16pt" fo:font-weight="normal" officeooo:rsid="033d9ea3" fo:background-color="#f6f9d4" loext:char-shading-value="0" style:font-size-asian="16pt" style:font-weight-asian="normal" style:font-size-complex="16pt" style:font-weight-complex="normal"/>
    </style:style>
    <style:style style:name="T342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43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44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5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6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47" style:family="text">
      <style:text-properties style:font-name="Liberation Serif" fo:font-size="14pt" officeooo:rsid="0044ab1e" style:font-size-asian="14pt" style:font-size-complex="14pt"/>
    </style:style>
    <style:style style:name="T348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49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50" style:family="text">
      <style:text-properties officeooo:rsid="01579613"/>
    </style:style>
    <style:style style:name="T351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52" style:family="text">
      <style:text-properties officeooo:rsid="01594531"/>
    </style:style>
    <style:style style:name="T353" style:family="text">
      <style:text-properties officeooo:rsid="015c72a1"/>
    </style:style>
    <style:style style:name="T354" style:family="text">
      <style:text-properties officeooo:rsid="015caaa6"/>
    </style:style>
    <style:style style:name="T355" style:family="text">
      <style:text-properties officeooo:rsid="01698090"/>
    </style:style>
    <style:style style:name="T356" style:family="text">
      <style:text-properties officeooo:rsid="0179e7b0"/>
    </style:style>
    <style:style style:name="T357" style:family="text">
      <style:text-properties officeooo:rsid="01598d66"/>
    </style:style>
    <style:style style:name="T358" style:family="text">
      <style:text-properties officeooo:rsid="017b1c82"/>
    </style:style>
    <style:style style:name="T359" style:family="text">
      <style:text-properties style:font-name="monospace"/>
    </style:style>
    <style:style style:name="T360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61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62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3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4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5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6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67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68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69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70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71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72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73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74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5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6" style:family="text">
      <style:text-properties style:font-name="monospace" style:font-name-asian="Noto Sans Mono CJK SC" style:font-name-complex="Liberation Mono"/>
    </style:style>
    <style:style style:name="T377" style:family="text">
      <style:text-properties style:font-name="monospace" officeooo:rsid="003ded5f" style:font-name-asian="Noto Sans Mono CJK SC" style:font-name-complex="Liberation Mono"/>
    </style:style>
    <style:style style:name="T378" style:family="text">
      <style:text-properties style:font-name="monospace" officeooo:rsid="0180b429" style:font-name-asian="Noto Sans Mono CJK SC" style:font-name-complex="Liberation Mono"/>
    </style:style>
    <style:style style:name="T379" style:family="text">
      <style:text-properties style:font-name="monospace" officeooo:rsid="0185502e" style:font-name-asian="Noto Sans Mono CJK SC" style:font-name-complex="Liberation Mono"/>
    </style:style>
    <style:style style:name="T380" style:family="text">
      <style:text-properties style:font-name="monospace" officeooo:rsid="018631f2" style:font-name-asian="Noto Sans Mono CJK SC" style:font-name-complex="Liberation Mono"/>
    </style:style>
    <style:style style:name="T381" style:family="text">
      <style:text-properties style:font-name="monospace" officeooo:rsid="018a83fc" style:font-name-asian="Noto Sans Mono CJK SC" style:font-name-complex="Liberation Mono"/>
    </style:style>
    <style:style style:name="T382" style:family="text">
      <style:text-properties style:font-name="monospace" officeooo:rsid="019516ca" style:font-name-asian="Noto Sans Mono CJK SC" style:font-name-complex="Liberation Mono"/>
    </style:style>
    <style:style style:name="T383" style:family="text">
      <style:text-properties style:font-name="monospace" officeooo:rsid="01953a37" style:font-name-asian="Noto Sans Mono CJK SC" style:font-name-complex="Liberation Mono"/>
    </style:style>
    <style:style style:name="T384" style:family="text">
      <style:text-properties style:font-name="monospace" officeooo:rsid="017b1c82" style:font-name-asian="Noto Sans Mono CJK SC" style:font-name-complex="Liberation Mono"/>
    </style:style>
    <style:style style:name="T385" style:family="text">
      <style:text-properties style:font-name="monospace" officeooo:rsid="024d759e" style:font-name-asian="Noto Sans Mono CJK SC" style:font-name-complex="Liberation Mono"/>
    </style:style>
    <style:style style:name="T386" style:family="text">
      <style:text-properties style:font-name="monospace" officeooo:rsid="0026793c" style:font-name-asian="Noto Sans Mono CJK SC" style:font-name-complex="Liberation Mono"/>
    </style:style>
    <style:style style:name="T387" style:family="text">
      <style:text-properties style:font-name="monospace" officeooo:rsid="025b3535" style:font-name-asian="Noto Sans Mono CJK SC" style:font-name-complex="Liberation Mono"/>
    </style:style>
    <style:style style:name="T388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89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90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91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94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5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6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97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5206e2" style:font-style-asian="normal" style:font-style-complex="normal"/>
    </style:style>
    <style:style style:name="T399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400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401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402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403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404" style:family="text">
      <style:text-properties style:font-name="monospace" officeooo:rsid="017f6093"/>
    </style:style>
    <style:style style:name="T405" style:family="text">
      <style:text-properties style:font-name="monospace" officeooo:rsid="018d91e9"/>
    </style:style>
    <style:style style:name="T406" style:family="text">
      <style:text-properties style:font-name="monospace" officeooo:rsid="018dd83a"/>
    </style:style>
    <style:style style:name="T407" style:family="text">
      <style:text-properties style:font-name="monospace" officeooo:rsid="0198e8a1"/>
    </style:style>
    <style:style style:name="T408" style:family="text">
      <style:text-properties style:font-name="monospace" officeooo:rsid="019a5231"/>
    </style:style>
    <style:style style:name="T409" style:family="text">
      <style:text-properties style:font-name="monospace" fo:font-weight="normal" style:font-weight-asian="normal" style:font-weight-complex="normal"/>
    </style:style>
    <style:style style:name="T410" style:family="text">
      <style:text-properties style:font-name="monospace" fo:font-weight="normal" officeooo:rsid="0254731f" style:font-weight-asian="normal" style:font-weight-complex="normal"/>
    </style:style>
    <style:style style:name="T411" style:family="text">
      <style:text-properties style:font-name="monospace" fo:background-color="#f6f9d4" loext:char-shading-value="0" style:font-name-asian="Noto Sans Mono CJK SC" style:font-name-complex="Liberation Mono"/>
    </style:style>
    <style:style style:name="T412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13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14" style:family="text">
      <style:text-properties officeooo:rsid="017d6cdc"/>
    </style:style>
    <style:style style:name="T415" style:family="text">
      <style:text-properties officeooo:rsid="00419410"/>
    </style:style>
    <style:style style:name="T416" style:family="text">
      <style:text-properties officeooo:rsid="017e187f"/>
    </style:style>
    <style:style style:name="T417" style:family="text">
      <style:text-properties fo:color="#666666" loext:opacity="100%" officeooo:rsid="01598d66"/>
    </style:style>
    <style:style style:name="T418" style:family="text">
      <style:text-properties officeooo:rsid="01930557"/>
    </style:style>
    <style:style style:name="T419" style:family="text">
      <style:text-properties officeooo:rsid="0194e5a6"/>
    </style:style>
    <style:style style:name="T420" style:family="text">
      <style:text-properties officeooo:rsid="0194faef"/>
    </style:style>
    <style:style style:name="T421" style:family="text">
      <style:text-properties officeooo:rsid="01a59c5d"/>
    </style:style>
    <style:style style:name="T422" style:family="text">
      <style:text-properties fo:color="#2a6099" loext:opacity="100%" fo:font-size="10pt" officeooo:rsid="01598d66" style:font-size-asian="10pt" style:font-size-complex="10pt"/>
    </style:style>
    <style:style style:name="T423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24" style:family="text">
      <style:text-properties officeooo:rsid="01a75f24"/>
    </style:style>
    <style:style style:name="T425" style:family="text">
      <style:text-properties officeooo:rsid="01a867a8"/>
    </style:style>
    <style:style style:name="T426" style:family="text">
      <style:text-properties officeooo:rsid="01acdf5f"/>
    </style:style>
    <style:style style:name="T427" style:family="text">
      <style:text-properties officeooo:rsid="01b7f7ea"/>
    </style:style>
    <style:style style:name="T428" style:family="text">
      <style:text-properties officeooo:rsid="01b9945a"/>
    </style:style>
    <style:style style:name="T429" style:family="text">
      <style:text-properties officeooo:rsid="01bb0911"/>
    </style:style>
    <style:style style:name="T430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31" style:family="text">
      <style:text-properties officeooo:rsid="01cb6016"/>
    </style:style>
    <style:style style:name="T432" style:family="text">
      <style:text-properties officeooo:rsid="01cc15f5"/>
    </style:style>
    <style:style style:name="T433" style:family="text">
      <style:text-properties officeooo:rsid="01cc48bb"/>
    </style:style>
    <style:style style:name="T434" style:family="text">
      <style:text-properties officeooo:rsid="01cd1129"/>
    </style:style>
    <style:style style:name="T435" style:family="text">
      <style:text-properties officeooo:rsid="01cfe222"/>
    </style:style>
    <style:style style:name="T436" style:family="text">
      <style:text-properties officeooo:rsid="01d2287e"/>
    </style:style>
    <style:style style:name="T437" style:family="text">
      <style:text-properties officeooo:rsid="01d24f45"/>
    </style:style>
    <style:style style:name="T438" style:family="text">
      <style:text-properties officeooo:rsid="01d82ec5"/>
    </style:style>
    <style:style style:name="T439" style:family="text">
      <style:text-properties officeooo:rsid="01d87524"/>
    </style:style>
    <style:style style:name="T440" style:family="text">
      <style:text-properties fo:color="#111111" loext:opacity="100%"/>
    </style:style>
    <style:style style:name="T441" style:family="text">
      <style:text-properties fo:color="#111111" loext:opacity="100%" fo:font-weight="bold" officeooo:rsid="010fb7de" style:font-weight-asian="bold" style:font-weight-complex="bold"/>
    </style:style>
    <style:style style:name="T442" style:family="text">
      <style:text-properties fo:color="#111111" loext:opacity="100%" officeooo:rsid="01da5a0b"/>
    </style:style>
    <style:style style:name="T443" style:family="text">
      <style:text-properties fo:color="#111111" loext:opacity="100%" officeooo:rsid="010fb7de"/>
    </style:style>
    <style:style style:name="T444" style:family="text">
      <style:text-properties fo:color="#111111" loext:opacity="100%" officeooo:rsid="01dccbea"/>
    </style:style>
    <style:style style:name="T445" style:family="text">
      <style:text-properties fo:color="#111111" loext:opacity="100%" officeooo:rsid="01de2682"/>
    </style:style>
    <style:style style:name="T446" style:family="text">
      <style:text-properties fo:color="#111111" loext:opacity="100%" officeooo:rsid="01debbce"/>
    </style:style>
    <style:style style:name="T447" style:family="text">
      <style:text-properties fo:color="#111111" loext:opacity="100%" officeooo:rsid="01e090b8"/>
    </style:style>
    <style:style style:name="T448" style:family="text">
      <style:text-properties fo:color="#111111" loext:opacity="100%" officeooo:rsid="01e24458"/>
    </style:style>
    <style:style style:name="T449" style:family="text">
      <style:text-properties fo:color="#111111" loext:opacity="100%" officeooo:rsid="01e297eb"/>
    </style:style>
    <style:style style:name="T450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51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52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53" style:family="text">
      <style:text-properties fo:color="#111111" loext:opacity="100%" officeooo:rsid="020e823f"/>
    </style:style>
    <style:style style:name="T454" style:family="text">
      <style:text-properties fo:color="#111111" loext:opacity="100%" officeooo:rsid="02220234"/>
    </style:style>
    <style:style style:name="T455" style:family="text">
      <style:text-properties fo:color="#111111" loext:opacity="100%" officeooo:rsid="0222b7ed"/>
    </style:style>
    <style:style style:name="T456" style:family="text">
      <style:text-properties fo:color="#111111" loext:opacity="100%" officeooo:rsid="022b2703"/>
    </style:style>
    <style:style style:name="T457" style:family="text">
      <style:text-properties officeooo:rsid="01dad39f"/>
    </style:style>
    <style:style style:name="T458" style:family="text">
      <style:text-properties officeooo:rsid="01de2682"/>
    </style:style>
    <style:style style:name="T459" style:family="text">
      <style:text-properties officeooo:rsid="01e00abb"/>
    </style:style>
    <style:style style:name="T460" style:family="text">
      <style:text-properties officeooo:rsid="01e52f7c"/>
    </style:style>
    <style:style style:name="T461" style:family="text">
      <style:text-properties officeooo:rsid="01e831ad"/>
    </style:style>
    <style:style style:name="T462" style:family="text">
      <style:text-properties officeooo:rsid="01e97575"/>
    </style:style>
    <style:style style:name="T463" style:family="text">
      <style:text-properties officeooo:rsid="02000b53"/>
    </style:style>
    <style:style style:name="T464" style:family="text">
      <style:text-properties officeooo:rsid="02033aee"/>
    </style:style>
    <style:style style:name="T465" style:family="text">
      <style:text-properties officeooo:rsid="0203cae1"/>
    </style:style>
    <style:style style:name="T466" style:family="text">
      <style:text-properties officeooo:rsid="0204a051"/>
    </style:style>
    <style:style style:name="T467" style:family="text">
      <style:text-properties officeooo:rsid="0204e087"/>
    </style:style>
    <style:style style:name="T468" style:family="text">
      <style:text-properties officeooo:rsid="020550bd"/>
    </style:style>
    <style:style style:name="T469" style:family="text">
      <style:text-properties officeooo:rsid="0205f7c4"/>
    </style:style>
    <style:style style:name="T470" style:family="text">
      <style:text-properties officeooo:rsid="0206c250"/>
    </style:style>
    <style:style style:name="T471" style:family="text">
      <style:text-properties officeooo:rsid="020bc498"/>
    </style:style>
    <style:style style:name="T472" style:family="text">
      <style:text-properties officeooo:rsid="020c32aa"/>
    </style:style>
    <style:style style:name="T473" style:family="text">
      <style:text-properties officeooo:rsid="020c43fe"/>
    </style:style>
    <style:style style:name="T474" style:family="text">
      <style:text-properties officeooo:rsid="020e823f"/>
    </style:style>
    <style:style style:name="T475" style:family="text">
      <style:text-properties officeooo:rsid="02103d0a"/>
    </style:style>
    <style:style style:name="T476" style:family="text">
      <style:text-properties officeooo:rsid="02108530"/>
    </style:style>
    <style:style style:name="T477" style:family="text">
      <style:text-properties officeooo:rsid="02127da4"/>
    </style:style>
    <style:style style:name="T478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79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80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81" style:family="text">
      <style:text-properties fo:color="#000080" loext:opacity="100%" style:text-underline-style="solid" style:text-underline-width="auto" style:text-underline-color="font-color" officeooo:rsid="0326c055"/>
    </style:style>
    <style:style style:name="T482" style:family="text">
      <style:text-properties fo:color="#000080" loext:opacity="100%" style:text-underline-style="none" officeooo:rsid="0326c055"/>
    </style:style>
    <style:style style:name="T483" style:family="text">
      <style:text-properties fo:font-size="16pt" officeooo:rsid="02108530" style:font-size-asian="16pt" style:font-size-complex="16pt"/>
    </style:style>
    <style:style style:name="T484" style:family="text">
      <style:text-properties fo:font-size="16pt" style:font-size-asian="16pt" style:font-size-complex="16pt"/>
    </style:style>
    <style:style style:name="T485" style:family="text">
      <style:text-properties fo:font-size="16pt" officeooo:rsid="001ecf7e" style:font-size-asian="16pt" style:font-size-complex="16pt"/>
    </style:style>
    <style:style style:name="T486" style:family="text">
      <style:text-properties fo:font-size="16pt" officeooo:rsid="0332e67f" style:font-size-asian="16pt" style:font-size-complex="16pt"/>
    </style:style>
    <style:style style:name="T487" style:family="text">
      <style:text-properties fo:font-size="16pt" officeooo:rsid="03393041" style:font-size-asian="16pt" style:font-size-complex="16pt"/>
    </style:style>
    <style:style style:name="T488" style:family="text">
      <style:text-properties fo:font-size="16pt" fo:background-color="transparent" loext:char-shading-value="0" style:font-size-asian="16pt" style:font-size-complex="16pt"/>
    </style:style>
    <style:style style:name="T489" style:family="text">
      <style:text-properties fo:font-size="16pt" officeooo:rsid="001ecf7e" fo:background-color="transparent" loext:char-shading-value="0" style:font-size-asian="16pt" style:font-size-complex="16pt"/>
    </style:style>
    <style:style style:name="T490" style:family="text">
      <style:text-properties fo:font-size="16pt" officeooo:rsid="0332e67f" fo:background-color="transparent" loext:char-shading-value="0" style:font-size-asian="16pt" style:font-size-complex="16pt"/>
    </style:style>
    <style:style style:name="T491" style:family="text">
      <style:text-properties fo:font-size="16pt" fo:background-color="#f6f9d4" loext:char-shading-value="0" style:font-size-asian="16pt" style:font-size-complex="16pt"/>
    </style:style>
    <style:style style:name="T492" style:family="text">
      <style:text-properties fo:font-size="16pt" fo:background-color="#f6f9d4" loext:char-shading-value="0" style:font-size-asian="16pt" style:font-size-complex="16pt"/>
    </style:style>
    <style:style style:name="T493" style:family="text">
      <style:text-properties fo:font-size="16pt" officeooo:rsid="001ecf7e" fo:background-color="#f6f9d4" loext:char-shading-value="0" style:font-size-asian="16pt" style:font-size-complex="16pt"/>
    </style:style>
    <style:style style:name="T494" style:family="text">
      <style:text-properties fo:font-size="16pt" officeooo:rsid="001ecf7e" fo:background-color="#f6f9d4" loext:char-shading-value="0" style:font-size-asian="16pt" style:font-size-complex="16pt"/>
    </style:style>
    <style:style style:name="T495" style:family="text">
      <style:text-properties fo:font-size="16pt" officeooo:rsid="0332e67f" fo:background-color="#f6f9d4" loext:char-shading-value="0" style:font-size-asian="16pt" style:font-size-complex="16pt"/>
    </style:style>
    <style:style style:name="T496" style:family="text">
      <style:text-properties fo:font-size="16pt" officeooo:rsid="0332e67f" fo:background-color="#f6f9d4" loext:char-shading-value="0" style:font-size-asian="16pt" style:font-size-complex="16pt"/>
    </style:style>
    <style:style style:name="T497" style:family="text">
      <style:text-properties fo:font-size="16pt" officeooo:rsid="03356b5f" fo:background-color="#f6f9d4" loext:char-shading-value="0" style:font-size-asian="16pt" style:font-size-complex="16pt"/>
    </style:style>
    <style:style style:name="T498" style:family="text">
      <style:text-properties fo:font-size="16pt" officeooo:rsid="03369540" fo:background-color="#f6f9d4" loext:char-shading-value="0" style:font-size-asian="16pt" style:font-size-complex="16pt"/>
    </style:style>
    <style:style style:name="T499" style:family="text">
      <style:text-properties fo:font-size="16pt" officeooo:rsid="0337a852" fo:background-color="#f6f9d4" loext:char-shading-value="0" style:font-size-asian="16pt" style:font-size-complex="16pt"/>
    </style:style>
    <style:style style:name="T500" style:family="text">
      <style:text-properties fo:font-size="16pt" officeooo:rsid="030b74bc" fo:background-color="#f6f9d4" loext:char-shading-value="0" style:font-size-asian="16pt" style:font-size-complex="16pt"/>
    </style:style>
    <style:style style:name="T501" style:family="text">
      <style:text-properties fo:font-size="16pt" officeooo:rsid="03393041" fo:background-color="#f6f9d4" loext:char-shading-value="0" style:font-size-asian="16pt" style:font-size-complex="16pt"/>
    </style:style>
    <style:style style:name="T502" style:family="text">
      <style:text-properties fo:font-size="16pt" officeooo:rsid="033bf4dd" fo:background-color="#f6f9d4" loext:char-shading-value="0" style:font-size-asian="16pt" style:font-size-complex="16pt"/>
    </style:style>
    <style:style style:name="T503" style:family="text">
      <style:text-properties fo:font-size="16pt" officeooo:rsid="033d9ea3" fo:background-color="#f6f9d4" loext:char-shading-value="0" style:font-size-asian="16pt" style:font-size-complex="16pt"/>
    </style:style>
    <style:style style:name="T504" style:family="text">
      <style:text-properties fo:font-size="16pt" fo:font-weight="bold" officeooo:rsid="030b74bc" fo:background-color="transparent" loext:char-shading-value="0" style:font-size-asian="16pt" style:font-weight-asian="bold" style:font-size-complex="16pt" style:font-weight-complex="bold"/>
    </style:style>
    <style:style style:name="T505" style:family="text">
      <style:text-properties fo:font-size="16pt" fo:font-weight="bold" officeooo:rsid="03393041" fo:background-color="transparent" loext:char-shading-value="0" style:font-size-asian="16pt" style:font-weight-asian="bold" style:font-size-complex="16pt" style:font-weight-complex="bold"/>
    </style:style>
    <style:style style:name="T506" style:family="text">
      <style:text-properties fo:font-size="16pt" fo:font-weight="bold" officeooo:rsid="030b74bc" style:font-size-asian="16pt" style:font-weight-asian="bold" style:font-size-complex="16pt" style:font-weight-complex="bold"/>
    </style:style>
    <style:style style:name="T507" style:family="text">
      <style:text-properties fo:font-size="16pt" fo:font-weight="bold" officeooo:rsid="03393041" style:font-size-asian="16pt" style:font-weight-asian="bold" style:font-size-complex="16pt" style:font-weight-complex="bold"/>
    </style:style>
    <style:style style:name="T508" style:family="text">
      <style:text-properties fo:font-size="16pt" fo:font-weight="bold" officeooo:rsid="03393041" style:font-size-asian="16pt" style:font-weight-asian="bold" style:font-size-complex="16pt" style:font-weight-complex="bold"/>
    </style:style>
    <style:style style:name="T509" style:family="text">
      <style:text-properties fo:font-size="16pt" fo:font-weight="bold" officeooo:rsid="030b74bc" fo:background-color="#f6f9d4" loext:char-shading-value="0" style:font-size-asian="16pt" style:font-weight-asian="bold" style:font-size-complex="16pt" style:font-weight-complex="bold"/>
    </style:style>
    <style:style style:name="T510" style:family="text">
      <style:text-properties fo:font-size="16pt" fo:font-weight="bold" officeooo:rsid="030b74bc" fo:background-color="#f6f9d4" loext:char-shading-value="0" style:font-size-asian="16pt" style:font-weight-asian="bold" style:font-size-complex="16pt" style:font-weight-complex="bold"/>
    </style:style>
    <style:style style:name="T511" style:family="text">
      <style:text-properties fo:font-size="16pt" fo:font-weight="bold" officeooo:rsid="03393041" fo:background-color="#f6f9d4" loext:char-shading-value="0" style:font-size-asian="16pt" style:font-weight-asian="bold" style:font-size-complex="16pt" style:font-weight-complex="bold"/>
    </style:style>
    <style:style style:name="T512" style:family="text">
      <style:text-properties fo:font-size="16pt" fo:font-weight="bold" officeooo:rsid="03393041" fo:background-color="#f6f9d4" loext:char-shading-value="0" style:font-size-asian="16pt" style:font-weight-asian="bold" style:font-size-complex="16pt" style:font-weight-complex="bold"/>
    </style:style>
    <style:style style:name="T513" style:family="text">
      <style:text-properties fo:font-size="16pt" fo:font-weight="bold" officeooo:rsid="03356b5f" fo:background-color="#f6f9d4" loext:char-shading-value="0" style:font-size-asian="16pt" style:font-weight-asian="bold" style:font-size-complex="16pt" style:font-weight-complex="bold"/>
    </style:style>
    <style:style style:name="T514" style:family="text">
      <style:text-properties fo:font-size="16pt" fo:font-weight="bold" officeooo:rsid="0332e67f" fo:background-color="#f6f9d4" loext:char-shading-value="0" style:font-size-asian="16pt" style:font-weight-asian="bold" style:font-size-complex="16pt" style:font-weight-complex="bold"/>
    </style:style>
    <style:style style:name="T515" style:family="text">
      <style:text-properties fo:font-size="16pt" fo:font-weight="normal" officeooo:rsid="030b74bc" fo:background-color="#f6f9d4" loext:char-shading-value="0" style:font-size-asian="16pt" style:font-weight-asian="normal" style:font-size-complex="16pt" style:font-weight-complex="normal"/>
    </style:style>
    <style:style style:name="T516" style:family="text">
      <style:text-properties fo:font-size="16pt" fo:font-weight="normal" officeooo:rsid="03393041" fo:background-color="#f6f9d4" loext:char-shading-value="0" style:font-size-asian="16pt" style:font-weight-asian="normal" style:font-size-complex="16pt" style:font-weight-complex="normal"/>
    </style:style>
    <style:style style:name="T517" style:family="text">
      <style:text-properties fo:font-size="16pt" fo:font-weight="normal" officeooo:rsid="03356b5f" fo:background-color="#f6f9d4" loext:char-shading-value="0" style:font-size-asian="16pt" style:font-weight-asian="normal" style:font-size-complex="16pt" style:font-weight-complex="normal"/>
    </style:style>
    <style:style style:name="T518" style:family="text">
      <style:text-properties fo:font-size="16pt" fo:font-weight="normal" officeooo:rsid="03356b5f" fo:background-color="#f6f9d4" loext:char-shading-value="0" style:font-size-asian="16pt" style:font-weight-asian="normal" style:font-size-complex="16pt" style:font-weight-complex="normal"/>
    </style:style>
    <style:style style:name="T519" style:family="text">
      <style:text-properties fo:font-size="16pt" fo:font-weight="normal" officeooo:rsid="0332e67f" fo:background-color="#f6f9d4" loext:char-shading-value="0" style:font-size-asian="16pt" style:font-weight-asian="normal" style:font-size-complex="16pt" style:font-weight-complex="normal"/>
    </style:style>
    <style:style style:name="T520" style:family="text">
      <style:text-properties fo:font-size="16pt" fo:font-weight="normal" officeooo:rsid="0332e67f" fo:background-color="#f6f9d4" loext:char-shading-value="0" style:font-size-asian="16pt" style:font-weight-asian="normal" style:font-size-complex="16pt" style:font-weight-complex="normal"/>
    </style:style>
    <style:style style:name="T521" style:family="text">
      <style:text-properties fo:font-size="16pt" fo:font-weight="normal" officeooo:rsid="033de8e3" fo:background-color="#f6f9d4" loext:char-shading-value="0" style:font-size-asian="16pt" style:font-weight-asian="normal" style:font-size-complex="16pt" style:font-weight-complex="normal"/>
    </style:style>
    <style:style style:name="T522" style:family="text">
      <style:text-properties fo:font-size="16pt" fo:font-weight="normal" officeooo:rsid="033e50a9" fo:background-color="#f6f9d4" loext:char-shading-value="0" style:font-size-asian="16pt" style:font-weight-asian="normal" style:font-size-complex="16pt" style:font-weight-complex="normal"/>
    </style:style>
    <style:style style:name="T523" style:family="text">
      <style:text-properties fo:font-size="16pt" fo:font-weight="normal" officeooo:rsid="03356b5f" style:font-size-asian="16pt" style:font-weight-asian="normal" style:font-size-complex="16pt" style:font-weight-complex="normal"/>
    </style:style>
    <style:style style:name="T524" style:family="text">
      <style:text-properties fo:font-size="16pt" fo:font-weight="normal" officeooo:rsid="0332e67f" style:font-size-asian="16pt" style:font-weight-asian="normal" style:font-size-complex="16pt" style:font-weight-complex="normal"/>
    </style:style>
    <style:style style:name="T525" style:family="text">
      <style:text-properties officeooo:rsid="021ddf3f"/>
    </style:style>
    <style:style style:name="T526" style:family="text">
      <style:text-properties officeooo:rsid="021f7d62"/>
    </style:style>
    <style:style style:name="T527" style:family="text">
      <style:text-properties officeooo:rsid="02340a18"/>
    </style:style>
    <style:style style:name="T528" style:family="text">
      <style:text-properties officeooo:rsid="023525ac"/>
    </style:style>
    <style:style style:name="T529" style:family="text">
      <style:text-properties officeooo:rsid="02441129"/>
    </style:style>
    <style:style style:name="T530" style:family="text">
      <style:text-properties officeooo:rsid="0245815d"/>
    </style:style>
    <style:style style:name="T531" style:family="text">
      <style:text-properties officeooo:rsid="02468d26"/>
    </style:style>
    <style:style style:name="T532" style:family="text">
      <style:text-properties officeooo:rsid="024a8296"/>
    </style:style>
    <style:style style:name="T533" style:family="text">
      <style:text-properties officeooo:rsid="024c4356"/>
    </style:style>
    <style:style style:name="T534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535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536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537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538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539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540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541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542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543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44" style:family="text">
      <style:text-properties fo:font-variant="normal" fo:text-transform="none" fo:color="#333333" loext:opacity="100%" style:font-name="Consolas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45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46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47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48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49" style:family="text">
      <style:text-properties officeooo:rsid="025206e2"/>
    </style:style>
    <style:style style:name="T550" style:family="text">
      <style:text-properties officeooo:rsid="02535531"/>
    </style:style>
    <style:style style:name="T551" style:family="text">
      <style:text-properties officeooo:rsid="0255d0ff"/>
    </style:style>
    <style:style style:name="T552" style:family="text">
      <style:text-properties officeooo:rsid="025c3b30"/>
    </style:style>
    <style:style style:name="T553" style:family="text">
      <style:text-properties officeooo:rsid="025dd792"/>
    </style:style>
    <style:style style:name="T554" style:family="text">
      <style:text-properties fo:background-color="#f6f9d4" loext:char-shading-value="0"/>
    </style:style>
    <style:style style:name="T555" style:family="text">
      <style:text-properties officeooo:rsid="026e49de" fo:background-color="#f6f9d4" loext:char-shading-value="0"/>
    </style:style>
    <style:style style:name="T556" style:family="text">
      <style:text-properties officeooo:rsid="026dbea6" fo:background-color="#f6f9d4" loext:char-shading-value="0"/>
    </style:style>
    <style:style style:name="T557" style:family="text">
      <style:text-properties officeooo:rsid="01cfe222" fo:background-color="#f6f9d4" loext:char-shading-value="0"/>
    </style:style>
    <style:style style:name="T558" style:family="text">
      <style:text-properties officeooo:rsid="020c32aa" fo:background-color="#f6f9d4" loext:char-shading-value="0"/>
    </style:style>
    <style:style style:name="T559" style:family="text">
      <style:text-properties officeooo:rsid="01d2287e" fo:background-color="#f6f9d4" loext:char-shading-value="0"/>
    </style:style>
    <style:style style:name="T560" style:family="text">
      <style:text-properties officeooo:rsid="01d24f45" fo:background-color="#f6f9d4" loext:char-shading-value="0"/>
    </style:style>
    <style:style style:name="T561" style:family="text">
      <style:text-properties fo:background-color="#f6f9d4" loext:char-shading-value="0"/>
    </style:style>
    <style:style style:name="T562" style:family="text">
      <style:text-properties officeooo:rsid="033d9ea3" fo:background-color="#f6f9d4" loext:char-shading-value="0"/>
    </style:style>
    <style:style style:name="T563" style:family="text">
      <style:text-properties officeooo:rsid="033d9ea3" fo:background-color="#f6f9d4" loext:char-shading-value="0"/>
    </style:style>
    <style:style style:name="T564" style:family="text">
      <style:text-properties officeooo:rsid="033de8e3" fo:background-color="#f6f9d4" loext:char-shading-value="0"/>
    </style:style>
    <style:style style:name="T565" style:family="text">
      <style:text-properties officeooo:rsid="02645dbc"/>
    </style:style>
    <style:style style:name="T566" style:family="text">
      <style:text-properties officeooo:rsid="0264c00b"/>
    </style:style>
    <style:style style:name="T567" style:family="text">
      <style:text-properties officeooo:rsid="026e87c1"/>
    </style:style>
    <style:style style:name="T568" style:family="text">
      <style:text-properties officeooo:rsid="027636e8"/>
    </style:style>
    <style:style style:name="T569" style:family="text">
      <style:text-properties officeooo:rsid="027f5ab8"/>
    </style:style>
    <style:style style:name="T570" style:family="text">
      <style:text-properties fo:background-color="#fff5ce" loext:char-shading-value="0"/>
    </style:style>
    <style:style style:name="T571" style:family="text">
      <style:text-properties officeooo:rsid="027f5ab8" fo:background-color="#fff5ce" loext:char-shading-value="0"/>
    </style:style>
    <style:style style:name="T572" style:family="text">
      <style:text-properties officeooo:rsid="029448be"/>
    </style:style>
    <style:style style:name="T573" style:family="text">
      <style:text-properties officeooo:rsid="02949ee1"/>
    </style:style>
    <style:style style:name="T574" style:family="text">
      <style:text-properties officeooo:rsid="029c4ae5"/>
    </style:style>
    <style:style style:name="T575" style:family="text">
      <style:text-properties officeooo:rsid="029e02c0"/>
    </style:style>
    <style:style style:name="T576" style:family="text">
      <style:text-properties officeooo:rsid="02a8df87"/>
    </style:style>
    <style:style style:name="T577" style:family="text">
      <style:text-properties officeooo:rsid="02ac163f"/>
    </style:style>
    <style:style style:name="T578" style:family="text">
      <style:text-properties officeooo:rsid="02ade5e7"/>
    </style:style>
    <style:style style:name="T579" style:family="text">
      <style:text-properties officeooo:rsid="02b0a132"/>
    </style:style>
    <style:style style:name="T580" style:family="text">
      <style:text-properties officeooo:rsid="02b5f3b4"/>
    </style:style>
    <style:style style:name="T581" style:family="text">
      <style:text-properties officeooo:rsid="02b7e7d6"/>
    </style:style>
    <style:style style:name="T582" style:family="text">
      <style:text-properties officeooo:rsid="02bb9595"/>
    </style:style>
    <style:style style:name="T583" style:family="text">
      <style:text-properties officeooo:rsid="02d25048"/>
    </style:style>
    <style:style style:name="T584" style:family="text">
      <style:text-properties officeooo:rsid="02d364ca"/>
    </style:style>
    <style:style style:name="T585" style:family="text">
      <style:text-properties officeooo:rsid="02d56f8d"/>
    </style:style>
    <style:style style:name="T586" style:family="text">
      <style:text-properties officeooo:rsid="02d76deb"/>
    </style:style>
    <style:style style:name="T587" style:family="text">
      <style:text-properties officeooo:rsid="02d77f4a"/>
    </style:style>
    <style:style style:name="T588" style:family="text">
      <style:text-properties officeooo:rsid="02d7e8a7"/>
    </style:style>
    <style:style style:name="T589" style:family="text">
      <style:text-properties officeooo:rsid="02d8751c"/>
    </style:style>
    <style:style style:name="T590" style:family="text">
      <style:text-properties officeooo:rsid="02e9d9d3"/>
    </style:style>
    <style:style style:name="T591" style:family="text">
      <style:text-properties officeooo:rsid="02eb050c"/>
    </style:style>
    <style:style style:name="T592" style:family="text">
      <style:text-properties officeooo:rsid="02f2043d"/>
    </style:style>
    <style:style style:name="T593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94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95" style:family="text">
      <style:text-properties style:use-window-font-color="true" loext:opacity="0%" fo:font-weight="bold" officeooo:rsid="030b74bc" style:font-weight-asian="bold" style:font-weight-complex="bold"/>
    </style:style>
    <style:style style:name="T596" style:family="text">
      <style:text-properties style:use-window-font-color="true" loext:opacity="0%" officeooo:rsid="030b74bc"/>
    </style:style>
    <style:style style:name="T597" style:family="text">
      <style:text-properties fo:color="#81d41a" loext:opacity="100%"/>
    </style:style>
    <style:style style:name="T598" style:family="text">
      <style:text-properties fo:color="#81d41a" loext:opacity="100%" officeooo:rsid="030b74bc"/>
    </style:style>
    <style:style style:name="T599" style:family="text">
      <style:text-properties fo:color="#81d41a" loext:opacity="100%" officeooo:rsid="030f59b9"/>
    </style:style>
    <style:style style:name="T600" style:family="text">
      <style:text-properties fo:color="#81d41a" loext:opacity="100%" officeooo:rsid="03167a17"/>
    </style:style>
    <style:style style:name="T601" style:family="text">
      <style:text-properties fo:color="#81d41a" loext:opacity="100%" officeooo:rsid="0318715c"/>
    </style:style>
    <style:style style:name="T602" style:family="text">
      <style:text-properties officeooo:rsid="0312cb18"/>
    </style:style>
    <style:style style:name="T603" style:family="text">
      <style:text-properties officeooo:rsid="03167a17"/>
    </style:style>
    <style:style style:name="T604" style:family="text">
      <style:text-properties officeooo:rsid="0326c055"/>
    </style:style>
    <style:style style:name="T605" style:family="text">
      <style:text-properties style:text-underline-style="none" officeooo:rsid="0326c055"/>
    </style:style>
    <style:style style:name="T606" style:family="text">
      <style:text-properties style:text-underline-style="none" fo:font-weight="bold" officeooo:rsid="0326c055" style:font-weight-asian="bold" style:font-weight-complex="bold"/>
    </style:style>
    <style:style style:name="T607" style:family="text">
      <style:text-properties fo:font-size="8pt" fo:font-weight="bold" officeooo:rsid="030b74bc" fo:background-color="transparent" loext:char-shading-value="0" style:font-size-asian="8pt" style:font-weight-asian="bold" style:font-size-complex="8pt" style:font-weight-complex="bold"/>
    </style:style>
    <style:style style:name="T608" style:family="text">
      <style:text-properties officeooo:rsid="033d9e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04"><text:span text:style-name="Source_20_Text"><text:span text:style-name="T60">./2_test_</text:span></text:span><text:span text:style-name="Source_20_Text"><text:span text:style-name="T185">pt</text:span></text:span><text:span text:style-name="Source_20_Text"><text:span text:style-name="T60">.sh <text:s text:c="3"/></text:span></text:span><text:span text:style-name="Source_20_Text"><text:span text:style-name="T187">(512x512)</text:span></text:span></text:p>
      <text:p text:style-name="P103"><text:span text:style-name="Source_20_Text"><text:span text:style-name="T70">Успешно</text:span></text:span></text:p>
      <text:p text:style-name="P104"><text:span text:style-name="Source_20_Text"><text:span text:style-name="T60">./</text:span></text:span><text:span text:style-name="Source_20_Text"><text:span text:style-name="T188">3</text:span></text:span><text:span text:style-name="Source_20_Text"><text:span text:style-name="T60">_test_</text:span></text:span><text:span text:style-name="Source_20_Text"><text:span text:style-name="T186">onnx</text:span></text:span><text:span text:style-name="Source_20_Text"><text:span text:style-name="T60">.sh <text:s/></text:span></text:span><text:span text:style-name="Source_20_Text"><text:span text:style-name="T187">(640x640)</text:span></text:span></text:p>
      <text:p text:style-name="P104"><text:span text:style-name="Source_20_Text"><text:span text:style-name="T70">Успешно</text:span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292">python3 export.py \</text:span></text:span></text:p>
      <text:p text:style-name="P104"><text:span text:style-name="Source_20_Text"><text:span text:style-name="T292">--weights /home/user/yolov5/runs/train/exp/weights/best.pt \</text:span></text:span></text:p>
      <text:p text:style-name="P104"><text:span text:style-name="Source_20_Text"><text:span text:style-name="T292">--img </text:span></text:span><text:span text:style-name="Source_20_Text"><text:span text:style-name="T293">512</text:span></text:span><text:span text:style-name="Source_20_Text"><text:span text:style-name="T292"> </text:span></text:span><text:span text:style-name="Source_20_Text"><text:span text:style-name="T293">512</text:span></text:span><text:span text:style-name="Source_20_Text"><text:span text:style-name="T292"> \</text:span></text:span></text:p>
      <text:p text:style-name="P104"><text:span text:style-name="Source_20_Text"><text:span text:style-name="T292">--include onnx \</text:span></text:span></text:p>
      <text:p text:style-name="P104"><text:span text:style-name="Source_20_Text"><text:span text:style-name="T292">--optimize \</text:span></text:span></text:p>
      <text:p text:style-name="P104"><text:span text:style-name="Source_20_Text"><text:span text:style-name="T292">--simplify \</text:span></text:span></text:p>
      <text:p text:style-name="P104"><text:span text:style-name="Source_20_Text"><text:span text:style-name="T292">--opset 12</text:span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0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56">- </text:span></text:span><text:span text:style-name="Source_20_Text"><text:span text:style-name="T257">Пробую по Rockchip_User_Guide_RKNN_Toolkit2_EN-1.5.2.pdf</text:span></text:span></text:p>
      <text:p text:style-name="P7"><text:span text:style-name="Source_20_Text"><text:span text:style-name="T258">(base) user@userevgeny:~$ conda deactivate</text:span></text:span></text:p>
      <text:p text:style-name="P7"><text:span text:style-name="Source_20_Text"><text:span text:style-name="T258">sudo apt install virtualenv</text:span></text:span></text:p>
      <text:p text:style-name="P7"><text:span text:style-name="Source_20_Text"><text:span text:style-name="T258">sudo apt-get install python3 python3-dev python3-pip</text:span></text:span></text:p>
      <text:p text:style-name="P7"><text:span text:style-name="Source_20_Text"><text:span text:style-name="T258">sudo apt-get install libxslt1-dev zlib1g zlib1g-dev libglib2.0-0 libsm6 libgl1-mesa-glx libprotobuf-dev gcc</text:span></text:span></text:p>
      <text:p text:style-name="P107"><text:span text:style-name="Source_20_Text"><text:span text:style-name="T255">virtualenv -p /usr/bin/python3 venv</text:span></text:span></text:p>
      <text:p text:style-name="P107"><text:span text:style-name="Source_20_Text"><text:span text:style-name="T255">source venv/bin/activate</text:span></text:span></text:p>
      <text:p text:style-name="P107"><text:span text:style-name="Source_20_Text"><text:span text:style-name="T262">(venv) user@userevgeny:~$ pip3 install -r /home/user/rknn-toolkit2-1.5.2/doc/requirements_cp310-1.5.2.txt</text:span></text:span></text:p>
      <text:p text:style-name="P108"><text:span text:style-name="Source_20_Text"><text:span text:style-name="T263">Ошибка</text:span></text:span></text:p>
      <text:p text:style-name="P108"><text:span text:style-name="Source_20_Text"><text:span text:style-name="T3"/></text:span></text:p>
      <text:p text:style-name="P93"><text:span text:style-name="Source_20_Text">- </text:span><text:span text:style-name="Source_20_Text"><text:span text:style-name="T20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93"><text:span text:style-name="Source_20_Text"><text:span text:style-name="T67"/></text:span></text:p>
      <text:p text:style-name="P92"><text:span text:style-name="Source_20_Text"><text:span text:style-name="T294">(base) user@userevgeny:~/rknn-toolkit2-1.5.2/docker/docker_file/ubuntu_18_04_cp36$ </text:span></text:span><text:span text:style-name="Source_20_Text"><text:span text:style-name="T295">sudo docker build -t sdk_rknn .</text:span></text:span></text:p>
      <text:p text:style-name="P8"><text:span text:style-name="Source_20_Text"><text:span text:style-name="T296">Неудачно <text:s/>- </text:span></text:span><text:span text:style-name="Source_20_Text"><text:span text:style-name="T297">uncnown command config</text:span></text:span></text:p>
      <text:p text:style-name="P8"><text:span text:style-name="Source_20_Text"><text:span text:style-name="T27"/></text:span></text:p>
      <text:p text:style-name="P110"><text:span text:style-name="Source_20_Text"><text:span text:style-name="T10">docker search rknn – много репозиториев!!!</text:span></text:span></text:p>
      <text:p text:style-name="P111"/>
      <text:p text:style-name="P111"><text:span text:style-name="Source_20_Text"><text:span text:style-name="T191">(base) user@userevgeny:~$ docker pull 505083389/onnx2rknn_3588:v0.4</text:span></text:span></text:p>
      <text:p text:style-name="P111"><text:span text:style-name="Source_20_Text"><text:span text:style-name="T191">docker run -it -v /home/user/Desktop/trained_models/night_fly/exp/weights/best.onnx:/workspace/onnxmodels/hitnet_test_sim.onnx -</text:span></text:span><text:span text:style-name="Source_20_Text"><text:span text:style-name="T192">v <text:s text:c="4"/></text:span></text:span><text:span text:style-name="Source_20_Text"><text:span text:style-name="T191">05d58c99ff43</text:span></text:span></text:p>
      <text:p text:style-name="P111"><text:span text:style-name="Source_20_Text"><text:span text:style-name="T191">root@9c08007096a4:/workspace#</text:span></text:span></text:p>
      <text:p text:style-name="P111"/>
      <text:p text:style-name="P111"/>
      <text:p text:style-name="P108"><text:span text:style-name="Source_20_Text"><text:span text:style-name="T203"/></text:span></text:p>
      <text:p text:style-name="P108"><text:span text:style-name="Source_20_Text"><text:span text:style-name="T3"/></text:span></text:p>
      <text:p text:style-name="P108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08"><text:span text:style-name="Source_20_Text"><text:span text:style-name="T11"/></text:span></text:p>
      <text:p text:style-name="P108"><text:span text:style-name="Source_20_Text"><text:span text:style-name="T191">(base) user@userevgeny:~$ </text:span></text:span><text:span text:style-name="Source_20_Text"><text:span text:style-name="T195">docker pull ilooro/rknn-converter</text:span></text:span></text:p>
      <text:p text:style-name="P322"><text:soft-page-break/><text:span text:style-name="Source_20_Text"><text:span text:style-name="T195"/></text:span></text:p>
      <text:p text:style-name="P108">docker run -v &lt;path/to/folder&gt;:/share ilooro/rknn-converter:latest --model &lt;model-name.pt&gt; --height &lt;img-height&gt; --width &lt;img-width&gt; --quant</text:p>
      <text:p text:style-name="P108">Description:</text:p>
      <text:p text:style-name="P108"><text:s text:c="4"/>&lt;path/to/folder&gt;: absolute path to folder with the model, converted model will be here (attention, this folder will be mounted in container).</text:p>
      <text:p text:style-name="P108"><text:s text:c="4"/>&lt;model-name.pt&gt;: name of model file.</text:p>
      <text:p text:style-name="P108"><text:s text:c="4"/>&lt;img-height&gt;: image height in pixels.</text:p>
      <text:p text:style-name="P108"><text:s text:c="4"/>&lt;img-width&gt;: image width in pixels.</text:p>
      <text:p text:style-name="P108">Arguments:</text:p>
      <text:p text:style-name="P108">-h, --help: show help message and exit</text:p>
      <text:p text:style-name="P108">--model MODEL: name of model file with an extension</text:p>
      <text:p text:style-name="P108">--model_version VERSION: VERSION in [8, 10], YOLO model version</text:p>
      <text:p text:style-name="P108">--height HEIGHT: input height</text:p>
      <text:p text:style-name="P108">--width WIDTH: input width</text:p>
      <text:p text:style-name="P108">--quant: enable quantization</text:p>
      <text:p text:style-name="P108">--no-quant: disable quantization</text:p>
      <text:p text:style-name="P108"/>
      <text:p text:style-name="P108">--platform PLATFORM: rockchip platform</text:p>
      <text:p text:style-name="P108">--quant_algorithm ALGORITHM: ALGORITHM in [normal,mmse,kl_divergence], quantization algorithm</text:p>
      <text:p text:style-name="P108">--quant_method METHOD: METHOD in [layer,channel], quantization method</text:p>
      <text:p text:style-name="P108">--quant_data_sz QSIZE: 1 &lt;= QSIZE &lt;= 175, dataset size (images are randomly selected with seed)</text:p>
      <text:p text:style-name="P108">--seed SEED: random seed</text:p>
      <text:p text:style-name="P108">--opt_level LEVEL: LEVEL in [0,1,2,3], optimization level</text:p>
      <text:p text:style-name="P108">--hybrid_quant: enable hybrid quantization</text:p>
      <text:p text:style-name="P108">--accuracy_analysis: enable accuracy analysis</text:p>
      <text:p text:style-name="P108"><text:span text:style-name="Source_20_Text"><text:span text:style-name="T191"/></text:span></text:p>
      <text:p text:style-name="P112"><text:span text:style-name="Source_20_Text"><text:span text:style-name="T281">docker run -v /home/user/Desktop/trained_models/night_fly/exp/weights:/share ilooro/rknn-converter:latest --model best.pt --height 512 --width 512 --quant --model_version 8</text:span></text:span></text:p>
      <text:p text:style-name="P108"/>
      <text:p text:style-name="P113"><text:span text:style-name="Source_20_Text"><text:span text:style-name="T202">Нужно тренировать yolo8 или 10</text:span></text:span></text:p>
      <text:p text:style-name="P113"><text:span text:style-name="Source_20_Text"><text:span text:style-name="T202"/></text:span></text:p>
      <text:p text:style-name="P113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13"><text:span text:style-name="Source_20_Text"><text:span text:style-name="T227"/></text:span></text:p>
      <text:p text:style-name="P179">(base) user@userevgeny:~$ <text:span text:style-name="T202">conda activate yolo5</text:span></text:p>
      <text:p text:style-name="P179">(yolo5) user@userevgeny:~$ <text:span text:style-name="T202">yolo task=detect mode=train model=yolov8n.pt imgsz=</text:span><text:span text:style-name="T204">512</text:span><text:span text:style-name="T202"> </text:span><text:span text:style-name="T2">data=</text:span><text:span text:style-name="T4">night_fly</text:span><text:span text:style-name="T2">.yaml</text:span><text:span text:style-name="T202"> epochs=</text:span><text:span text:style-name="T204">3</text:span><text:span text:style-name="T202">0 batch=8 name=yolov8n_v8_</text:span><text:span text:style-name="T204">3</text:span><text:span text:style-name="T202">0e</text:span></text:p>
      <text:p text:style-name="P113"><text:span text:style-name="Source_20_Text"><text:span text:style-name="T227"/></text:span></text:p>
      <text:p text:style-name="P106"><text:span text:style-name="Source_20_Text"><text:span text:style-name="T202">yolo task=detect mode=predict model=</text:span></text:span><text:span text:style-name="Source_20_Text"><text:span text:style-name="T281">runs/detect/yolov8n_v8_</text:span></text:span><text:span text:style-name="Source_20_Text"><text:span text:style-name="T282">3</text:span></text:span><text:span text:style-name="Source_20_Text"><text:span text:style-name="T281">0e/weights/best.pt</text:span></text:span><text:span text:style-name="Source_20_Text"><text:span text:style-name="T202"> source=night_flyght.MP4 show=True imgsz=</text:span></text:span><text:span text:style-name="Source_20_Text"><text:span text:style-name="T205">512</text:span></text:span><text:span text:style-name="Source_20_Text"><text:span text:style-name="T202"> name=yolov8n_v8_</text:span></text:span><text:span text:style-name="Source_20_Text"><text:span text:style-name="T205">3</text:span></text:span><text:span text:style-name="Source_20_Text"><text:span text:style-name="T202">0e_infer</text:span></text:span><text:span text:style-name="Source_20_Text"><text:span text:style-name="T205">512</text:span></text:span><text:span text:style-name="Source_20_Text"><text:span text:style-name="T202"> hide_labels=True</text:span></text:span></text:p>
      <text:p text:style-name="P109"><text:span text:style-name="Source_20_Text"><text:span text:style-name="T202"/></text:span></text:p>
      <text:p text:style-name="P114"><text:span text:style-name="Source_20_Text"><text:span text:style-name="T71">Обучилась <text:s/>работает</text:span></text:span></text:p>
      <text:p text:style-name="P114"><text:span text:style-name="Source_20_Text"><text:span text:style-name="T71"/></text:span></text:p>
      <text:p text:style-name="P115"><text:span text:style-name="Source_20_Text"><text:span text:style-name="T281">docker run -v /home/user/WORK/NEURO/yolo8/runs/detect/yolov8n_v8_30e/weights:/share ilooro/rknn-converter:latest --model best.pt --height 512 --width 512 --quant --model_version 8</text:span></text:span></text:p>
      <text:p text:style-name="P115"><text:span text:style-name="Source_20_Text"><text:span text:style-name="T281"/></text:span></text:p>
      <text:p text:style-name="P116"><text:span text:style-name="Source_20_Text"><text:span text:style-name="T281">docker run -v /home/user/WORK/NEURO/yolo8/runs/detect/yolov8n_v8_30e/weights:/share ilooro/rknn-converter:latest --model best.pt --height 512 --width 512 --</text:span></text:span><text:span text:style-name="Source_20_Text"><text:span text:style-name="T283">no-</text:span></text:span><text:span text:style-name="Source_20_Text"><text:span text:style-name="T281">quant --model_version 8 </text:span></text:span></text:p>
      <text:p text:style-name="P117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30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300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3">https://theaisummer.com/Neural_Network_from_scratch/</text:span></text:span></text:a></text:p>
      <text:p text:style-name="P11"><text:span text:style-name="Source_20_Text"><text:span text:style-name="T193"/></text:span></text:p>
      <text:p text:style-name="P261"><text:a xlink:type="simple" xlink:href="https://theaisummer.com/Neural_Network_from_scratch_part2/" text:style-name="Internet_20_link" text:visited-style-name="Visited_20_Internet_20_Link"><text:span text:style-name="Source_20_Text"><text:span text:style-name="T266">https://theaisummer.com/Neural_Network_from_scratch_part2/</text:span></text:span></text:a></text:p>
      <text:p text:style-name="P261"><text:span text:style-name="Source_20_Text"/></text:p>
      <text:p text:style-name="P262"><text:span text:style-name="Source_20_Text"><text:span text:style-name="T267">Код скачан и причесан – собирается но крашится</text:span></text:span></text:p>
      <text:p text:style-name="P262"><text:span text:style-name="Source_20_Text"><text:span text:style-name="T267"/></text:span></text:p>
      <text:p text:style-name="P263"><text:span text:style-name="Source_20_Text"><text:span text:style-name="T268">Нужен датасет </text:span></text:span></text:p>
      <text:p text:style-name="P263"><text:a xlink:type="simple" xlink:href="https://www.cs.toronto.edu/~kriz/cifar.html" text:style-name="Internet_20_link" text:visited-style-name="Visited_20_Internet_20_Link"><text:soft-page-break/><text:span text:style-name="Source_20_Text"><text:span text:style-name="T268">https://www.cs.toronto.edu/~kriz/cifar.html</text:span></text:span></text:a></text:p>
      <text:p text:style-name="P263"><text:span text:style-name="Source_20_Text"><text:span text:style-name="T268"/></text:span></text:p>
      <text:p text:style-name="P263"><text:a xlink:type="simple" xlink:href="https://github.com/Tencent/PocketFlow/issues/284" text:style-name="Internet_20_link" text:visited-style-name="Visited_20_Internet_20_Link"><text:span text:style-name="Source_20_Text"><text:span text:style-name="T268">https://github.com/Tencent/PocketFlow/issues/284</text:span></text:span></text:a></text:p>
      <text:p text:style-name="P263"><text:span text:style-name="Source_20_Text"><text:span text:style-name="T268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63"><text:span text:style-name="Source_20_Text"><text:span text:style-name="T268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63"><text:a xlink:type="simple" xlink:href="https://aw.club/global/en/blog/c-plus-plus-ml-libraries" text:style-name="Internet_20_link" text:visited-style-name="Visited_20_Internet_20_Link"><text:span text:style-name="Source_20_Text"><text:span text:style-name="T268">https://aw.club/global/en/blog/c-plus-plus-ml-libraries</text:span></text:span></text:a><text:span text:style-name="Source_20_Text"><text:span text:style-name="T268"> <text:s/>Top 14 C++ machine learning libraries</text:span></text:span></text:p>
      <text:h text:style-name="P264" text:outline-level="3"><text:span text:style-name="Source_20_Text"><text:span text:style-name="T268">TensorFlow</text:span></text:span></text:h>
      <text:p text:style-name="P265"><text:span text:style-name="Source_20_Text"><text:span text:style-name="T268">Caffe</text:span></text:span></text:p>
      <text:p text:style-name="P265"><text:span text:style-name="Source_20_Text"><text:span text:style-name="T268">Microsoft Cognitive Toolkit (CNTK)</text:span></text:span></text:p>
      <text:p text:style-name="P265"><text:span text:style-name="Source_20_Text"><text:span text:style-name="T268">mlpack</text:span></text:span></text:p>
      <text:p text:style-name="P265"><text:span text:style-name="Source_20_Text"><text:span text:style-name="T268">DyNet</text:span></text:span></text:p>
      <text:p text:style-name="P265"><text:span text:style-name="Source_20_Text"><text:span text:style-name="T268">FANN</text:span></text:span></text:p>
      <text:p text:style-name="P265"><text:a xlink:type="simple" xlink:href="https://github.com/codeplaysoftware/SYCL-ML" text:style-name="Internet_20_link" text:visited-style-name="Visited_20_Internet_20_Link"><text:span text:style-name="Source_20_Text"><text:span text:style-name="T268">https://github.com/codeplaysoftware/SYCL-ML</text:span></text:span></text:a><text:span text:style-name="Source_20_Text"><text:span text:style-name="T268"> <text:s text:c="2"/>SYCL-ML is a C++ library, implementing classical machine learning algorithms using SYCL.</text:span></text:span></text:p>
      <text:p text:style-name="P275"><text:span text:style-name="Source_20_Text"><text:span text:style-name="T270">Не хватает ComputeCpp</text:span></text:span></text:p>
      <text:p text:style-name="P265"><text:span text:style-name="Source_20_Text"><text:span text:style-name="T302">ComputeCpp SDK</text:span></text:span></text:p>
      <text:p text:style-name="P265"><text:a xlink:type="simple" xlink:href="https://github.com/codeplaysoftware/computecpp-sdk" text:style-name="Internet_20_link" text:visited-style-name="Visited_20_Internet_20_Link"><text:span text:style-name="Source_20_Text"><text:span text:style-name="T268">https://github.com/codeplaysoftware/computecpp-sdk</text:span></text:span></text:a></text:p>
      <text:p text:style-name="P265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68">https://github.com/AerialMantis/cppcon-parallelism-class/blob/master/docs/sycl_00_setting_up_computecpp.md</text:span></text:span></text:a></text:p>
      <text:p text:style-name="P274"><text:span text:style-name="Source_20_Text"><text:span text:style-name="T269">Пробую через Docker</text:span></text:span></text:p>
      <text:p text:style-name="P274"><text:span text:style-name="Source_20_Text"><text:span text:style-name="T303">docker pull aerialmantis/computecpp_ubuntu1604</text:span></text:span></text:p>
      <text:p text:style-name="P274"><text:span text:style-name="Source_20_Text"><text:span text:style-name="T303">docker run --rm -it aerialmantis/computecpp_ubuntu1604</text:span></text:span></text:p>
      <text:p text:style-name="P274"><text:span text:style-name="Source_20_Text"><text:span text:style-name="T303">computecpp_info</text:span></text:span></text:p>
      <text:p text:style-name="P276"><text:span text:style-name="Source_20_Text"><text:span text:style-name="T301">В другом терминале</text:span></text:span></text:p>
      <text:p text:style-name="P94"><text:span text:style-name="Source_20_Text"><text:span text:style-name="T307">(base) user@userevgeny:~/WORK/NEURO$ </text:span></text:span><text:span text:style-name="Source_20_Text"><text:span text:style-name="T308">docker cp f17ea44c996a:/usr/local/computecpp /home/user</text:span></text:span></text:p>
      <text:p text:style-name="P94"><text:span text:style-name="Source_20_Text"><text:span text:style-name="T307">Successfully copied 391MB to </text:span></text:span><text:span text:style-name="Source_20_Text">/home/user/computecpp </text:span></text:p>
      <text:p text:style-name="P263"><text:a xlink:type="simple" xlink:href="https://www.dev-notes.ru/articles/devops/docker-container-copy-files/" text:style-name="Internet_20_link" text:visited-style-name="Visited_20_Internet_20_Link"><text:span text:style-name="Source_20_Text"><text:span text:style-name="T268">https://www.dev-notes.ru/articles/devops/docker-container-copy-files/</text:span></text:span></text:a></text:p>
      <text:p text:style-name="P263"><text:span text:style-name="Source_20_Text"><text:span text:style-name="T309"/></text:span></text:p>
      <text:p text:style-name="P265"><text:span text:style-name="Source_20_Text"><text:span text:style-name="T9">platform - your system CANNOT support ComputeCpp</text:span></text:span></text:p>
      <text:p text:style-name="P263"><text:span text:style-name="Source_20_Text"><text:span text:style-name="T268"/></text:span></text:p>
      <text:p text:style-name="P267"><text:span text:style-name="Source_20_Text"><text:span text:style-name="T271">Ищу дальше</text:span></text:span></text:p>
      <text:p text:style-name="P267"><text:span text:style-name="Source_20_Text"><text:span text:style-name="T271"/></text:span></text:p>
      <text:p text:style-name="P272"><text:span text:style-name="Source_20_Text"><text:span text:style-name="T272">Для датасета 25</text:span></text:span><text:span text:style-name="Source_20_Text"><text:span text:style-name="T278">6</text:span></text:span><text:span text:style-name="Source_20_Text"><text:span text:style-name="T272"> обучаю</text:span></text:span></text:p>
      <text:p text:style-name="P181"><text:span text:style-name="Source_20_Text"><text:span text:style-name="T202">conda activate yolo5</text:span></text:span></text:p>
      <text:p text:style-name="P180"><text:span text:style-name="Source_20_Text"><text:span text:style-name="T202">yolo task=detect mode=train model=yolov8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8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73"><text:span text:style-name="Source_20_Text"><text:span text:style-name="T271">yolo task=detect mode=predict model=/home/user/WORK/NEURO/yolo8/runs/detect/yolov8n_256_v8_30e/weights/best.pt source=night_flyght.MP4 show=True imgsz=</text:span></text:span><text:span text:style-name="Source_20_Text"><text:span text:style-name="T275">256</text:span></text:span><text:span text:style-name="Source_20_Text"><text:span text:style-name="T271"> name=yolov8n_256_v8_30e_infer</text:span></text:span><text:span text:style-name="Source_20_Text"><text:span text:style-name="T276">256</text:span></text:span><text:span text:style-name="Source_20_Text"><text:span text:style-name="T271"> hide_labels=True</text:span></text:span></text:p>
      <text:p text:style-name="P118"><text:span text:style-name="Source_20_Text"><text:span text:style-name="T281">docker run -v /home/user/WORK/NEURO/yolo8/runs/detect/yolov8n_</text:span></text:span><text:span text:style-name="Source_20_Text"><text:span text:style-name="T284">256_</text:span></text:span><text:span text:style-name="Source_20_Text"><text:span text:style-name="T281">v8</text:span></text:span><text:span text:style-name="Source_20_Text"><text:span text:style-name="T284">_</text:span></text:span><text:span text:style-name="Source_20_Text"><text:span text:style-name="T281">30e/weights:/share ilooro/rknn-converter:latest --model best.pt --height </text:span></text:span><text:span text:style-name="Source_20_Text"><text:span text:style-name="T284">256</text:span></text:span><text:span text:style-name="Source_20_Text"><text:span text:style-name="T281"> --width </text:span></text:span><text:span text:style-name="Source_20_Text"><text:span text:style-name="T284">256</text:span></text:span><text:span text:style-name="Source_20_Text"><text:span text:style-name="T281"> --quant --model_version 8 --</text:span></text:span><text:span text:style-name="Source_20_Text">quant_data_sz </text:span><text:span text:style-name="Source_20_Text"><text:span text:style-name="T318">8</text:span></text:span></text:p>
      <text:p text:style-name="P267"><text:soft-page-break/><text:span text:style-name="Source_20_Text"><text:span text:style-name="T271"/></text:span></text:p>
      <text:p text:style-name="P279"><text:span text:style-name="Source_20_Text"><text:span text:style-name="T53">DeepCL</text:span></text:span></text:p>
      <text:p text:style-name="P267"><text:a xlink:type="simple" xlink:href="https://github.com/hughperkins/DeepCL" text:style-name="Internet_20_link" text:visited-style-name="Visited_20_Internet_20_Link"><text:span text:style-name="Source_20_Text"><text:span text:style-name="T271">https://github.com/hughperkins/DeepCL</text:span></text:span></text:a><text:span text:style-name="Source_20_Text"><text:span text:style-name="T271"> <text:s text:c="4"/></text:span></text:span></text:p>
      <text:p text:style-name="P266"><text:span text:style-name="Source_20_Text"><text:span text:style-name="T271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1">https://github.com/hughperkins/DeepCL.git</text:span></text:span></text:a></text:p>
      <text:p text:style-name="P266"><text:span text:style-name="Source_20_Text"><text:span text:style-name="T271">cd DeepCL</text:span></text:span></text:p>
      <text:p text:style-name="P260">mkdir build</text:p>
      <text:p text:style-name="P260">cd build</text:p>
      <text:p text:style-name="P268"><text:span text:style-name="Source_20_Text"><text:span text:style-name="T271">sudo apt <text:s/>install cmake-curses-gui</text:span></text:span></text:p>
      <text:p text:style-name="P260">ccmake ..</text:p>
      <text:p text:style-name="P269"><text:span text:style-name="Source_20_Text"><text:span text:style-name="T271">sudo apt install gfortran </text:span></text:span><text:span text:style-name="Source_20_Text"><text:span text:style-name="T273">(Пришлось доустановить)</text:span></text:span></text:p>
      <text:p text:style-name="P268"><text:span text:style-name="Source_20_Text"><text:span text:style-name="T271">make -j 4 install</text:span></text:span></text:p>
      <text:p text:style-name="P268"><text:span text:style-name="Source_20_Text"><text:span text:style-name="T271">The outputs will appear in subdirectories of ../dist</text:span></text:span></text:p>
      <text:p text:style-name="P268"><text:span text:style-name="Source_20_Text"><text:span text:style-name="T271"/></text:span></text:p>
      <text:p text:style-name="P267"><text:span text:style-name="Source_20_Text"><text:span text:style-name="T273">To activate, setup environment:</text:span></text:span></text:p>
      <text:p text:style-name="P267"><text:span text:style-name="Source_20_Text"><text:span text:style-name="T273">Open a bash prompt, and run:</text:span></text:span></text:p>
      <text:p text:style-name="P267"><text:span text:style-name="Source_20_Text"><text:span text:style-name="T228">source /home/user/WORK/NEURO/DeepCL/dist/bin/activate.sh</text:span></text:span></text:p>
      <text:p text:style-name="P267"><text:span text:style-name="Source_20_Text"><text:span text:style-name="T228">deepcl_unittests</text:span></text:span></text:p>
      <text:p text:style-name="P267"><text:span text:style-name="Source_20_Text"><text:span text:style-name="T311">[----------] Global test environment tear-down</text:span></text:span></text:p>
      <text:p text:style-name="P267"><text:span text:style-name="Source_20_Text"><text:span text:style-name="T311">[==========] 159 tests from 30 test cases ran. (38889 ms total)</text:span></text:span></text:p>
      <text:p text:style-name="P267"><text:span text:style-name="Source_20_Text"><text:span text:style-name="T311">[ <text:s/>PASSED <text:s/>] 155 tests.</text:span></text:span></text:p>
      <text:p text:style-name="P267"><text:span text:style-name="Source_20_Text"><text:span text:style-name="T311">[ <text:s/>FAILED <text:s/>] 4 tests, listed below:</text:span></text:span></text:p>
      <text:p text:style-name="P267"><text:span text:style-name="Source_20_Text"><text:span text:style-name="T311">[ <text:s/>FAILED <text:s/>] testforward.compare_0_1_biased_nopad</text:span></text:span></text:p>
      <text:p text:style-name="P267"><text:span text:style-name="Source_20_Text"><text:span text:style-name="T311">[ <text:s/>FAILED <text:s/>] testforward.compare_0_1_biased_pad</text:span></text:span></text:p>
      <text:p text:style-name="P267"><text:span text:style-name="Source_20_Text"><text:span text:style-name="T311">[ <text:s/>FAILED <text:s/>] testforward.compare_1_n_biased_nopad</text:span></text:span></text:p>
      <text:p text:style-name="P267"><text:span text:style-name="Source_20_Text"><text:span text:style-name="T311">[ <text:s/>FAILED <text:s/>] testforward.compare_1_n_biased_pad</text:span></text:span></text:p>
      <text:p text:style-name="P267"><text:span text:style-name="Source_20_Text"><text:span text:style-name="T312"/></text:span></text:p>
      <text:p text:style-name="P267"><text:span text:style-name="Source_20_Text"><text:span text:style-name="T311"><text:s/>4 FAILED TESTS</text:span></text:span></text:p>
      <text:p text:style-name="P267"><text:span text:style-name="Source_20_Text"><text:span text:style-name="T311"><text:s text:c="2"/>YOU HAVE 2 DISABLED TESTS</text:span></text:span></text:p>
      <text:p text:style-name="P267"><text:span text:style-name="Source_20_Text"><text:span text:style-name="T311"/></text:span></text:p>
      <text:p text:style-name="P266"><text:span text:style-name="Source_20_Text"><text:span text:style-name="T273">deepcl_train numtest=-1 numtrain=10000 datadir=/data/mnist</text:span></text:span></text:p>
      <text:p text:style-name="P270"><text:span text:style-name="Source_20_Text"><text:span text:style-name="T273">deepcl_train numtest=-1 numtrain=10000 datadir=/home/user/datasets/night_fly_256</text:span></text:span></text:p>
      <text:p text:style-name="P270"><text:span text:style-name="Source_20_Text"><text:span text:style-name="T273"/></text:span></text:p>
      <text:p text:style-name="P271"><text:span text:style-name="Source_20_Text"><text:span text:style-name="T274">Нужен образец датасета mnist</text:span></text:span></text:p>
      <text:p text:style-name="P271"><text:span text:style-name="Source_20_Text"><text:span text:style-name="T274"/></text:span></text:p>
      <text:p text:style-name="P271"><text:span text:style-name="Source_20_Text"><text:span text:style-name="T274"/></text:span></text:p>
      <text:p text:style-name="P271"><text:span text:style-name="Source_20_Text"><text:span text:style-name="T229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19">Обучаю Yolo5 под 256</text:span></text:span></text:p>
      <text:p text:style-name="P14"><text:span text:style-name="Source_20_Text"><text:span text:style-name="T320">Предобученная</text:span></text:span></text:p>
      <text:p text:style-name="P14"><text:span text:style-name="Source_20_Text"><text:span text:style-name="T194">conda activate yolo5</text:span></text:span></text:p>
      <text:p text:style-name="P188"><text:span text:style-name="Source_20_Text"><text:span text:style-name="T202">yolo task=detect mode=train model=yolov</text:span></text:span><text:span text:style-name="Source_20_Text"><text:span text:style-name="T207">5</text:span></text:span><text:span text:style-name="Source_20_Text"><text:span text:style-name="T202">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</text:span></text:span><text:span text:style-name="Source_20_Text"><text:span text:style-name="T207">5</text:span></text:span><text:span text:style-name="Source_20_Text"><text:span text:style-name="T202">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192"><text:span text:style-name="Source_20_Text"><text:span text:style-name="T321">В папке </text:span></text:span><text:span text:style-name="Source_20_Text"><text:span text:style-name="T323">home</text:span></text:span><text:span text:style-name="Source_20_Text"><text:span text:style-name="T324">user/yolo5</text:span></text:span></text:p>
      <text:p text:style-name="P191"><text:span text:style-name="Source_20_Text"><text:span text:style-name="T342">(yolo5) user@userevgeny:~/yolov5$ python export.py --weights "best_256_pretrained.pt" --img 256 --batch 1 --include onnx</text:span></text:span></text:p>
      <text:p text:style-name="P192"><text:span text:style-name="Source_20_Text"><text:span text:style-name="T94">export: </text:span></text:span></text:p>
      <text:p text:style-name="P192"><text:span text:style-name="Source_20_Text"><text:span text:style-name="T94">data=data/coco128.yaml, </text:span></text:span></text:p>
      <text:p text:style-name="P192"><text:span text:style-name="Source_20_Text"><text:span text:style-name="T94">weights=['best_256_pretrained.pt'], </text:span></text:span></text:p>
      <text:p text:style-name="P192"><text:span text:style-name="Source_20_Text"><text:span text:style-name="T94">imgsz=[256], </text:span></text:span></text:p>
      <text:p text:style-name="P192"><text:span text:style-name="Source_20_Text"><text:span text:style-name="T94">batch_size=1, </text:span></text:span></text:p>
      <text:p text:style-name="P192"><text:span text:style-name="Source_20_Text"><text:span text:style-name="T94">device=cpu, </text:span></text:span></text:p>
      <text:p text:style-name="P192"><text:soft-page-break/><text:span text:style-name="Source_20_Text"><text:span text:style-name="T94">half=False, </text:span></text:span></text:p>
      <text:p text:style-name="P192"><text:span text:style-name="Source_20_Text"><text:span text:style-name="T94">inplace=False, </text:span></text:span></text:p>
      <text:p text:style-name="P192"><text:span text:style-name="Source_20_Text"><text:span text:style-name="T94">keras=False, </text:span></text:span></text:p>
      <text:p text:style-name="P192"><text:span text:style-name="Source_20_Text"><text:span text:style-name="T94">optimize=False, </text:span></text:span></text:p>
      <text:p text:style-name="P192"><text:span text:style-name="Source_20_Text"><text:span text:style-name="T95">int8=False, </text:span></text:span></text:p>
      <text:p text:style-name="P192"><text:span text:style-name="Source_20_Text"><text:span text:style-name="T94">per_tensor=False, </text:span></text:span></text:p>
      <text:p text:style-name="P192"><text:span text:style-name="Source_20_Text"><text:span text:style-name="T94">dynamic=False, </text:span></text:span></text:p>
      <text:p text:style-name="P192"><text:span text:style-name="Source_20_Text"><text:span text:style-name="T94">simplify=False, </text:span></text:span></text:p>
      <text:p text:style-name="P192"><text:span text:style-name="Source_20_Text"><text:span text:style-name="T94">mlmodel=False, </text:span></text:span></text:p>
      <text:p text:style-name="P192"><text:span text:style-name="Source_20_Text"><text:span text:style-name="T95">opset=17, </text:span></text:span></text:p>
      <text:p text:style-name="P192"><text:span text:style-name="Source_20_Text"><text:span text:style-name="T94">verbose=False, </text:span></text:span></text:p>
      <text:p text:style-name="P192"><text:span text:style-name="Source_20_Text"><text:span text:style-name="T94">workspace=4, </text:span></text:span></text:p>
      <text:p text:style-name="P192"><text:span text:style-name="Source_20_Text"><text:span text:style-name="T94">nms=False, </text:span></text:span></text:p>
      <text:p text:style-name="P192"><text:span text:style-name="Source_20_Text"><text:span text:style-name="T94">agnostic_nms=False, </text:span></text:span></text:p>
      <text:p text:style-name="P192"><text:span text:style-name="Source_20_Text"><text:span text:style-name="T94">topk_per_class=100, </text:span></text:span></text:p>
      <text:p text:style-name="P192"><text:span text:style-name="Source_20_Text"><text:span text:style-name="T94">topk_all=100, </text:span></text:span></text:p>
      <text:p text:style-name="P192"><text:span text:style-name="Source_20_Text"><text:span text:style-name="T94">iou_thres=0.45, </text:span></text:span></text:p>
      <text:p text:style-name="P192"><text:span text:style-name="Source_20_Text"><text:span text:style-name="T94">conf_thres=0.25, </text:span></text:span></text:p>
      <text:p text:style-name="P192"><text:span text:style-name="Source_20_Text"><text:span text:style-name="T94">include=['onnx']</text:span></text:span></text:p>
      <text:p text:style-name="P192"><text:span text:style-name="Source_20_Text"><text:span text:style-name="T347">(yolo5) user@userevgeny:~/yolov5$ </text:span></text:span><text:span text:style-name="Source_20_Text"><text:span text:style-name="T342">python export.py --weights "best_256_pretrained.pt" --img 256 --batch </text:span></text:span><text:span text:style-name="Source_20_Text"><text:span text:style-name="T344">8</text:span></text:span><text:span text:style-name="Source_20_Text"><text:span text:style-name="T342"> --include onnx --</text:span></text:span><text:span text:style-name="Source_20_Text"><text:span text:style-name="T343">int8 <text:s/>--opset 12</text:span></text:span></text:p>
      <text:p text:style-name="P192"><text:span text:style-name="Source_20_Text"><text:span text:style-name="T343"/></text:span></text:p>
      <text:p text:style-name="P193"><text:span text:style-name="Source_20_Text"><text:span text:style-name="T348">скрипт – </text:span></text:span><text:span text:style-name="Source_20_Text"><text:span text:style-name="T349">обучение и тест</text:span></text:span></text:p>
      <text:p text:style-name="P194"><text:span text:style-name="Source_20_Text"><text:span text:style-name="T345">./1_train.sh </text:span></text:span></text:p>
      <text:p text:style-name="P194"><text:span text:style-name="Source_20_Text"><text:span text:style-name="T345">./</text:span></text:span><text:span text:style-name="Source_20_Text"><text:span text:style-name="T346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26">C нуля</text:span></text:span></text:p>
      <text:p text:style-name="P189"><text:span text:style-name="Source_20_Text"><text:span text:style-name="T202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2"> --img </text:span></text:span><text:span text:style-name="Source_20_Text"><text:span text:style-name="T208">256</text:span></text:span><text:span text:style-name="Source_20_Text"><text:span text:style-name="T202"> <text:s/># from scratch</text:span></text:span></text:p>
      <text:p text:style-name="P189"><text:span text:style-name="Source_20_Text"><text:span text:style-name="T202"/></text:span></text:p>
      <text:p text:style-name="P183"><text:span text:style-name="Source_20_Text"><text:span text:style-name="T322">Запустил обучение yolo5n <text:s/>256 <text:s/>30 epoch</text:span></text:span></text:p>
      <text:p text:style-name="P182"><text:span text:style-name="Source_20_Text"><text:span text:style-name="T325"/></text:span></text:p>
      <text:p text:style-name="P189"><text:span text:style-name="Source_20_Text"><text:span text:style-name="T202"/></text:span></text:p>
      <text:p text:style-name="P189"><text:span text:style-name="Source_20_Text"><text:span text:style-name="T202"/></text:span></text:p>
      <text:p text:style-name="P278"><text:span text:style-name="Source_20_Text"><text:span text:style-name="T306">датасет norb for DeepCL</text:span></text:span></text:p>
      <text:p text:style-name="P185"><text:a xlink:type="simple" xlink:href="https://cs.nyu.edu/~ylclab/data/norb-v1.0-small/" text:style-name="Internet_20_link" text:visited-style-name="Visited_20_Internet_20_Link"><text:span text:style-name="Source_20_Text"><text:span text:style-name="T202">https://cs.nyu.edu/~ylclab/data/norb-v1.0-small/</text:span></text:span></text:a></text:p>
      <text:p text:style-name="P185"><text:span text:style-name="Source_20_Text"><text:span text:style-name="T202"/></text:span></text:p>
      <text:p text:style-name="P185"><text:span text:style-name="Source_20_Text"><text:span text:style-name="T209">Сначала запуск команды подготовки датасета</text:span></text:span></text:p>
      <text:p text:style-name="P185"><text:span text:style-name="Source_20_Text"><text:span text:style-name="T209"/></text:span></text:p>
      <text:p text:style-name="P326"><text:span text:style-name="Source_20_Text"><text:span text:style-name="T328">./prepare-norb /home/user/datasets/norb</text:span></text:span></text:p>
      <text:p text:style-name="P198"><text:span text:style-name="Source_20_Text"><text:span text:style-name="T313">shuffling training set....</text:span></text:span></text:p>
      <text:p text:style-name="P198"><text:span text:style-name="Source_20_Text"><text:span text:style-name="T313">0=11612</text:span></text:span></text:p>
      <text:p text:style-name="P198"><text:span text:style-name="Source_20_Text"><text:span text:style-name="T313">1=5449</text:span></text:span></text:p>
      <text:p text:style-name="P198"><text:span text:style-name="Source_20_Text"><text:span text:style-name="T313">2=18254</text:span></text:span></text:p>
      <text:p text:style-name="P198"><text:span text:style-name="Source_20_Text"><text:span text:style-name="T313">3=200</text:span></text:span></text:p>
      <text:p text:style-name="P198"><text:span text:style-name="Source_20_Text"><text:span text:style-name="T313">4=7600</text:span></text:span></text:p>
      <text:p text:style-name="P198"><text:span text:style-name="Source_20_Text"><text:span text:style-name="T313">5=7796</text:span></text:span></text:p>
      <text:p text:style-name="P198"><text:span text:style-name="Source_20_Text"><text:span text:style-name="T313">6=21491</text:span></text:span></text:p>
      <text:p text:style-name="P198"><text:span text:style-name="Source_20_Text"><text:span text:style-name="T313">7=12138</text:span></text:span></text:p>
      <text:p text:style-name="P198"><text:span text:style-name="Source_20_Text"><text:span text:style-name="T313">8=19538</text:span></text:span></text:p>
      <text:p text:style-name="P198"><text:span text:style-name="Source_20_Text"><text:span text:style-name="T313">9=23695</text:span></text:span></text:p>
      <text:p text:style-name="P198"><text:soft-page-break/><text:span text:style-name="Source_20_Text"><text:span text:style-name="T313">sampling test set....</text:span></text:span></text:p>
      <text:p text:style-name="P198"><text:span text:style-name="Source_20_Text"><text:span text:style-name="T313">done</text:span></text:span></text:p>
      <text:p text:style-name="P198"><text:span text:style-name="Source_20_Text"><text:span text:style-name="T234"/></text:span></text:p>
      <text:p text:style-name="P198"><text:span text:style-name="Source_20_Text"><text:span text:style-name="T234"/></text:span></text:p>
      <text:p text:style-name="P198"><text:span text:style-name="Source_20_Text"><text:span text:style-name="T234"/></text:span></text:p>
      <text:p text:style-name="P185"><text:span text:style-name="Source_20_Text"><text:span text:style-name="T209">Запуск обучения</text:span></text:span></text:p>
      <text:p text:style-name="P185"><text:span text:style-name="Source_20_Text"><text:span text:style-name="T209"/></text:span></text:p>
      <text:p text:style-name="P184"><text:span text:style-name="Source_20_Text"><text:span text:style-name="T63"><text:s text:c="4"/>gpuindex=[gpu device index; default value is gpu if present, cpu otw.] (-1)</text:span></text:span></text:p>
      <text:p text:style-name="P184"><text:span text:style-name="Source_20_Text"><text:span text:style-name="T63"><text:s text:c="4"/></text:span></text:span><text:span text:style-name="Source_20_Text"><text:span text:style-name="T304">datadir=[directory to search for train and validate files] ()</text:span></text:span></text:p>
      <text:p text:style-name="P184"><text:span text:style-name="Source_20_Text"><text:span text:style-name="T63"><text:s text:c="4"/>trainfile=[path to training data file] ()</text:span></text:span></text:p>
      <text:p text:style-name="P184"><text:span text:style-name="Source_20_Text"><text:span text:style-name="T63"><text:s text:c="4"/></text:span></text:span><text:span text:style-name="Source_20_Text"><text:span text:style-name="T351">dataset=[choose datadir,trainfile,and validatefile for certain datasets [mnist|norb|kgsgo|cifar10]] (norb)</text:span></text:span></text:p>
      <text:p text:style-name="P184"><text:span text:style-name="Source_20_Text"><text:span text:style-name="T63"><text:s text:c="4"/>validatefile=[path to validation data file] ()</text:span></text:span></text:p>
      <text:p text:style-name="P184"><text:span text:style-name="Source_20_Text"><text:span text:style-name="T63"><text:s text:c="4"/>numtrain=[num training examples] (-1)</text:span></text:span></text:p>
      <text:p text:style-name="P184"><text:span text:style-name="Source_20_Text"><text:span text:style-name="T63"><text:s text:c="4"/>numtest=[num test examples]] (-1)</text:span></text:span></text:p>
      <text:p text:style-name="P184"><text:span text:style-name="Source_20_Text"><text:span text:style-name="T63"><text:s text:c="4"/>batchsize=[batch size] (128)</text:span></text:span></text:p>
      <text:p text:style-name="P184"><text:span text:style-name="Source_20_Text"><text:span text:style-name="T63"><text:s text:c="4"/></text:span></text:span><text:span text:style-name="Source_20_Text"><text:span text:style-name="T304">numepochs=[number epochs] (12)</text:span></text:span></text:p>
      <text:p text:style-name="P184"><text:span text:style-name="Source_20_Text"><text:span text:style-name="T63"><text:s text:c="4"/>netdef=[network definition] (rt2-8c5z-relu-mp2-16c5z-relu-mp3-150n-tanh-10n)</text:span></text:span></text:p>
      <text:p text:style-name="P184"><text:span text:style-name="Source_20_Text"><text:span text:style-name="T63"><text:s text:c="4"/>loadweights=[load weights from file at startup?] (0)</text:span></text:span></text:p>
      <text:p text:style-name="P184"><text:span text:style-name="Source_20_Text"><text:span text:style-name="T63"><text:s text:c="4"/>weightsfile=[file to write weights to] (weights.dat)</text:span></text:span></text:p>
      <text:p text:style-name="P184"><text:span text:style-name="Source_20_Text"><text:span text:style-name="T63"><text:s text:c="4"/>writeweightsinterval=[write weights every this many minutes] (0)</text:span></text:span></text:p>
      <text:p text:style-name="P184"><text:span text:style-name="Source_20_Text"><text:span text:style-name="T63"><text:s text:c="4"/>normalization=[[stddev|maxmin]] (stddev)</text:span></text:span></text:p>
      <text:p text:style-name="P184"><text:span text:style-name="Source_20_Text"><text:span text:style-name="T63"><text:s text:c="4"/>normalizationnumstds=[with stddev normalization, how many stddevs from mean is 1?] (2)</text:span></text:span></text:p>
      <text:p text:style-name="P184"><text:span text:style-name="Source_20_Text"><text:span text:style-name="T63"><text:s text:c="4"/>dumptimings=[dump detailed timings each epoch? [1|0]] (0)</text:span></text:span></text:p>
      <text:p text:style-name="P184"><text:span text:style-name="Source_20_Text"><text:span text:style-name="T63"><text:s text:c="4"/>multinet=[number of Mcdnn columns to train] (1)</text:span></text:span></text:p>
      <text:p text:style-name="P184"><text:span text:style-name="Source_20_Text"><text:span text:style-name="T63"><text:s text:c="4"/>loadondemand=[load data on demand [1|0]] (0)</text:span></text:span></text:p>
      <text:p text:style-name="P184"><text:span text:style-name="Source_20_Text"><text:span text:style-name="T63"><text:s text:c="4"/>filereadbatches=[how many batches to read from file each time? (for loadondemand=1)] (50)</text:span></text:span></text:p>
      <text:p text:style-name="P184"><text:span text:style-name="Source_20_Text"><text:span text:style-name="T63"><text:s text:c="4"/>normalizationexamples=[number of examples to read to determine normalization parameters] (10000)</text:span></text:span></text:p>
      <text:p text:style-name="P184"><text:span text:style-name="Source_20_Text"><text:span text:style-name="T63"><text:s text:c="4"/>weightsinitializer=[initializer for weights, choices: original, uniform (default: original)] (original)</text:span></text:span></text:p>
      <text:p text:style-name="P184"><text:span text:style-name="Source_20_Text"><text:span text:style-name="T63"><text:s text:c="4"/>trainer=[which trainer, sgd, anneal, nesterov, adagrad, rmsprop, or adadelta (default: sgd)] (sgd)</text:span></text:span></text:p>
      <text:p text:style-name="P184"><text:span text:style-name="Source_20_Text"><text:span text:style-name="T63"><text:s text:c="4"/></text:span></text:span><text:span text:style-name="Source_20_Text"><text:span text:style-name="T304">learningrate=[learning rate, a float value, used by all trainers] (1e-05)</text:span></text:span></text:p>
      <text:p text:style-name="P184"><text:span text:style-name="Source_20_Text"><text:span text:style-name="T63"><text:s text:c="4"/>momentum=[momentum, used by sgd and nesterov trainers] (0)</text:span></text:span></text:p>
      <text:p text:style-name="P184"><text:span text:style-name="Source_20_Text"><text:span text:style-name="T63"><text:s text:c="4"/>weightdecay=[weight decay, 0 means no decay; 1 means full decay, used by sgd trainer] (0)</text:span></text:span></text:p>
      <text:p text:style-name="P187"><text:span text:style-name="Source_20_Text"><text:span text:style-name="T234">./deepcl_train learningrate=0.00001 dataset=norb datadir=/home/user/datasets/norb numepochs=40</text:span></text:span></text:p>
      <text:p text:style-name="P195"><text:span text:style-name="Source_20_Text"><text:span text:style-name="T350">40 эпох – точность 80%</text:span></text:span></text:p>
      <text:p text:style-name="P186"><text:span text:style-name="Source_20_Text"><text:span text:style-name="T235">./deepcl_train learningrate=0.00001 dataset=norb datadir=/home/user/datasets/norb numepochs=</text:span></text:span><text:span text:style-name="Source_20_Text"><text:span text:style-name="T236">60</text:span></text:span></text:p>
      <text:p text:style-name="P196"><text:span text:style-name="Source_20_Text"><text:span text:style-name="T352">6</text:span></text:span><text:span text:style-name="Source_20_Text"><text:span text:style-name="T350">0 эпох – точность 8</text:span></text:span><text:span text:style-name="Source_20_Text"><text:span text:style-name="T353">3,4</text:span></text:span><text:span text:style-name="Source_20_Text"><text:span text:style-name="T350">%</text:span></text:span></text:p>
      <text:p text:style-name="P196"><text:span text:style-name="Source_20_Text"><text:span text:style-name="T235">./deepcl_train learningrate=0.00001 dataset=norb datadir=/home/user/datasets/norb numepochs=</text:span></text:span><text:span text:style-name="Source_20_Text"><text:span text:style-name="T237">100</text:span></text:span></text:p>
      <text:p text:style-name="P197"><text:span text:style-name="Source_20_Text"><text:span text:style-name="T354">100</text:span></text:span><text:span text:style-name="Source_20_Text"><text:span text:style-name="T350"> эпох – точность 86.2%</text:span></text:span></text:p>
      <text:p text:style-name="P189"><text:span text:style-name="Source_20_Text"><text:span text:style-name="T202"/></text:span></text:p>
      <text:p text:style-name="P199"><text:span text:style-name="Source_20_Text"><text:span text:style-name="T240">Dataset cifar</text:span></text:span></text:p>
      <text:p text:style-name="P189"><text:span text:style-name="Source_20_Text"><text:span text:style-name="T202"/></text:span></text:p>
      <text:p text:style-name="P189"><text:span text:style-name="Source_20_Text"><text:span text:style-name="T235">./cifar-to-mat /home/user/datasets/cifar</text:span></text:span></text:p>
      <text:p text:style-name="P189"><text:span text:style-name="Source_20_Text"><text:span text:style-name="T310">num examples: 10000 imagesSize 30720000</text:span></text:span></text:p>
      <text:p text:style-name="P189"><text:span text:style-name="Source_20_Text"><text:span text:style-name="T235">./deepcl_train learningrate=0.00001 dataset=cifar10 datadir=/home/user/datasets/cifar numepochs=40</text:span></text:span></text:p>
      <text:p text:style-name="P200"><text:span text:style-name="Source_20_Text"><text:span text:style-name="T350">40 эпох – точность 48.58%</text:span></text:span></text:p>
      <text:p text:style-name="P201"><text:span text:style-name="Source_20_Text"><text:span text:style-name="T235">./deepcl_train learningrate=0.00001 dataset=cifar10 datadir=/home/user/datasets/cifar numepochs=</text:span></text:span><text:span text:style-name="Source_20_Text"><text:span text:style-name="T238">200</text:span></text:span></text:p>
      <text:p text:style-name="P201"><text:span text:style-name="Source_20_Text"><text:span text:style-name="T355">200</text:span></text:span><text:span text:style-name="Source_20_Text"><text:span text:style-name="T350"> эпох – точность 62.91%</text:span></text:span></text:p>
      <text:p text:style-name="P200"><text:span text:style-name="Source_20_Text"/></text:p>
      <text:p text:style-name="P202"><text:span text:style-name="Source_20_Text"><text:span text:style-name="T235">./deepcl_predict weightsfile=weights.dat inputfile=</text:span></text:span><text:span text:style-name="Source_20_Text"><text:span text:style-name="T239">33.jpg</text:span></text:span></text:p>
      <text:p text:style-name="P189"><text:span text:style-name="Source_20_Text"><text:span text:style-name="T64">Usage: ./deepcl_predict [key]=[value] [[key]=[value]] ...</text:span></text:span></text:p>
      <text:p text:style-name="P189"><text:span text:style-name="Source_20_Text"><text:span text:style-name="T68"/></text:span></text:p>
      <text:p text:style-name="P189"><text:span text:style-name="Source_20_Text"><text:span text:style-name="T314">Possible key=value pairs:</text:span></text:span></text:p>
      <text:p text:style-name="P189"><text:span text:style-name="Source_20_Text"><text:span text:style-name="T314">public api, shouldnt change within major version:</text:span></text:span></text:p>
      <text:p text:style-name="P189"><text:span text:style-name="Source_20_Text"><text:span text:style-name="T314"><text:s text:c="4"/>gpuindex=[gpu device index; default value is gpu if present, cpu otw.] (-1)</text:span></text:span></text:p>
      <text:p text:style-name="P189"><text:span text:style-name="Source_20_Text"><text:span text:style-name="T314"><text:s text:c="4"/>weightsfile=[file to read weights from] (weights.dat)</text:span></text:span></text:p>
      <text:p text:style-name="P189"><text:span text:style-name="Source_20_Text"><text:span text:style-name="T314"><text:s text:c="4"/>batchsize=[batch size] (128)</text:span></text:span></text:p>
      <text:p text:style-name="P189"><text:soft-page-break/><text:span text:style-name="Source_20_Text"><text:span text:style-name="T315"/></text:span></text:p>
      <text:p text:style-name="P189"><text:span text:style-name="Source_20_Text"><text:span text:style-name="T314">unstable, might change within major version:</text:span></text:span></text:p>
      <text:p text:style-name="P189"><text:span text:style-name="Source_20_Text"><text:span text:style-name="T314"><text:s text:c="4"/>inputfile=[file to read inputs from, if empty, read stdin (default)] ()</text:span></text:span></text:p>
      <text:p text:style-name="P189"><text:span text:style-name="Source_20_Text"><text:span text:style-name="T314"><text:s text:c="4"/>outputfile=[file to write outputs to, if empty, write to stdout] ()</text:span></text:span></text:p>
      <text:p text:style-name="P189"><text:span text:style-name="Source_20_Text"><text:span text:style-name="T314"><text:s text:c="4"/>outputlayer=[layer to write output from, default -1 means: last layer] (-1)</text:span></text:span></text:p>
      <text:p text:style-name="P189"><text:span text:style-name="Source_20_Text"><text:span text:style-name="T314"><text:s text:c="4"/>writelabels=[write integer labels, instead of probabilities etc (default 0)] (0)</text:span></text:span></text:p>
      <text:p text:style-name="P189"><text:span text:style-name="Source_20_Text"><text:span text:style-name="T314"><text:s text:c="4"/>outputformat=[output format [binary|text]] (text)</text:span></text:span></text:p>
      <text:p text:style-name="P203"><text:span text:style-name="Source_20_Text"><text:span text:style-name="T241">Пока не работает inference</text:span></text:span></text:p>
      <text:p text:style-name="P204"><text:span text:style-name="Source_20_Text"><text:span text:style-name="T242">Читать Readme dataset <text:s/>to <text:s/>jpeg <text:s/>и <text:s/>обучить</text:span></text:span></text:p>
      <text:p text:style-name="P189"><text:span text:style-name="Source_20_Text"><text:span text:style-name="T235"/></text:span></text:p>
      <text:p text:style-name="P189"><text:span text:style-name="Source_20_Text"><text:span text:style-name="T235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89"><text:span text:style-name="Source_20_Text"><text:span text:style-name="T235"/></text:span></text:p>
      <text:p text:style-name="P205"><text:span text:style-name="Source_20_Text"><text:span text:style-name="T287">Docker image yolo8</text:span></text:span></text:p>
      <text:p text:style-name="P206"><text:span text:style-name="Source_20_Text"><text:span text:style-name="T356">docker load &lt; yolo8.tar</text:span></text:span></text:p>
      <text:p text:style-name="P190"><text:span text:style-name="Source_20_Text"><text:span text:style-name="T357">docker image tag afdca96f8b7d </text:span></text:span><text:span text:style-name="Source_20_Text"><text:span text:style-name="T356">yolo8</text:span></text:span></text:p>
      <text:p text:style-name="P189"><text:span text:style-name="Source_20_Text"><text:span text:style-name="T210">mkdir -p ~/yolov8/inputs</text:span></text:span></text:p>
      <text:p text:style-name="P293">Download sample image:</text:p>
      <text:p text:style-name="P293">curl -o ~/yolov8/inputs/test.jpg https://raw.githubusercontent.com/rdcolema/tensorflow-image-classification/master/cat.jpg </text:p>
      <text:p text:style-name="P335">Object detection:</text:p>
      <text:p text:style-name="P302">docker run -it --rm -v ~/yolov8:/yolov8 yolo8 detect predict save model=yolov8<text:span text:style-name="T358">n</text:span>.pt source=inputs/test.jpg</text:p>
      <text:p text:style-name="P354">image 1/1 /yolov8/inputs/test.jpg: 384x640 1 cat, 1 bed, 24.8ms</text:p>
      <text:p text:style-name="P354">Speed: 1.2ms preprocess, 24.8ms inference, 0.9ms postprocess per image at shape (1, 3, 384, 640)</text:p>
      <text:p text:style-name="P354">Results saved to runs/detect/predict3</text:p>
      <text:p text:style-name="P105"><text:span text:style-name="Source_20_Text"><text:span text:style-name="T388">docker run -it --rm -v ~/yolov8:/yolov8 yolo8 detect predict save model=yolov8</text:span></text:span><text:span text:style-name="Source_20_Text"><text:span text:style-name="T391">n</text:span></text:span><text:span text:style-name="Source_20_Text"><text:span text:style-name="T388">.pt source=inputs/</text:span></text:span><text:span text:style-name="Source_20_Text"><text:span text:style-name="T389">bus</text:span></text:span><text:span text:style-name="Source_20_Text"><text:span text:style-name="T388">.jpg</text:span></text:span></text:p>
      <text:p text:style-name="P327"><text:span text:style-name="Source_20_Text"><text:span text:style-name="T376">Успешно</text:span></text:span></text:p>
      <text:p text:style-name="P189"><text:span text:style-name="Source_20_Text"><text:span text:style-name="T235"/></text:span></text:p>
      <text:p text:style-name="P336">Image segmentation:</text:p>
      <text:p text:style-name="P316">docker run -it --rm -v ~/yolov8:/yolov8 yolo8 segment predict save model=yolov8<text:span text:style-name="T414">n</text:span>-seg.pt source=inputs/test.jpg</text:p>
      <text:p text:style-name="P356">image 1/1 /yolov8/inputs/test.jpg: 384x640 1 cat, 1 bed, 35.2ms</text:p>
      <text:p text:style-name="P356">Speed: 1.4ms preprocess, 35.2ms inference, 1.8ms postprocess per image at shape (1, 3, 384, 640)</text:p>
      <text:p text:style-name="P356">Results saved to runs/segment/predict2</text:p>
      <text:p text:style-name="P327"><text:span text:style-name="Source_20_Text"><text:span text:style-name="T376">Успешно</text:span></text:span></text:p>
      <text:p text:style-name="P189"><text:span text:style-name="Source_20_Text"><text:span text:style-name="T235"/></text:span></text:p>
      <text:p text:style-name="P337">Image classification:</text:p>
      <text:p text:style-name="P317">docker run -it --rm -v ~/yolov8:/yolov8 yolo8 classify predict save model=yolov8<text:span text:style-name="T416">n</text:span>-cls.pt source=inputs/test.jpg</text:p>
      <text:p text:style-name="P328">Успешно</text:p>
      <text:p text:style-name="P328"/>
      <text:p text:style-name="P294"><text:span text:style-name="T202">docker run -it --rm <text:s/>yolo8</text:span> <text:s text:c="4"/><text:span text:style-name="T415">Выводит справку команд</text:span></text:p>
      <text:p text:style-name="P294"><text:span text:style-name="Source_20_Text"><text:span text:style-name="T334"/></text:span></text:p>
      <text:p text:style-name="P189"><text:span text:style-name="Source_20_Text"><text:span text:style-name="T235"/></text:span></text:p>
      <text:p text:style-name="P189"><text:span text:style-name="Source_20_Text"><text:span text:style-name="T110"><text:s text:c="8"/>yolo TASK MODE ARGS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8"/>Where <text:s text:c="2"/>TASK (optional) is one of {'detect', 'pose', 'obb', 'classify', 'segment'}</text:span></text:span></text:p>
      <text:p text:style-name="P189"><text:span text:style-name="Source_20_Text"><text:span text:style-name="T110"><text:s text:c="16"/>MODE (required) is one of {'predict', 'benchmark', 'val', 'track', 'export', 'train'}</text:span></text:span></text:p>
      <text:p text:style-name="P189"><text:span text:style-name="Source_20_Text"><text:span text:style-name="T110"><text:s text:c="16"/>ARGS (optional) are any number of custom 'arg=value' pairs like 'imgsz=320' that override defaults.</text:span></text:span></text:p>
      <text:p text:style-name="P189"><text:span text:style-name="Source_20_Text"><text:span text:style-name="T110"><text:s text:c="20"/>See all ARGS at https://docs.ultralytics.com/usage/cfg or with 'yolo cfg'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4"/>1. Train a detection model for 10 epochs with an initial learning_rate of 0.01</text:span></text:span></text:p>
      <text:p text:style-name="P189"><text:span text:style-name="Source_20_Text"><text:span text:style-name="T110"><text:s text:c="8"/>yolo train data=coco8.yaml model=yolov8n.pt epochs=10 lr0=0.01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4"/>2. Predict a YouTube video using a pretrained segmentation model at image size 320:</text:span></text:span></text:p>
      <text:p text:style-name="P189"><text:span text:style-name="Source_20_Text"><text:span text:style-name="T110"><text:s text:c="8"/>yolo predict model=yolov8n-seg.pt source='https://youtu.be/LNwODJXcvt4' imgsz=320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4"/>3. Val a pretrained detection model at batch-size 1 and image size 640:</text:span></text:span></text:p>
      <text:p text:style-name="P189"><text:span text:style-name="Source_20_Text"><text:span text:style-name="T110"><text:s text:c="8"/>yolo val model=yolov8n.pt data=coco8.yaml batch=1 imgsz=640</text:span></text:span></text:p>
      <text:p text:style-name="P189"><text:soft-page-break/><text:span text:style-name="Source_20_Text"><text:span text:style-name="T111"/></text:span></text:p>
      <text:p text:style-name="P189"><text:span text:style-name="Source_20_Text"><text:span text:style-name="T110"><text:s text:c="4"/>4. Export a YOLOv8n classification model to ONNX format at image size 224 by 128 (no TASK required)</text:span></text:span></text:p>
      <text:p text:style-name="P189"><text:span text:style-name="Source_20_Text"><text:span text:style-name="T110"><text:s text:c="8"/>yolo export model=yolov8n-cls.pt format=onnx imgsz=224,128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4"/>5. Explore your datasets using semantic search and SQL with a simple GUI powered by Ultralytics Explorer API</text:span></text:span></text:p>
      <text:p text:style-name="P189"><text:span text:style-name="Source_20_Text"><text:span text:style-name="T110"><text:s text:c="8"/>yolo explorer data=data.yaml model=yolov8n.pt</text:span></text:span></text:p>
      <text:p text:style-name="P189"><text:span text:style-name="Source_20_Text"><text:span text:style-name="T110"><text:s text:c="4"/></text:span></text:span></text:p>
      <text:p text:style-name="P189"><text:span text:style-name="Source_20_Text"><text:span text:style-name="T110"><text:s text:c="4"/>6. Streamlit real-time webcam inference GUI</text:span></text:span></text:p>
      <text:p text:style-name="P189"><text:span text:style-name="Source_20_Text"><text:span text:style-name="T110"><text:s text:c="8"/>yolo streamlit-predict</text:span></text:span></text:p>
      <text:p text:style-name="P189"><text:span text:style-name="Source_20_Text"><text:span text:style-name="T110"><text:s text:c="8"/></text:span></text:span></text:p>
      <text:p text:style-name="P189"><text:span text:style-name="Source_20_Text"><text:span text:style-name="T110"><text:s text:c="4"/>7. Run special commands:</text:span></text:span></text:p>
      <text:p text:style-name="P189"><text:span text:style-name="Source_20_Text"><text:span text:style-name="T110"><text:s text:c="8"/>yolo help</text:span></text:span></text:p>
      <text:p text:style-name="P189"><text:span text:style-name="Source_20_Text"><text:span text:style-name="T110"><text:s text:c="8"/>yolo checks</text:span></text:span></text:p>
      <text:p text:style-name="P189"><text:span text:style-name="Source_20_Text"><text:span text:style-name="T110"><text:s text:c="8"/>yolo version</text:span></text:span></text:p>
      <text:p text:style-name="P189"><text:span text:style-name="Source_20_Text"><text:span text:style-name="T110"><text:s text:c="8"/>yolo settings</text:span></text:span></text:p>
      <text:p text:style-name="P189"><text:span text:style-name="Source_20_Text"><text:span text:style-name="T110"><text:s text:c="8"/>yolo copy-cfg</text:span></text:span></text:p>
      <text:p text:style-name="P189"><text:span text:style-name="Source_20_Text"><text:span text:style-name="T110"><text:s text:c="8"/>yolo cfg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4"/>Docs: https://docs.ultralytics.com</text:span></text:span></text:p>
      <text:p text:style-name="P189"><text:span text:style-name="Source_20_Text"><text:span text:style-name="T110"><text:s text:c="4"/>Community: https://community.ultralytics.com</text:span></text:span></text:p>
      <text:p text:style-name="P189"><text:span text:style-name="Source_20_Text"><text:span text:style-name="T110"><text:s text:c="4"/>GitHub: https://github.com/ultralytics/ultralytics</text:span></text:span></text:p>
      <text:p text:style-name="P189"><text:span text:style-name="Source_20_Text"><text:span text:style-name="T235"/></text:span></text:p>
      <text:p text:style-name="P207"><text:span text:style-name="Source_20_Text"><text:span text:style-name="T210">docker run -it --rm -v ~/yolov8:/yolov8 yolo8 copy-cfg</text:span></text:span></text:p>
      <text:p text:style-name="P330"><text:span text:style-name="Source_20_Text"><text:span text:style-name="T378">copied to /yolov8/default_copy.yaml</text:span></text:span></text:p>
      <text:p text:style-name="P207"><text:span text:style-name="Source_20_Text"><text:span text:style-name="T210"/></text:span></text:p>
      <text:p text:style-name="P207"><text:span text:style-name="Source_20_Text"><text:span text:style-name="T210">docker run -it --rm -v ~/yolov8:/yolov8 yolo8 checks</text:span></text:span></text:p>
      <text:p text:style-name="P207"><text:span text:style-name="Source_20_Text"><text:span text:style-name="T210">docker run -it --rm -v ~/yolov8:/yolov8 yolo8 </text:span></text:span><text:span text:style-name="Source_20_Text"><text:span text:style-name="T211">settings</text:span></text:span></text:p>
      <text:p text:style-name="P207"><text:span text:style-name="Source_20_Text"><text:span text:style-name="T210">docker run -it --rm -v ~/yolov8:/yolov8 yolo8 </text:span></text:span><text:span text:style-name="Source_20_Text"><text:span text:style-name="T211">cfg</text:span></text:span></text:p>
      <text:p text:style-name="P207"><text:span text:style-name="Source_20_Text"><text:span text:style-name="T333"/></text:span></text:p>
      <text:p text:style-name="P189"><text:span text:style-name="Source_20_Text"><text:span text:style-name="T235"/></text:span></text:p>
      <text:p text:style-name="P352"><text:span text:style-name="Source_20_Text"><text:span text:style-name="T390">Train</text:span></text:span><text:span text:style-name="Source_20_Text"><text:span text:style-name="T388">:</text:span></text:span></text:p>
      <text:p text:style-name="P303"><text:span text:style-name="Source_20_Text"><text:span text:style-name="T376">docker run -it --rm </text:span></text:span><text:span text:style-name="Source_20_Text"><text:span text:style-name="T377">-v ~/yolov8:/yolov8 </text:span></text:span><text:span text:style-name="Source_20_Text"><text:span text:style-name="T359">yolo</text:span></text:span><text:span text:style-name="Source_20_Text"><text:span text:style-name="T404">8</text:span></text:span><text:span text:style-name="Source_20_Text"><text:span text:style-name="T359"> train data=coco8.yaml model=yolov8n.pt epochs=</text:span></text:span><text:span text:style-name="Source_20_Text"><text:span text:style-name="T404">2</text:span></text:span><text:span text:style-name="Source_20_Text"><text:span text:style-name="T359"> lr0=0.01</text:span></text:span></text:p>
      <text:p text:style-name="P329"><text:span text:style-name="Source_20_Text"><text:span text:style-name="T376">Успешно </text:span></text:span><text:span text:style-name="Source_20_Text"><text:span text:style-name="T378">cо св</text:span></text:span><text:span text:style-name="Source_20_Text"><text:span text:style-name="T379">оим</text:span></text:span><text:span text:style-name="Source_20_Text"><text:span text:style-name="T378"> датасетом</text:span></text:span></text:p>
      <text:p text:style-name="P329"><text:span text:style-name="Source_20_Text"><text:span text:style-name="T378"/></text:span></text:p>
      <text:p text:style-name="P208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08"><text:span text:style-name="Source_20_Text"><text:span text:style-name="T210">mkdir -p</text:span></text:span><text:span text:style-name="Source_20_Text"><text:span text:style-name="T360"> ~/yolo</text:span></text:span><text:span text:style-name="Source_20_Text"><text:span text:style-name="T361">v</text:span></text:span><text:span text:style-name="Source_20_Text"><text:span text:style-name="T360">8/ultralytics/cfg/datasets</text:span></text:span></text:p>
      <text:p text:style-name="P208"><text:span text:style-name="Source_20_Text"><text:span text:style-name="T360"/></text:span></text:p>
      <text:p text:style-name="P304"><text:span text:style-name="Source_20_Text"><text:span text:style-name="T376">docker run -it --rm --ipc=host </text:span></text:span><text:span text:style-name="Source_20_Text"><text:span text:style-name="T298">--gpus all</text:span></text:span><text:span text:style-name="Source_20_Text"><text:span text:style-name="T376"> </text:span></text:span><text:span text:style-name="Source_20_Text"><text:span text:style-name="T379">\</text:span></text:span></text:p>
      <text:p text:style-name="P304"><text:span text:style-name="Source_20_Text"><text:span text:style-name="T377">-v ~/yolov8:/yolov8 </text:span></text:span><text:span text:style-name="Source_20_Text"><text:span text:style-name="T379">\</text:span></text:span></text:p>
      <text:p text:style-name="P305"><text:span text:style-name="Source_20_Text"><text:span text:style-name="T377">-v ~/</text:span></text:span><text:span text:style-name="Source_20_Text"><text:span text:style-name="T380">datasets</text:span></text:span><text:span text:style-name="Source_20_Text"><text:span text:style-name="T377">:/</text:span></text:span><text:span text:style-name="Source_20_Text"><text:span text:style-name="T380">yolov8/datasets</text:span></text:span><text:span text:style-name="Source_20_Text"><text:span text:style-name="T377"> </text:span></text:span><text:span text:style-name="Source_20_Text"><text:span text:style-name="T379">\</text:span></text:span></text:p>
      <text:p text:style-name="P306"><text:span text:style-name="Source_20_Text"><text:span text:style-name="T359">yolo</text:span></text:span><text:span text:style-name="Source_20_Text"><text:span text:style-name="T404">8</text:span></text:span><text:span text:style-name="Source_20_Text"><text:span text:style-name="T359"> train </text:span></text:span><text:span text:style-name="Source_20_Text"><text:span text:style-name="T299">device=0</text:span></text:span><text:span text:style-name="Source_20_Text"><text:span text:style-name="T381"> </text:span></text:span><text:span text:style-name="Source_20_Text"><text:span text:style-name="T359">data=night_fly_256.yaml model=yolov8n.pt epochs=</text:span></text:span><text:span text:style-name="Source_20_Text"><text:span text:style-name="T404">2</text:span></text:span><text:span text:style-name="Source_20_Text"><text:span text:style-name="T359"> lr0=0.01</text:span></text:span></text:p>
      <text:p text:style-name="P209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189"><text:span text:style-name="Source_20_Text"><text:span text:style-name="T235"/></text:span></text:p>
      <text:p text:style-name="P189"><text:span text:style-name="Source_20_Text"><text:span text:style-name="T417">Установка NVIDIA Docker Runtime</text:span></text:span></text:p>
      <text:p text:style-name="P189"><text:span text:style-name="Source_20_Text"><text:span text:style-name="T417">Теперь давай установим NVIDIA Docker runtime, чтобы включить поддержку GPU в контейнерах Docker:</text:span></text:span></text:p>
      <text:p text:style-name="P189"><text:span text:style-name="Source_20_Text"><text:span text:style-name="T417"># Add NVIDIA package repositories</text:span></text:span></text:p>
      <text:p text:style-name="P189"><text:span text:style-name="Source_20_Text"><text:span text:style-name="T417">curl -s -L https://nvidia.github.io/nvidia-docker/gpgkey | sudo apt-key add -distribution=$(lsb_release -cs)</text:span></text:span></text:p>
      <text:p text:style-name="P189"><text:span text:style-name="Source_20_Text"><text:span text:style-name="T417">curl -s -L https://nvidia.github.io/nvidia-docker/$distribution/nvidia-docker.list | sudo tee /etc/apt/sources.list.d/nvidia-docker.list</text:span></text:span></text:p>
      <text:p text:style-name="P189"><text:span text:style-name="Source_20_Text"><text:span text:style-name="T417"># Install NVIDIA Docker runtime</text:span></text:span></text:p>
      <text:p text:style-name="P189"><text:span text:style-name="Source_20_Text"><text:span text:style-name="T417">sudo apt-get update</text:span></text:span></text:p>
      <text:p text:style-name="P189"><text:span text:style-name="Source_20_Text"><text:span text:style-name="T417">sudo apt-get install -y nvidia-docker2</text:span></text:span></text:p>
      <text:p text:style-name="P189"><text:span text:style-name="Source_20_Text"><text:span text:style-name="T417"># Restart Docker service to apply changes</text:span></text:span></text:p>
      <text:p text:style-name="P189"><text:span text:style-name="Source_20_Text"><text:span text:style-name="T417">sudo systemctl restart docker</text:span></text:span></text:p>
      <text:p text:style-name="P212"><text:span text:style-name="Source_20_Text"><text:span text:style-name="T97">Подключить GPU не удалось</text:span></text:span></text:p>
      <text:p text:style-name="P213"><text:soft-page-break/><text:span text:style-name="Source_20_Text"><text:span text:style-name="T99">Запускаю обучение 10 эпох</text:span></text:span></text:p>
      <text:p text:style-name="P307"><text:span text:style-name="Source_20_Text"><text:span text:style-name="T376">docker run -it --rm </text:span></text:span><text:span text:style-name="Source_20_Text"><text:span text:style-name="T377">-v ~/yolov8:/yolov8 -v ~/</text:span></text:span><text:span text:style-name="Source_20_Text"><text:span text:style-name="T380">datasets</text:span></text:span><text:span text:style-name="Source_20_Text"><text:span text:style-name="T377">:/</text:span></text:span><text:span text:style-name="Source_20_Text"><text:span text:style-name="T380">yolov8/datasets</text:span></text:span><text:span text:style-name="Source_20_Text"><text:span text:style-name="T377"> </text:span></text:span><text:span text:style-name="Source_20_Text"><text:span text:style-name="T359">yolo</text:span></text:span><text:span text:style-name="Source_20_Text"><text:span text:style-name="T404">8</text:span></text:span><text:span text:style-name="Source_20_Text"><text:span text:style-name="T359"> train </text:span></text:span><text:span text:style-name="Source_20_Text"><text:span text:style-name="T381">device=0 </text:span></text:span><text:span text:style-name="Source_20_Text"><text:span text:style-name="T359">data=night_fly_256.yaml model=yolov8n.pt </text:span></text:span><text:span text:style-name="Source_20_Text"><text:span text:style-name="T406">imgsz=256</text:span></text:span><text:span text:style-name="Source_20_Text"><text:span text:style-name="T359"> epochs=</text:span></text:span><text:span text:style-name="Source_20_Text"><text:span text:style-name="T405">10</text:span></text:span><text:span text:style-name="Source_20_Text"><text:span text:style-name="T359"> lr0=0.01</text:span></text:span></text:p>
      <text:p text:style-name="P309"><text:span text:style-name="Source_20_Text"><text:span text:style-name="T105">Файл весов положить в корень yolov8</text:span></text:span></text:p>
      <text:p text:style-name="P308"><text:span text:style-name="Source_20_Text"><text:span text:style-name="T376">docker run -it --rm -v ~/yolov8:/yolov8 </text:span></text:span><text:span text:style-name="Source_20_Text"><text:span text:style-name="T382">\</text:span></text:span></text:p>
      <text:p text:style-name="P308"><text:span text:style-name="Source_20_Text"><text:span text:style-name="T376">yolo8 detect predict save </text:span></text:span><text:span text:style-name="Source_20_Text"><text:span text:style-name="T382">\</text:span></text:span></text:p>
      <text:p text:style-name="P308"><text:span text:style-name="Source_20_Text"><text:span text:style-name="T376">model=</text:span></text:span><text:span text:style-name="Source_20_Text"><text:span text:style-name="T382">add_trained_10_epoche_256.pt</text:span></text:span><text:span text:style-name="Source_20_Text"><text:span text:style-name="T376"> </text:span></text:span><text:span text:style-name="Source_20_Text"><text:span text:style-name="T382">\</text:span></text:span></text:p>
      <text:p text:style-name="P308"><text:span text:style-name="Source_20_Text"><text:span text:style-name="T376">source=inputs/</text:span></text:span><text:span text:style-name="Source_20_Text"><text:span text:style-name="T382">nf</text:span></text:span><text:span text:style-name="Source_20_Text"><text:span text:style-name="T383">1</text:span></text:span><text:span text:style-name="Source_20_Text"><text:span text:style-name="T376">.jpg</text:span></text:span></text:p>
      <text:p text:style-name="P355">image 1/1 /yolov8/inputs/nf1.jpg: 256x256 1 boat, 14.8ms</text:p>
      <text:p text:style-name="P355">Speed: 0.5ms preprocess, 14.8ms inference, 0.6ms postprocess per image at shape (1, 3, 256, 256)</text:p>
      <text:p text:style-name="P355">Results saved to runs/detect/predict9</text:p>
      <text:p text:style-name="P307"><text:span text:style-name="Source_20_Text"><text:span text:style-name="T360"/></text:span></text:p>
      <text:p text:style-name="P310"><text:span text:style-name="Source_20_Text"><text:span text:style-name="T104">Конвертирую</text:span></text:span></text:p>
      <text:p text:style-name="P310"><text:span text:style-name="Source_20_Text"><text:span text:style-name="T359">docker run -v </text:span></text:span><text:span text:style-name="Source_20_Text"><text:span text:style-name="T407">~</text:span></text:span><text:span text:style-name="Source_20_Text"><text:span text:style-name="T359">/yolo</text:span></text:span><text:span text:style-name="Source_20_Text"><text:span text:style-name="T407">v</text:span></text:span><text:span text:style-name="Source_20_Text"><text:span text:style-name="T359">8:/share </text:span></text:span><text:span text:style-name="Source_20_Text"><text:span text:style-name="T407">\</text:span></text:span></text:p>
      <text:p text:style-name="P310"><text:span text:style-name="Source_20_Text"><text:span text:style-name="T359">ilooro/rknn-converter:latest </text:span></text:span><text:span text:style-name="Source_20_Text"><text:span text:style-name="T407">\</text:span></text:span></text:p>
      <text:p text:style-name="P310"><text:span text:style-name="Source_20_Text"><text:span text:style-name="T359">--model add_trained_10_epoche_256.pt </text:span></text:span><text:span text:style-name="Source_20_Text"><text:span text:style-name="T407">\</text:span></text:span></text:p>
      <text:p text:style-name="P310"><text:span text:style-name="Source_20_Text"><text:span text:style-name="T359">--height </text:span></text:span><text:span text:style-name="Source_20_Text"><text:span text:style-name="T407">256</text:span></text:span><text:span text:style-name="Source_20_Text"><text:span text:style-name="T359"> --width </text:span></text:span><text:span text:style-name="Source_20_Text"><text:span text:style-name="T407">256</text:span></text:span><text:span text:style-name="Source_20_Text"><text:span text:style-name="T359"> --quant --model_version 8</text:span></text:span></text:p>
      <text:p text:style-name="P311"><text:span text:style-name="Source_20_Text"><text:span text:style-name="T288">Проверить на Апельсине <text:s/></text:span></text:span><text:span text:style-name="Source_20_Text"><text:span text:style-name="T289">~/Yolov8/</text:span></text:span><text:span text:style-name="Source_20_Text"><text:span text:style-name="T288">add_trained_10_epoche_256.rknn</text:span></text:span></text:p>
      <text:p text:style-name="P311"><text:span text:style-name="Source_20_Text"><text:span text:style-name="T408"/></text:span></text:p>
      <text:p text:style-name="P312"><text:span text:style-name="Source_20_Text"><text:span text:style-name="T104">Пробую на другом контейнере </text:span></text:span></text:p>
      <text:p text:style-name="P307"><text:span text:style-name="Source_20_Text"><text:span text:style-name="T360"/></text:span></text:p>
      <text:p text:style-name="P312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12"><text:span text:style-name="Source_20_Text"><text:span text:style-name="T360"/></text:span></text:p>
      <text:p text:style-name="P307"><text:span text:style-name="Source_20_Text"><text:span text:style-name="T360"/></text:span></text:p>
      <text:p text:style-name="P307"><text:span text:style-name="Source_20_Text"><text:span text:style-name="T360"/></text:span></text:p>
      <text:p text:style-name="P212"><text:span text:style-name="Source_20_Text"><text:span text:style-name="T101">Перехожу обратно к DeepCL</text:span></text:span></text:p>
      <text:p text:style-name="P189"><text:span text:style-name="Source_20_Text"><text:span text:style-name="T357">./deepcl_train learningrate=0.00001 dataset=mnist datadir=/home/user/datasets/mnist numepochs=40 </text:span></text:span></text:p>
      <text:p text:style-name="P214"><text:span text:style-name="Source_20_Text"><text:span text:style-name="T357">./mnist-to-jpegs MNIST/t10k-images.idx3-ubyte JPG 1000</text:span></text:span></text:p>
      <text:p text:style-name="P210"><text:span text:style-name="Source_20_Text"><text:span text:style-name="T357">./mnist-to-jpegs /</text:span></text:span><text:span text:style-name="Source_20_Text"><text:span text:style-name="T418">home</text:span></text:span><text:span text:style-name="Source_20_Text"><text:span text:style-name="T357">/</text:span></text:span><text:span text:style-name="Source_20_Text"><text:span text:style-name="T418">user/datasets</text:span></text:span><text:span text:style-name="Source_20_Text"><text:span text:style-name="T357">/mnist/train-images.idx3-ubyte /</text:span></text:span><text:span text:style-name="Source_20_Text"><text:span text:style-name="T418">home</text:span></text:span><text:span text:style-name="Source_20_Text"><text:span text:style-name="T357">/</text:span></text:span><text:span text:style-name="Source_20_Text"><text:span text:style-name="T418">user/datasets</text:span></text:span><text:span text:style-name="Source_20_Text"><text:span text:style-name="T357">/mnist/imagenet 1280</text:span></text:span></text:p>
      <text:p text:style-name="P214"><text:span text:style-name="Source_20_Text"><text:span text:style-name="T235"/></text:span></text:p>
      <text:p text:style-name="P211"><text:span text:style-name="Source_20_Text"><text:span text:style-name="T357">./deepcl_train </text:span></text:span><text:span text:style-name="Source_20_Text"><text:span text:style-name="T419">\</text:span></text:span></text:p>
      <text:p text:style-name="P211"><text:span text:style-name="Source_20_Text"><text:span text:style-name="T357">datadir=/</text:span></text:span><text:span text:style-name="Source_20_Text"><text:span text:style-name="T418">home</text:span></text:span><text:span text:style-name="Source_20_Text"><text:span text:style-name="T357">/</text:span></text:span><text:span text:style-name="Source_20_Text"><text:span text:style-name="T418">user/datasets</text:span></text:span><text:span text:style-name="Source_20_Text"><text:span text:style-name="T357">/mnist/imagenet </text:span></text:span><text:span text:style-name="Source_20_Text"><text:span text:style-name="T419">\</text:span></text:span></text:p>
      <text:p text:style-name="P211"><text:span text:style-name="Source_20_Text"><text:span text:style-name="T357">trainfile=manifest.txt </text:span></text:span><text:span text:style-name="Source_20_Text"><text:span text:style-name="T419">\</text:span></text:span></text:p>
      <text:p text:style-name="P211"><text:span text:style-name="Source_20_Text"><text:span text:style-name="T357">validatefile=manifest.txt </text:span></text:span><text:span text:style-name="Source_20_Text"><text:span text:style-name="T419">\</text:span></text:span></text:p>
      <text:p text:style-name="P211"><text:span text:style-name="Source_20_Text"><text:span text:style-name="T419">numepochs=200 \</text:span></text:span></text:p>
      <text:p text:style-name="P211"><text:span text:style-name="Source_20_Text"><text:span text:style-name="T357">numtrain=1280 numtest=1280</text:span></text:span></text:p>
      <text:p text:style-name="P214"><text:span text:style-name="Source_20_Text"><text:span text:style-name="T235"/></text:span></text:p>
      <text:p text:style-name="P215"><text:span text:style-name="Source_20_Text"><text:span text:style-name="T420">mnist - цифры</text:span></text:span></text:p>
      <text:p text:style-name="P189"><text:span text:style-name="Source_20_Text"><text:span text:style-name="T357">https://github.com/gskielian/JPG-PNG-to-MNIST-NN-Format/blob/master/convert-images-to-mnist-format.py</text:span></text:span></text:p>
      <text:p text:style-name="P189"><text:span text:style-name="Source_20_Text"><text:span text:style-name="T235"/></text:span></text:p>
      <text:p text:style-name="P189"><text:span text:style-name="Source_20_Text"><text:span text:style-name="T286">Работаю с Cifar10</text:span></text:span></text:p>
      <text:p text:style-name="P189"><text:span text:style-name="Source_20_Text"><text:span text:style-name="T235"/></text:span></text:p>
      <text:p text:style-name="P216"><text:span text:style-name="Source_20_Text"><text:span text:style-name="T357">./deepcl_train </text:span></text:span><text:span text:style-name="Source_20_Text"><text:span text:style-name="T421">\</text:span></text:span></text:p>
      <text:p text:style-name="P216"><text:span text:style-name="Source_20_Text"><text:span text:style-name="T357">learningrate=0.00001 </text:span></text:span><text:span text:style-name="Source_20_Text"><text:span text:style-name="T421">\</text:span></text:span></text:p>
      <text:p text:style-name="P216"><text:span text:style-name="Source_20_Text"><text:span text:style-name="T357">dataset=cifar10 </text:span></text:span><text:span text:style-name="Source_20_Text"><text:span text:style-name="T421">\</text:span></text:span></text:p>
      <text:p text:style-name="P216"><text:span text:style-name="Source_20_Text"><text:span text:style-name="T357">datadir=/home/user/datasets/cifar </text:span></text:span><text:span text:style-name="Source_20_Text"><text:span text:style-name="T421">\</text:span></text:span></text:p>
      <text:p text:style-name="P216"><text:span text:style-name="Source_20_Text"><text:span text:style-name="T357">numepochs=</text:span></text:span><text:span text:style-name="Source_20_Text"><text:span text:style-name="T424">1</text:span></text:span><text:span text:style-name="Source_20_Text"><text:span text:style-name="T355">00 </text:span></text:span><text:span text:style-name="Source_20_Text"><text:span text:style-name="T425">\</text:span></text:span></text:p>
      <text:p text:style-name="P218"><text:span text:style-name="Source_20_Text"><text:span text:style-name="T357">loadweights=1 \</text:span></text:span></text:p>
      <text:p text:style-name="P219"><text:span text:style-name="Source_20_Text"><text:span text:style-name="T357">gpuindex=0 \</text:span></text:span></text:p>
      <text:p text:style-name="P220"><text:span text:style-name="Source_20_Text"><text:span text:style-name="T357">netdef=rt2-8c5z-relu-mp2-16c5z-relu-mp3-150n-tanh-10n</text:span></text:span></text:p>
      <text:p text:style-name="P217"><text:span text:style-name="Source_20_Text"/></text:p>
      <text:p text:style-name="P217"><text:span text:style-name="Source_20_Text"><text:span text:style-name="T357">netdef=rt2-8c5z-relu-mp2-16c5z-relu-mp3-150n-tanh-10n <text:s/>- </text:span></text:span><text:span text:style-name="Source_20_Text"><text:span text:style-name="T426">default</text:span></text:span></text:p>
      <text:p text:style-name="P217"><text:span text:style-name="Source_20_Text"/></text:p>
      <text:p text:style-name="P189"><text:span text:style-name="Source_20_Text"><text:span text:style-name="T423"><text:s text:c="4"/>network is defined by a string like: 100C5-MP2-100C5-MP2-100C4-MP2-300N-100N-6N</text:span></text:span></text:p>
      <text:p text:style-name="P189"><text:span text:style-name="Source_20_Text"><text:span text:style-name="T423"><text:s text:c="4"/>100c5 means: a convolutional layer, with 100 filters, each 5x5</text:span></text:span></text:p>
      <text:p text:style-name="P189"><text:span text:style-name="Source_20_Text"><text:span text:style-name="T423"><text:s text:c="4"/>adding z to a convolutional layer makes it zero-padded, eg 8c5z is: a convolutional layer, with 8 filters, each 5x5, zero-padded</text:span></text:span></text:p>
      <text:p text:style-name="P189"><text:soft-page-break/><text:span text:style-name="Source_20_Text"><text:span text:style-name="T423"><text:s text:c="4"/>mp2 means a max-pooling layer, over non-overlapping regions of 2x2</text:span></text:span></text:p>
      <text:p text:style-name="P189"><text:span text:style-name="Source_20_Text"><text:span text:style-name="T423"><text:s text:c="4"/>300n means a fully connected layer with 300 hidden units</text:span></text:span></text:p>
      <text:p text:style-name="P189"><text:span text:style-name="Source_20_Text"><text:span text:style-name="T423"><text:s text:c="4"/>relu means a relu layer</text:span></text:span></text:p>
      <text:p text:style-name="P189"><text:span text:style-name="Source_20_Text"><text:span text:style-name="T423"><text:s text:c="4"/>tanh means a tanh layer</text:span></text:span></text:p>
      <text:p text:style-name="P189"><text:span text:style-name="Source_20_Text"><text:span text:style-name="T422"><text:s text:c="4"/>gpuindex=[gpu device index; default value is gpu if present, cpu otw.] (-1)</text:span></text:span></text:p>
      <text:p text:style-name="P189"><text:span text:style-name="Source_20_Text"><text:span text:style-name="T422"><text:s text:c="4"/>datadir=[directory to search for train and validate files] ()</text:span></text:span></text:p>
      <text:p text:style-name="P189"><text:span text:style-name="Source_20_Text"><text:span text:style-name="T422"><text:s text:c="4"/>trainfile=[path to training data file] ()</text:span></text:span></text:p>
      <text:p text:style-name="P189"><text:span text:style-name="Source_20_Text"><text:span text:style-name="T422"><text:s text:c="4"/>dataset=[choose datadir,trainfile,and validatefile for certain datasets [mnist|norb|kgsgo|cifar10]] ()</text:span></text:span></text:p>
      <text:p text:style-name="P189"><text:span text:style-name="Source_20_Text"><text:span text:style-name="T422"><text:s text:c="4"/>validatefile=[path to validation data file] ()</text:span></text:span></text:p>
      <text:p text:style-name="P189"><text:span text:style-name="Source_20_Text"><text:span text:style-name="T422"><text:s text:c="4"/>numtrain=[num training examples] (-1)</text:span></text:span></text:p>
      <text:p text:style-name="P189"><text:span text:style-name="Source_20_Text"><text:span text:style-name="T422"><text:s text:c="4"/>numtest=[num test examples]] (-1)</text:span></text:span></text:p>
      <text:p text:style-name="P189"><text:span text:style-name="Source_20_Text"><text:span text:style-name="T422"><text:s text:c="4"/>batchsize=[batch size] (128)</text:span></text:span></text:p>
      <text:p text:style-name="P189"><text:span text:style-name="Source_20_Text"><text:span text:style-name="T422"><text:s text:c="4"/>numepochs=[number epochs] (12)</text:span></text:span></text:p>
      <text:p text:style-name="P189"><text:span text:style-name="Source_20_Text"><text:span text:style-name="T422"><text:s text:c="4"/>netdef=[network definition] (rt2-8c5z-relu-mp2-16c5z-relu-mp3-150n-tanh-10n)</text:span></text:span></text:p>
      <text:p text:style-name="P189"><text:span text:style-name="Source_20_Text"><text:span text:style-name="T422"><text:s text:c="4"/>loadweights=[load weights from file at startup?] (0)</text:span></text:span></text:p>
      <text:p text:style-name="P189"><text:span text:style-name="Source_20_Text"><text:span text:style-name="T422"><text:s text:c="4"/>weightsfile=[file to write weights to] (weights.dat)</text:span></text:span></text:p>
      <text:p text:style-name="P189"><text:span text:style-name="Source_20_Text"><text:span text:style-name="T422"><text:s text:c="4"/>writeweightsinterval=[write weights every this many minutes] (0)</text:span></text:span></text:p>
      <text:p text:style-name="P189"><text:span text:style-name="Source_20_Text"><text:span text:style-name="T422"><text:s text:c="4"/>normalization=[[stddev|maxmin]] (stddev)</text:span></text:span></text:p>
      <text:p text:style-name="P189"><text:span text:style-name="Source_20_Text"><text:span text:style-name="T422"><text:s text:c="4"/>normalizationnumstds=[with stddev normalization, how many stddevs from mean is 1?] (2)</text:span></text:span></text:p>
      <text:p text:style-name="P189"><text:span text:style-name="Source_20_Text"><text:span text:style-name="T422"><text:s text:c="4"/>dumptimings=[dump detailed timings each epoch? [1|0]] (0)</text:span></text:span></text:p>
      <text:p text:style-name="P189"><text:span text:style-name="Source_20_Text"><text:span text:style-name="T422"><text:s text:c="4"/>multinet=[number of Mcdnn columns to train] (1)</text:span></text:span></text:p>
      <text:p text:style-name="P189"><text:span text:style-name="Source_20_Text"><text:span text:style-name="T422"><text:s text:c="4"/>loadondemand=[load data on demand [1|0]] (0)</text:span></text:span></text:p>
      <text:p text:style-name="P189"><text:span text:style-name="Source_20_Text"><text:span text:style-name="T422"><text:s text:c="4"/>filereadbatches=[how many batches to read from file each time? (for loadondemand=1)] (50)</text:span></text:span></text:p>
      <text:p text:style-name="P189"><text:span text:style-name="Source_20_Text"><text:span text:style-name="T422"><text:s text:c="4"/>normalizationexamples=[number of examples to read to determine normalization parameters] (10000)</text:span></text:span></text:p>
      <text:p text:style-name="P189"><text:span text:style-name="Source_20_Text"><text:span text:style-name="T422"><text:s text:c="4"/>weightsinitializer=[initializer for weights, choices: original, uniform (default: original)] (original)</text:span></text:span></text:p>
      <text:p text:style-name="P189"><text:span text:style-name="Source_20_Text"><text:span text:style-name="T422"><text:s text:c="4"/>trainer=[which trainer, sgd, anneal, nesterov, adagrad, rmsprop, or adadelta (default: sgd)] (sgd)</text:span></text:span></text:p>
      <text:p text:style-name="P189"><text:span text:style-name="Source_20_Text"><text:span text:style-name="T422"><text:s text:c="4"/>learningrate=[learning rate, a float value, used by all trainers] (1e-05)</text:span></text:span></text:p>
      <text:p text:style-name="P189"><text:span text:style-name="Source_20_Text"><text:span text:style-name="T422"><text:s text:c="4"/>momentum=[momentum, used by sgd and nesterov trainers] (0)</text:span></text:span></text:p>
      <text:p text:style-name="P189"><text:span text:style-name="Source_20_Text"><text:span text:style-name="T422"><text:s text:c="4"/>weightdecay=[weight decay, 0 means no decay; 1 means full decay, used by sgd trainer] (0)</text:span></text:span></text:p>
      <text:p text:style-name="P189"><text:span text:style-name="Source_20_Text"><text:span text:style-name="T235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1"><text:span text:style-name="Source_20_Text"><text:span text:style-name="T357">./deepcl_train learningrate=0.00001 dataset=cifar10 datadir=/home/user/datasets/cifar numepochs=</text:span></text:span><text:span text:style-name="Source_20_Text"><text:span text:style-name="T427">10</text:span></text:span><text:span text:style-name="Source_20_Text"><text:span text:style-name="T355">00 </text:span></text:span><text:span text:style-name="Source_20_Text"><text:span text:style-name="T357">loadweights=1 gpuindex=0 \</text:span></text:span></text:p>
      <text:p text:style-name="P221"><text:span text:style-name="Source_20_Text"><text:span text:style-name="T357">netdef=rt2-8c5z-relu-mp2-16c5z-relu-mp3-150n-tanh-10n</text:span></text:span></text:p>
      <text:p text:style-name="P282"><text:span text:style-name="Source_20_Text"><text:span text:style-name="T112">500 <text:s/>эпох - 69.59%</text:span></text:span></text:p>
      <text:p text:style-name="P282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1.97%</text:span></text:span></text:p>
      <text:p text:style-name="P283"><text:span text:style-name="Source_20_Text"><text:span text:style-name="T113">1500 эпох – 72.49%</text:span></text:span></text:p>
      <text:p text:style-name="P284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22"><text:span text:style-name="Source_20_Text"><text:span text:style-name="T357">./deepcl_train learningrate=0.00001 dataset=cifar10 datadir=/home/user/datasets/cifar numepochs=</text:span></text:span><text:span text:style-name="Source_20_Text"><text:span text:style-name="T427">10</text:span></text:span><text:span text:style-name="Source_20_Text"><text:span text:style-name="T355">00 </text:span></text:span><text:span text:style-name="Source_20_Text"><text:span text:style-name="T357">loadweights=1 gpuindex=0 \</text:span></text:span></text:p>
      <text:p text:style-name="P222"><text:span text:style-name="Source_20_Text"><text:span text:style-name="T357">netdef=rt2-8c5z-relu-mp2-16c5z-relu-mp3-</text:span></text:span><text:span text:style-name="Source_20_Text"><text:span text:style-name="T427">30</text:span></text:span><text:span text:style-name="Source_20_Text"><text:span text:style-name="T357">0n-tanh-</text:span></text:span><text:span text:style-name="Source_20_Text"><text:span text:style-name="T427">3</text:span></text:span><text:span text:style-name="Source_20_Text"><text:span text:style-name="T357">0n</text:span></text:span></text:p>
      <text:p text:style-name="P285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1.98%</text:span></text:span></text:p>
      <text:p text:style-name="P223"><text:span text:style-name="Source_20_Text"><text:span text:style-name="T357">./deepcl_train learningrate=0.00001 dataset=cifar10 datadir=/home/user/datasets/cifar numepochs=</text:span></text:span><text:span text:style-name="Source_20_Text"><text:span text:style-name="T427">10</text:span></text:span><text:span text:style-name="Source_20_Text"><text:span text:style-name="T355">00 </text:span></text:span><text:span text:style-name="Source_20_Text"><text:span text:style-name="T357">loadweights=1 gpuindex=0 \</text:span></text:span></text:p>
      <text:p text:style-name="P223"><text:span text:style-name="Source_20_Text"><text:span text:style-name="T357">netdef=rt2-</text:span></text:span><text:span text:style-name="Source_20_Text"><text:span text:style-name="T428">16</text:span></text:span><text:span text:style-name="Source_20_Text"><text:span text:style-name="T357">c5z-relu-mp2-</text:span></text:span><text:span text:style-name="Source_20_Text"><text:span text:style-name="T428">32</text:span></text:span><text:span text:style-name="Source_20_Text"><text:span text:style-name="T357">c5z-relu-mp3-150n-tanh-10n</text:span></text:span></text:p>
      <text:p text:style-name="P286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4.82%</text:span></text:span></text:p>
      <text:p text:style-name="P224"><text:span text:style-name="Source_20_Text"><text:span text:style-name="T357">./deepcl_train learningrate=0.00001 dataset=cifar10 datadir=/home/user/datasets/cifar numepochs=</text:span></text:span><text:span text:style-name="Source_20_Text"><text:span text:style-name="T427">10</text:span></text:span><text:span text:style-name="Source_20_Text"><text:span text:style-name="T355">00 </text:span></text:span><text:span text:style-name="Source_20_Text"><text:span text:style-name="T357">loadweights=1 gpuindex=0 \</text:span></text:span></text:p>
      <text:p text:style-name="P224"><text:span text:style-name="Source_20_Text"><text:span text:style-name="T357">netdef=rt2-</text:span></text:span><text:span text:style-name="Source_20_Text"><text:span text:style-name="T429">32</text:span></text:span><text:span text:style-name="Source_20_Text"><text:span text:style-name="T357">c5z-relu-mp2-</text:span></text:span><text:span text:style-name="Source_20_Text"><text:span text:style-name="T429">64</text:span></text:span><text:span text:style-name="Source_20_Text"><text:span text:style-name="T357">c5z-relu-mp3-150n-tanh-10n</text:span></text:span></text:p>
      <text:p text:style-name="P287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79"> </text:span></text:span><text:span text:style-name="Source_20_Text"><text:span text:style-name="T116">76</text:span></text:span><text:span text:style-name="Source_20_Text"><text:span text:style-name="T112">%</text:span></text:span></text:p>
      <text:p text:style-name="P286"><text:span text:style-name="Source_20_Text"><text:span text:style-name="T112"/></text:span></text:p>
      <text:p text:style-name="P281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81"><text:span text:style-name="Source_20_Text"><text:span text:style-name="T277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88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77">https://github.com/avourakis/Dataset-to-CIFAR-10/blob/master/dataset_to_cifar.py</text:span></text:span></text:a></text:p>
      <text:p text:style-name="P288"><text:span text:style-name="Source_20_Text"><text:span text:style-name="T112">работает но нужно доводить до ума</text:span></text:span></text:p>
      <text:p text:style-name="P291"><text:span text:style-name="Source_20_Text"><text:span text:style-name="T277"/></text:span></text:p>
      <text:p text:style-name="P281"><text:a xlink:type="simple" xlink:href="https://github.com/gskielian/PNG-2-CIFAR10/tree/master" text:style-name="Internet_20_link" text:visited-style-name="Visited_20_Internet_20_Link"><text:span text:style-name="Source_20_Text"><text:span text:style-name="T277">https://github.com/gskielian/PNG-2-CIFAR10/tree/master</text:span></text:span></text:a></text:p>
      <text:p text:style-name="P281"><text:span text:style-name="Source_20_Text"><text:span text:style-name="T277"/></text:span></text:p>
      <text:p text:style-name="P290"><text:span text:style-name="Source_20_Text"><text:span text:style-name="T280">Использую этот скрипт для конвертации </text:span></text:span></text:p>
      <text:p text:style-name="P281"><text:soft-page-break/><text:span text:style-name="Source_20_Text"><text:span text:style-name="T277"/></text:span></text:p>
      <text:p text:style-name="P289"><text:span text:style-name="Source_20_Text"><text:span text:style-name="T277">./deepcl_train </text:span></text:span></text:p>
      <text:p text:style-name="P289"><text:span text:style-name="Source_20_Text"><text:span text:style-name="T277">learningrate=0.00001 </text:span></text:span></text:p>
      <text:p text:style-name="P289"><text:span text:style-name="Source_20_Text"><text:span text:style-name="T277">dataset=cifar10 </text:span></text:span></text:p>
      <text:p text:style-name="P289"><text:span text:style-name="Source_20_Text"><text:span text:style-name="T277">datadir=/home/user/Desktop/ds </text:span></text:span></text:p>
      <text:p text:style-name="P289"><text:span text:style-name="Source_20_Text"><text:span text:style-name="T277">numepochs=1000 </text:span></text:span></text:p>
      <text:p text:style-name="P289"><text:span text:style-name="Source_20_Text"><text:span text:style-name="T277">loadweights=1 </text:span></text:span></text:p>
      <text:p text:style-name="P289"><text:span text:style-name="Source_20_Text"><text:span text:style-name="T277">gpuindex=0 </text:span></text:span></text:p>
      <text:p text:style-name="P289"><text:span text:style-name="Source_20_Text"><text:span text:style-name="T277">netdef=rt2-150n</text:span></text:span></text:p>
      <text:p text:style-name="P289"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289"><text:span text:style-name="Source_20_Text"><text:span text:style-name="T277"/></text:span></text:p>
      <text:p text:style-name="P281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7">https://visualstudiomagazine.com/Articles/2022/04/01/preparing-cifar-data.aspx</text:span></text:span></text:a></text:p>
      <text:p text:style-name="P189"><text:span text:style-name="Source_20_Text"><text:span text:style-name="T235"/></text:span></text:p>
      <text:p text:style-name="P225"><text:span text:style-name="Source_20_Text"><text:span text:style-name="T430">Возвращаюсь к YOLO8</text:span></text:span></text:p>
      <text:p text:style-name="P122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22"><text:span text:style-name="Source_20_Text"><text:span text:style-name="T227"/></text:span></text:p>
      <text:p text:style-name="P226"/>
      <text:p text:style-name="P227"><text:span text:style-name="T310">(yolo5) user@userevgeny:~/WORK/NEURO/yolo8$</text:span><text:span text:style-name="T202"> <text:s text:c="2"/></text:span><text:span text:style-name="T212">дообучение</text:span></text:p>
      <text:p text:style-name="P229"><text:span text:style-name="Source_20_Text"><text:span text:style-name="T61">conda activate yolo5 &amp;&amp; \</text:span></text:span></text:p>
      <text:p text:style-name="P227">yolo task=detect <text:span text:style-name="T431">\</text:span></text:p>
      <text:p text:style-name="P227">mode=train <text:span text:style-name="T431">\</text:span></text:p>
      <text:p text:style-name="P227">model=yolov8n.pt <text:span text:style-name="T431">\</text:span></text:p>
      <text:p text:style-name="P227">imgsz=<text:span text:style-name="T431">256</text:span> <text:span text:style-name="T431">\</text:span></text:p>
      <text:p text:style-name="P227">data=night_fly_<text:span text:style-name="T432">256</text:span>.yaml <text:span text:style-name="T431">\</text:span></text:p>
      <text:p text:style-name="P227">epochs=<text:span text:style-name="T433">1</text:span>0 <text:span text:style-name="T431">\</text:span></text:p>
      <text:p text:style-name="P227">batch=8 <text:span text:style-name="T431">\</text:span></text:p>
      <text:p text:style-name="P227">name=yolov8n_v8_<text:span text:style-name="T434">1</text:span>0e</text:p>
      <text:p text:style-name="P122"><text:span text:style-name="Source_20_Text"><text:span text:style-name="T227"/></text:span></text:p>
      <text:p text:style-name="P361">(yolo5) user@userevgeny:~/WORK/NEURO/yolo8$</text:p>
      <text:p text:style-name="P229"><text:span text:style-name="Source_20_Text"><text:span text:style-name="T61">conda activate yolo5 &amp;&amp; \</text:span></text:span></text:p>
      <text:p text:style-name="P119"><text:span text:style-name="Source_20_Text">yolo task=detect </text:span><text:span text:style-name="Source_20_Text"><text:span text:style-name="T434">\</text:span></text:span></text:p>
      <text:p text:style-name="P119"><text:span text:style-name="Source_20_Text">mode=predict </text:span><text:span text:style-name="Source_20_Text"><text:span text:style-name="T434">\</text:span></text:span></text:p>
      <text:p text:style-name="P119"><text:span text:style-name="Source_20_Text">model=/home/user/WORK/NEURO/yolo8/runs/detect/yolov8n_v8_10e/weights/best.pt </text:span><text:span text:style-name="Source_20_Text"><text:span text:style-name="T434">\</text:span></text:span></text:p>
      <text:p text:style-name="P119"><text:span text:style-name="Source_20_Text">source=night_flyght.MP4 </text:span><text:span text:style-name="Source_20_Text"><text:span text:style-name="T434">\</text:span></text:span></text:p>
      <text:p text:style-name="P119"><text:span text:style-name="Source_20_Text">show=True </text:span><text:span text:style-name="Source_20_Text"><text:span text:style-name="T434">\</text:span></text:span></text:p>
      <text:p text:style-name="P119"><text:span text:style-name="Source_20_Text">imgsz=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19"><text:span text:style-name="Source_20_Text">name=yolov8n_v8_</text:span><text:span text:style-name="Source_20_Text"><text:span text:style-name="T434">1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19"><text:span text:style-name="Source_20_Text">hide_labels=True</text:span></text:p>
      <text:p text:style-name="P122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22"><text:span text:style-name="Source_20_Text"><text:span text:style-name="T71"/></text:span></text:p>
      <text:p text:style-name="P369"># Build a new model from YAML and start training from scratch</text:p>
      <text:p text:style-name="P357">(yolo5) user@userevgeny:~/WORK/NEURO/yolo8$</text:p>
      <text:p text:style-name="P124"><text:span text:style-name="Source_20_Text">yolo task=detect mode=train </text:span><text:span text:style-name="Source_20_Text"><text:span text:style-name="T435">\</text:span></text:span></text:p>
      <text:p text:style-name="P123"><text:span text:style-name="Source_20_Text">data=night_fly_256.yaml </text:span><text:span text:style-name="Source_20_Text"><text:span text:style-name="T435">\</text:span></text:span></text:p>
      <text:p text:style-name="P123"><text:span text:style-name="Source_20_Text">model=yolov8n.yaml </text:span><text:span text:style-name="Source_20_Text"><text:span text:style-name="T435">\</text:span></text:span></text:p>
      <text:p text:style-name="P123"><text:span text:style-name="Source_20_Text">epochs=</text:span><text:span text:style-name="Source_20_Text"><text:span text:style-name="T435">2</text:span></text:span><text:span text:style-name="Source_20_Text"> </text:span><text:span text:style-name="Source_20_Text"><text:span text:style-name="T435">\</text:span></text:span></text:p>
      <text:p text:style-name="P123"><text:span text:style-name="Source_20_Text">imgsz=</text:span><text:span text:style-name="Source_20_Text"><text:span text:style-name="T435">256 </text:span></text:span><text:span text:style-name="Source_20_Text"><text:span text:style-name="T436">\</text:span></text:span></text:p>
      <text:p text:style-name="P125"><text:span text:style-name="Source_20_Text"><text:span text:style-name="T120">int8</text:span></text:span><text:span text:style-name="Source_20_Text"><text:span text:style-name="T121">=true \</text:span></text:span></text:p>
      <text:p text:style-name="P126"><text:span text:style-name="Source_20_Text"><text:span text:style-name="T120">show_conf</text:span></text:span><text:span text:style-name="Source_20_Text"><text:span text:style-name="T122">=false \</text:span></text:span></text:p>
      <text:p text:style-name="P127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22"><text:span text:style-name="Source_20_Text"><text:span text:style-name="T435">name=</text:span></text:span><text:span text:style-name="Source_20_Text"><text:span text:style-name="T437">train_</text:span></text:span><text:span text:style-name="Source_20_Text"><text:span text:style-name="T435">yolov8n_</text:span></text:span><text:span text:style-name="Source_20_Text"><text:span text:style-name="T437">3</text:span></text:span><text:span text:style-name="Source_20_Text"><text:span text:style-name="T436">0e</text:span></text:span></text:p>
      <text:p text:style-name="P122"><text:span text:style-name="Source_20_Text"><text:span text:style-name="T71"/></text:span></text:p>
      <text:p text:style-name="P125"><text:span text:style-name="Source_20_Text"><text:span text:style-name="T73">yolo cfg</text:span></text:span></text:p>
      <text:p text:style-name="P122"><text:span text:style-name="Source_20_Text"><text:span text:style-name="T71"/></text:span></text:p>
      <text:p text:style-name="P122"><text:span text:style-name="Source_20_Text"><text:span text:style-name="T120">task: detect</text:span></text:span></text:p>
      <text:p text:style-name="P122"><text:span text:style-name="Source_20_Text"><text:span text:style-name="T120">mode: train</text:span></text:span></text:p>
      <text:p text:style-name="P122"><text:soft-page-break/><text:span text:style-name="Source_20_Text"><text:span text:style-name="T120">model: null</text:span></text:span></text:p>
      <text:p text:style-name="P122"><text:span text:style-name="Source_20_Text"><text:span text:style-name="T120">data: null</text:span></text:span></text:p>
      <text:p text:style-name="P122"><text:span text:style-name="Source_20_Text"><text:span text:style-name="T120">epochs: 100</text:span></text:span></text:p>
      <text:p text:style-name="P122"><text:span text:style-name="Source_20_Text"><text:span text:style-name="T120">time: null</text:span></text:span></text:p>
      <text:p text:style-name="P122"><text:span text:style-name="Source_20_Text"><text:span text:style-name="T120">patience: 100</text:span></text:span></text:p>
      <text:p text:style-name="P122"><text:span text:style-name="Source_20_Text"><text:span text:style-name="T120">batch: 16</text:span></text:span></text:p>
      <text:p text:style-name="P122"><text:span text:style-name="Source_20_Text"><text:span text:style-name="T120">imgsz: 640</text:span></text:span></text:p>
      <text:p text:style-name="P122"><text:span text:style-name="Source_20_Text"><text:span text:style-name="T120">save: true</text:span></text:span></text:p>
      <text:p text:style-name="P122"><text:span text:style-name="Source_20_Text"><text:span text:style-name="T120">save_period: -1</text:span></text:span></text:p>
      <text:p text:style-name="P122"><text:span text:style-name="Source_20_Text"><text:span text:style-name="T120">cache: false</text:span></text:span></text:p>
      <text:p text:style-name="P122"><text:span text:style-name="Source_20_Text"><text:span text:style-name="T120">device: null</text:span></text:span></text:p>
      <text:p text:style-name="P122"><text:span text:style-name="Source_20_Text"><text:span text:style-name="T120">workers: 8</text:span></text:span></text:p>
      <text:p text:style-name="P122"><text:span text:style-name="Source_20_Text"><text:span text:style-name="T120">project: null</text:span></text:span></text:p>
      <text:p text:style-name="P122"><text:span text:style-name="Source_20_Text"><text:span text:style-name="T120">name: null</text:span></text:span></text:p>
      <text:p text:style-name="P122"><text:span text:style-name="Source_20_Text"><text:span text:style-name="T120">exist_ok: false</text:span></text:span></text:p>
      <text:p text:style-name="P122"><text:span text:style-name="Source_20_Text"><text:span text:style-name="T120">pretrained: true</text:span></text:span></text:p>
      <text:p text:style-name="P122"><text:span text:style-name="Source_20_Text"><text:span text:style-name="T120">optimizer: auto</text:span></text:span></text:p>
      <text:p text:style-name="P122"><text:span text:style-name="Source_20_Text"><text:span text:style-name="T120">verbose: true</text:span></text:span></text:p>
      <text:p text:style-name="P122"><text:span text:style-name="Source_20_Text"><text:span text:style-name="T120">seed: 0</text:span></text:span></text:p>
      <text:p text:style-name="P122"><text:span text:style-name="Source_20_Text"><text:span text:style-name="T120">deterministic: true</text:span></text:span></text:p>
      <text:p text:style-name="P122"><text:span text:style-name="Source_20_Text"><text:span text:style-name="T120">single_cls: false</text:span></text:span></text:p>
      <text:p text:style-name="P122"><text:span text:style-name="Source_20_Text"><text:span text:style-name="T120">rect: false</text:span></text:span></text:p>
      <text:p text:style-name="P122"><text:span text:style-name="Source_20_Text"><text:span text:style-name="T120">cos_lr: false</text:span></text:span></text:p>
      <text:p text:style-name="P122"><text:span text:style-name="Source_20_Text"><text:span text:style-name="T120">close_mosaic: 10</text:span></text:span></text:p>
      <text:p text:style-name="P122"><text:span text:style-name="Source_20_Text"><text:span text:style-name="T120">resume: false</text:span></text:span></text:p>
      <text:p text:style-name="P122"><text:span text:style-name="Source_20_Text"><text:span text:style-name="T120">amp: true</text:span></text:span></text:p>
      <text:p text:style-name="P122"><text:span text:style-name="Source_20_Text"><text:span text:style-name="T120">fraction: 1.0</text:span></text:span></text:p>
      <text:p text:style-name="P122"><text:span text:style-name="Source_20_Text"><text:span text:style-name="T120">profile: false</text:span></text:span></text:p>
      <text:p text:style-name="P122"><text:span text:style-name="Source_20_Text"><text:span text:style-name="T120">freeze: None</text:span></text:span></text:p>
      <text:p text:style-name="P122"><text:span text:style-name="Source_20_Text"><text:span text:style-name="T120">multi_scale: false</text:span></text:span></text:p>
      <text:p text:style-name="P122"><text:span text:style-name="Source_20_Text"><text:span text:style-name="T120">overlap_mask: true</text:span></text:span></text:p>
      <text:p text:style-name="P122"><text:span text:style-name="Source_20_Text"><text:span text:style-name="T120">mask_ratio: 4</text:span></text:span></text:p>
      <text:p text:style-name="P122"><text:span text:style-name="Source_20_Text"><text:span text:style-name="T120">dropout: 0.0</text:span></text:span></text:p>
      <text:p text:style-name="P122"><text:span text:style-name="Source_20_Text"><text:span text:style-name="T120">val: true</text:span></text:span></text:p>
      <text:p text:style-name="P122"><text:span text:style-name="Source_20_Text"><text:span text:style-name="T120">split: val</text:span></text:span></text:p>
      <text:p text:style-name="P122"><text:span text:style-name="Source_20_Text"><text:span text:style-name="T120">save_json: false</text:span></text:span></text:p>
      <text:p text:style-name="P122"><text:span text:style-name="Source_20_Text"><text:span text:style-name="T120">save_hybrid: false</text:span></text:span></text:p>
      <text:p text:style-name="P122"><text:span text:style-name="Source_20_Text"><text:span text:style-name="T120">conf: null</text:span></text:span></text:p>
      <text:p text:style-name="P122"><text:span text:style-name="Source_20_Text"><text:span text:style-name="T120">iou: 0.7</text:span></text:span></text:p>
      <text:p text:style-name="P122"><text:span text:style-name="Source_20_Text"><text:span text:style-name="T120">max_det: 300</text:span></text:span></text:p>
      <text:p text:style-name="P122"><text:span text:style-name="Source_20_Text"><text:span text:style-name="T120">half: false</text:span></text:span></text:p>
      <text:p text:style-name="P122"><text:span text:style-name="Source_20_Text"><text:span text:style-name="T120">dnn: false</text:span></text:span></text:p>
      <text:p text:style-name="P122"><text:span text:style-name="Source_20_Text"><text:span text:style-name="T120">plots: true</text:span></text:span></text:p>
      <text:p text:style-name="P122"><text:span text:style-name="Source_20_Text"><text:span text:style-name="T120">source: null</text:span></text:span></text:p>
      <text:p text:style-name="P122"><text:span text:style-name="Source_20_Text"><text:span text:style-name="T120">vid_stride: 1</text:span></text:span></text:p>
      <text:p text:style-name="P122"><text:span text:style-name="Source_20_Text"><text:span text:style-name="T120">stream_buffer: false</text:span></text:span></text:p>
      <text:p text:style-name="P122"><text:span text:style-name="Source_20_Text"><text:span text:style-name="T120">visualize: false</text:span></text:span></text:p>
      <text:p text:style-name="P122"><text:span text:style-name="Source_20_Text"><text:span text:style-name="T120">augment: false</text:span></text:span></text:p>
      <text:p text:style-name="P122"><text:span text:style-name="Source_20_Text"><text:span text:style-name="T120">agnostic_nms: false</text:span></text:span></text:p>
      <text:p text:style-name="P122"><text:span text:style-name="Source_20_Text"><text:span text:style-name="T120">classes: null</text:span></text:span></text:p>
      <text:p text:style-name="P122"><text:span text:style-name="Source_20_Text"><text:span text:style-name="T120">retina_masks: false</text:span></text:span></text:p>
      <text:p text:style-name="P122"><text:span text:style-name="Source_20_Text"><text:span text:style-name="T120">embed: null</text:span></text:span></text:p>
      <text:p text:style-name="P122"><text:span text:style-name="Source_20_Text"><text:span text:style-name="T120">show: false</text:span></text:span></text:p>
      <text:p text:style-name="P122"><text:span text:style-name="Source_20_Text"><text:span text:style-name="T120">save_frames: false</text:span></text:span></text:p>
      <text:p text:style-name="P122"><text:span text:style-name="Source_20_Text"><text:span text:style-name="T120">save_txt: false</text:span></text:span></text:p>
      <text:p text:style-name="P122"><text:span text:style-name="Source_20_Text"><text:span text:style-name="T120">save_conf: false</text:span></text:span></text:p>
      <text:p text:style-name="P122"><text:span text:style-name="Source_20_Text"><text:span text:style-name="T120">save_crop: false</text:span></text:span></text:p>
      <text:p text:style-name="P122"><text:span text:style-name="Source_20_Text"><text:span text:style-name="T120">show_labels: true</text:span></text:span></text:p>
      <text:p text:style-name="P122"><text:span text:style-name="Source_20_Text"><text:span text:style-name="T120">show_conf: true</text:span></text:span></text:p>
      <text:p text:style-name="P122"><text:span text:style-name="Source_20_Text"><text:span text:style-name="T120">show_boxes: true</text:span></text:span></text:p>
      <text:p text:style-name="P122"><text:span text:style-name="Source_20_Text"><text:span text:style-name="T120">line_width: null</text:span></text:span></text:p>
      <text:p text:style-name="P122"><text:span text:style-name="Source_20_Text"><text:span text:style-name="T120">format: torchscript</text:span></text:span></text:p>
      <text:p text:style-name="P122"><text:soft-page-break/><text:span text:style-name="Source_20_Text"><text:span text:style-name="T120">keras: false</text:span></text:span></text:p>
      <text:p text:style-name="P122"><text:span text:style-name="Source_20_Text"><text:span text:style-name="T120">optimize: false</text:span></text:span></text:p>
      <text:p text:style-name="P122"><text:span text:style-name="Source_20_Text"><text:span text:style-name="T120">int8: false</text:span></text:span></text:p>
      <text:p text:style-name="P122"><text:span text:style-name="Source_20_Text"><text:span text:style-name="T120">dynamic: false</text:span></text:span></text:p>
      <text:p text:style-name="P122"><text:span text:style-name="Source_20_Text"><text:span text:style-name="T120">simplify: false</text:span></text:span></text:p>
      <text:p text:style-name="P122"><text:span text:style-name="Source_20_Text"><text:span text:style-name="T120">opset: null</text:span></text:span></text:p>
      <text:p text:style-name="P122"><text:span text:style-name="Source_20_Text"><text:span text:style-name="T120">workspace: 4</text:span></text:span></text:p>
      <text:p text:style-name="P122"><text:span text:style-name="Source_20_Text"><text:span text:style-name="T120">nms: false</text:span></text:span></text:p>
      <text:p text:style-name="P122"><text:span text:style-name="Source_20_Text"><text:span text:style-name="T120">lr0: 0.01</text:span></text:span></text:p>
      <text:p text:style-name="P122"><text:span text:style-name="Source_20_Text"><text:span text:style-name="T120">lrf: 0.01</text:span></text:span></text:p>
      <text:p text:style-name="P122"><text:span text:style-name="Source_20_Text"><text:span text:style-name="T120">momentum: 0.937</text:span></text:span></text:p>
      <text:p text:style-name="P122"><text:span text:style-name="Source_20_Text"><text:span text:style-name="T120">weight_decay: 0.0005</text:span></text:span></text:p>
      <text:p text:style-name="P122"><text:span text:style-name="Source_20_Text"><text:span text:style-name="T120">warmup_epochs: 3.0</text:span></text:span></text:p>
      <text:p text:style-name="P122"><text:span text:style-name="Source_20_Text"><text:span text:style-name="T120">warmup_momentum: 0.8</text:span></text:span></text:p>
      <text:p text:style-name="P122"><text:span text:style-name="Source_20_Text"><text:span text:style-name="T120">warmup_bias_lr: 0.1</text:span></text:span></text:p>
      <text:p text:style-name="P122"><text:span text:style-name="Source_20_Text"><text:span text:style-name="T120">box: 7.5</text:span></text:span></text:p>
      <text:p text:style-name="P122"><text:span text:style-name="Source_20_Text"><text:span text:style-name="T120">cls: 0.5</text:span></text:span></text:p>
      <text:p text:style-name="P122"><text:span text:style-name="Source_20_Text"><text:span text:style-name="T120">dfl: 1.5</text:span></text:span></text:p>
      <text:p text:style-name="P122"><text:span text:style-name="Source_20_Text"><text:span text:style-name="T120">pose: 12.0</text:span></text:span></text:p>
      <text:p text:style-name="P122"><text:span text:style-name="Source_20_Text"><text:span text:style-name="T120">kobj: 1.0</text:span></text:span></text:p>
      <text:p text:style-name="P122"><text:span text:style-name="Source_20_Text"><text:span text:style-name="T120">label_smoothing: 0.0</text:span></text:span></text:p>
      <text:p text:style-name="P122"><text:span text:style-name="Source_20_Text"><text:span text:style-name="T120">nbs: 64</text:span></text:span></text:p>
      <text:p text:style-name="P122"><text:span text:style-name="Source_20_Text"><text:span text:style-name="T120">hsv_h: 0.015</text:span></text:span></text:p>
      <text:p text:style-name="P122"><text:span text:style-name="Source_20_Text"><text:span text:style-name="T120">hsv_s: 0.7</text:span></text:span></text:p>
      <text:p text:style-name="P122"><text:span text:style-name="Source_20_Text"><text:span text:style-name="T120">hsv_v: 0.4</text:span></text:span></text:p>
      <text:p text:style-name="P122"><text:span text:style-name="Source_20_Text"><text:span text:style-name="T120">degrees: 0.0</text:span></text:span></text:p>
      <text:p text:style-name="P122"><text:span text:style-name="Source_20_Text"><text:span text:style-name="T120">translate: 0.1</text:span></text:span></text:p>
      <text:p text:style-name="P122"><text:span text:style-name="Source_20_Text"><text:span text:style-name="T120">scale: 0.5</text:span></text:span></text:p>
      <text:p text:style-name="P122"><text:span text:style-name="Source_20_Text"><text:span text:style-name="T120">shear: 0.0</text:span></text:span></text:p>
      <text:p text:style-name="P122"><text:span text:style-name="Source_20_Text"><text:span text:style-name="T120">perspective: 0.0</text:span></text:span></text:p>
      <text:p text:style-name="P122"><text:span text:style-name="Source_20_Text"><text:span text:style-name="T120">flipud: 0.0</text:span></text:span></text:p>
      <text:p text:style-name="P122"><text:span text:style-name="Source_20_Text"><text:span text:style-name="T120">fliplr: 0.5</text:span></text:span></text:p>
      <text:p text:style-name="P122"><text:span text:style-name="Source_20_Text"><text:span text:style-name="T120">bgr: 0.0</text:span></text:span></text:p>
      <text:p text:style-name="P122"><text:span text:style-name="Source_20_Text"><text:span text:style-name="T120">mosaic: 1.0</text:span></text:span></text:p>
      <text:p text:style-name="P122"><text:span text:style-name="Source_20_Text"><text:span text:style-name="T120">mixup: 0.0</text:span></text:span></text:p>
      <text:p text:style-name="P122"><text:span text:style-name="Source_20_Text"><text:span text:style-name="T120">copy_paste: 0.0</text:span></text:span></text:p>
      <text:p text:style-name="P122"><text:span text:style-name="Source_20_Text"><text:span text:style-name="T120">auto_augment: randaugment</text:span></text:span></text:p>
      <text:p text:style-name="P122"><text:span text:style-name="Source_20_Text"><text:span text:style-name="T120">erasing: 0.4</text:span></text:span></text:p>
      <text:p text:style-name="P122"><text:span text:style-name="Source_20_Text"><text:span text:style-name="T120">crop_fraction: 1.0</text:span></text:span></text:p>
      <text:p text:style-name="P122"><text:span text:style-name="Source_20_Text"><text:span text:style-name="T120">cfg: null</text:span></text:span></text:p>
      <text:p text:style-name="P122"><text:span text:style-name="Source_20_Text"><text:span text:style-name="T120">tracker: botsort.yaml</text:span></text:span></text:p>
      <text:p text:style-name="P122"><text:span text:style-name="Source_20_Text"><text:span text:style-name="T120"/></text:span></text:p>
      <text:p text:style-name="P359">(yolo5) user@userevgeny:~/WORK/NEURO/yolo8$</text:p>
      <text:p text:style-name="P134"><text:span text:style-name="Source_20_Text"><text:span text:style-name="T461">conda activate yolo5 &amp;&amp; \</text:span></text:span></text:p>
      <text:p text:style-name="P120"><text:span text:style-name="Source_20_Text">yolo task=detect </text:span><text:span text:style-name="Source_20_Text"><text:span text:style-name="T434">\</text:span></text:span></text:p>
      <text:p text:style-name="P120"><text:span text:style-name="Source_20_Text">mode=predict </text:span><text:span text:style-name="Source_20_Text"><text:span text:style-name="T434">\</text:span></text:span></text:p>
      <text:p text:style-name="P120"><text:span text:style-name="Source_20_Text">model=/home/user/WORK/NEURO/yolo8/runs/detect/train_yolov8n_30e/weights/best.pt </text:span><text:span text:style-name="Source_20_Text"><text:span text:style-name="T434">\</text:span></text:span></text:p>
      <text:p text:style-name="P120"><text:span text:style-name="Source_20_Text">source=night_flyght.MP4 </text:span><text:span text:style-name="Source_20_Text"><text:span text:style-name="T434">\</text:span></text:span></text:p>
      <text:p text:style-name="P120"><text:span text:style-name="Source_20_Text">show=True </text:span><text:span text:style-name="Source_20_Text"><text:span text:style-name="T434">\</text:span></text:span></text:p>
      <text:p text:style-name="P120"><text:span text:style-name="Source_20_Text">imgsz=</text:span><text:span text:style-name="Source_20_Text"><text:span text:style-name="T459">1080</text:span></text:span><text:span text:style-name="Source_20_Text"> </text:span><text:span text:style-name="Source_20_Text"><text:span text:style-name="T434">\</text:span></text:span></text:p>
      <text:p text:style-name="P120"><text:span text:style-name="Source_20_Text">name=yolov8n_</text:span><text:span text:style-name="Source_20_Text"><text:span text:style-name="T439">3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20"><text:span text:style-name="Source_20_Text">hide_labels=True</text:span></text:p>
      <text:p text:style-name="P121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22"><text:span text:style-name="Source_20_Text"><text:span text:style-name="T120"/></text:span></text:p>
      <text:p text:style-name="P122"><text:span text:style-name="Source_20_Text"><text:span text:style-name="T444"/></text:span></text:p>
      <text:p text:style-name="P122"><text:span text:style-name="Source_20_Text"><text:span text:style-name="T446">Обязательные для ONNX </text:span></text:span><text:span text:style-name="Source_20_Text"><text:span text:style-name="T441">imgsz, half, dynamic, simplify, opset, batch</text:span></text:span></text:p>
      <text:p text:style-name="P122"><text:span text:style-name="Source_20_Text"><text:span text:style-name="T120"/></text:span></text:p>
      <text:p text:style-name="P380">ЭКСПОРТ <text:s/>в <text:s/>onnx</text:p>
      <text:p text:style-name="P358">(yolo5) user@userevgeny:~/WORK/NEURO/yolo8$</text:p>
      <text:p text:style-name="P134"><text:span text:style-name="Source_20_Text"><text:span text:style-name="T461">conda activate yolo5 &amp;&amp; \</text:span></text:span></text:p>
      <text:p text:style-name="P120"><text:span text:style-name="Source_20_Text">olo export </text:span><text:span text:style-name="Source_20_Text"><text:span text:style-name="T439">\</text:span></text:span></text:p>
      <text:p text:style-name="P120"><text:span text:style-name="Source_20_Text">model=/home/user/WORK/NEURO/yolo8/runs/detect/train_yolov8n_30e/weights/best.pt </text:span><text:span text:style-name="Source_20_Text"><text:span text:style-name="T439">\</text:span></text:span></text:p>
      <text:p text:style-name="P120"><text:soft-page-break/><text:span text:style-name="Source_20_Text"><text:span text:style-name="T439">format</text:span></text:span><text:span text:style-name="Source_20_Text">=onnx </text:span><text:span text:style-name="Source_20_Text"><text:span text:style-name="T458">\</text:span></text:span></text:p>
      <text:p text:style-name="P130"><text:span text:style-name="Source_20_Text"><text:span text:style-name="T445">imgsz=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33"><text:span text:style-name="Source_20_Text"><text:span text:style-name="T447">opset=12 \</text:span></text:span></text:p>
      <text:p text:style-name="P132"><text:span text:style-name="Source_20_Text"><text:span text:style-name="T443">dynamic</text:span></text:span><text:span text:style-name="Source_20_Text"><text:span text:style-name="T447">=</text:span></text:span><text:span text:style-name="Source_20_Text"><text:span text:style-name="T446">true </text:span></text:span><text:span text:style-name="Source_20_Text"><text:span text:style-name="T447">\</text:span></text:span></text:p>
      <text:p text:style-name="P132"><text:span text:style-name="Source_20_Text"><text:span text:style-name="T443">batch</text:span></text:span><text:span text:style-name="Source_20_Text"><text:span text:style-name="T447">=1 \</text:span></text:span></text:p>
      <text:p text:style-name="P133"><text:span text:style-name="Source_20_Text"><text:span text:style-name="T442">int8</text:span></text:span><text:span text:style-name="Source_20_Text"><text:span text:style-name="T446">=true \</text:span></text:span></text:p>
      <text:p text:style-name="P133"><text:span text:style-name="Source_20_Text"><text:span text:style-name="T446">data=night_fly_256.yaml \</text:span></text:span></text:p>
      <text:p text:style-name="P131"><text:span text:style-name="Source_20_Text"><text:span text:style-name="T448">device=0</text:span></text:span></text:p>
      <text:p text:style-name="P131"><text:span text:style-name="Source_20_Text"><text:span text:style-name="T448"/></text:span></text:p>
      <text:p text:style-name="P133"><text:span text:style-name="Source_20_Text"><text:span text:style-name="T449">#</text:span></text:span><text:span text:style-name="Source_20_Text"><text:span text:style-name="T443">half</text:span></text:span><text:span text:style-name="Source_20_Text"><text:span text:style-name="T445">=</text:span></text:span><text:span text:style-name="Source_20_Text"><text:span text:style-name="T446">true</text:span></text:span><text:span text:style-name="Source_20_Text"><text:span text:style-name="T440"> </text:span></text:span><text:span text:style-name="Source_20_Text"><text:span text:style-name="T448">\</text:span></text:span></text:p>
      <text:p text:style-name="P133"><text:span text:style-name="Source_20_Text"><text:span text:style-name="T449">#</text:span></text:span><text:span text:style-name="Source_20_Text"><text:span text:style-name="T443">simplify</text:span></text:span><text:span text:style-name="Source_20_Text"><text:span text:style-name="T447">=</text:span></text:span><text:span text:style-name="Source_20_Text"><text:span text:style-name="T446">true </text:span></text:span><text:span text:style-name="Source_20_Text"><text:span text:style-name="T447">\</text:span></text:span></text:p>
      <text:p text:style-name="P132"><text:span text:style-name="Source_20_Text"><text:span text:style-name="T446"/></text:span></text:p>
      <text:p text:style-name="P136"><text:span text:style-name="Source_20_Text"><text:span text:style-name="T75">проверка работы onnx</text:span></text:span></text:p>
      <text:p text:style-name="P360">(yolo5) user@userevgeny:~/WORK/NEURO/yolo8$</text:p>
      <text:p text:style-name="P135"><text:span text:style-name="Source_20_Text"><text:span text:style-name="T461">conda activate yolo5 &amp;&amp; \</text:span></text:span></text:p>
      <text:p text:style-name="P135"><text:span text:style-name="Source_20_Text">yolo task=detect </text:span><text:span text:style-name="Source_20_Text"><text:span text:style-name="T434">\</text:span></text:span></text:p>
      <text:p text:style-name="P135"><text:span text:style-name="Source_20_Text">mode=predict </text:span><text:span text:style-name="Source_20_Text"><text:span text:style-name="T434">\</text:span></text:span></text:p>
      <text:p text:style-name="P135"><text:span text:style-name="Source_20_Text">model=/home/user/WORK/NEURO/yolo8/runs/detect/train_yolov8n_30e/weights/</text:span><text:span text:style-name="Source_20_Text"><text:span text:style-name="T462">best.onnx</text:span></text:span><text:span text:style-name="Source_20_Text"> </text:span><text:span text:style-name="Source_20_Text"><text:span text:style-name="T434">\</text:span></text:span></text:p>
      <text:p text:style-name="P135"><text:span text:style-name="Source_20_Text">source=night_flyght.MP4 </text:span><text:span text:style-name="Source_20_Text"><text:span text:style-name="T434">\</text:span></text:span></text:p>
      <text:p text:style-name="P135"><text:span text:style-name="Source_20_Text">show=True </text:span><text:span text:style-name="Source_20_Text"><text:span text:style-name="T434">\</text:span></text:span></text:p>
      <text:p text:style-name="P135"><text:span text:style-name="Source_20_Text">imgsz=</text:span><text:span text:style-name="Source_20_Text"><text:span text:style-name="T459">1080</text:span></text:span><text:span text:style-name="Source_20_Text"> </text:span><text:span text:style-name="Source_20_Text"><text:span text:style-name="T434">\</text:span></text:span></text:p>
      <text:p text:style-name="P135"><text:span text:style-name="Source_20_Text">name=yolov8n_</text:span><text:span text:style-name="Source_20_Text"><text:span text:style-name="T439">3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35"><text:span text:style-name="Source_20_Text">hide_labels=True</text:span></text:p>
      <text:p text:style-name="P137"><text:span text:style-name="Source_20_Text"><text:span text:style-name="T76">успешно</text:span></text:span></text:p>
      <text:p text:style-name="P132"><text:span text:style-name="Source_20_Text"><text:span text:style-name="T446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22"><text:span text:style-name="Source_20_Text"><text:span text:style-name="T71"/></text:span></text:p>
      <text:p text:style-name="P372"><text:span text:style-name="Source_20_Text"><text:span text:style-name="T290"/></text:span></text:p>
      <text:p text:style-name="P371"><text:span text:style-name="Source_20_Text"><text:span text:style-name="T89">Сконвертировано предобученная <text:s/>onnx (yolo5) в rknn <text:s/>Работает</text:span></text:span></text:p>
      <text:p text:style-name="P370"><text:span text:style-name="Source_20_Text"/></text:p>
      <text:p text:style-name="P371"><text:span text:style-name="Source_20_Text"><text:span text:style-name="T330">cd ~/WORK/NEURO/rknn-toolkit2-2.1.0/rknn-toolkit2/examples/onnx/yolov5 &amp;&amp; \</text:span></text:span></text:p>
      <text:p text:style-name="P371"><text:span text:style-name="Source_20_Text"><text:span text:style-name="T329">conda activate fastdeploy </text:span></text:span><text:span text:style-name="Source_20_Text"><text:span text:style-name="T330">&amp;&amp; \</text:span></text:span></text:p>
      <text:p text:style-name="P371"><text:span text:style-name="Source_20_Text"><text:span text:style-name="T330">python test.py</text:span></text:span></text:p>
      <text:p text:style-name="P371"><text:span text:style-name="Source_20_Text"><text:span text:style-name="T290"/></text:span></text:p>
      <text:p text:style-name="P373"><text:span text:style-name="Source_20_Text"><text:span text:style-name="T330">cd </text:span></text:span><text:span text:style-name="Source_20_Text"><text:span text:style-name="T331">~</text:span></text:span><text:span text:style-name="Source_20_Text"><text:span text:style-name="T330">/Desktop/CONVERT_ONNX_RKNN &amp;&amp; \</text:span></text:span></text:p>
      <text:p text:style-name="P373"><text:span text:style-name="Source_20_Text"><text:span text:style-name="T329">conda activate fastdeploy </text:span></text:span><text:span text:style-name="Source_20_Text"><text:span text:style-name="T330">&amp;&amp; \</text:span></text:span></text:p>
      <text:p text:style-name="P373"><text:span text:style-name="Source_20_Text"><text:span text:style-name="T330">python test.py</text:span></text:span></text:p>
      <text:p text:style-name="P371"><text:span text:style-name="Source_20_Text"><text:span text:style-name="T290"/></text:span></text:p>
      <text:p text:style-name="P371"><text:span text:style-name="Source_20_Text"><text:span text:style-name="T125"/></text:span></text:p>
      <text:p text:style-name="P371"><text:span text:style-name="Source_20_Text"><text:span text:style-name="T125"/></text:span></text:p>
      <text:p text:style-name="P374"><text:span text:style-name="Source_20_Text"><text:span text:style-name="T126">Разобраться экспорт onnx</text:span></text:span></text:p>
      <text:p text:style-name="P313"><text:span text:style-name="Source_20_Text"><text:span text:style-name="T376">docker run -it --rm -v ~/yolov8:/yolov8 yolo8 detect predict save model=yolov8</text:span></text:span><text:span text:style-name="Source_20_Text"><text:span text:style-name="T384">n</text:span></text:span><text:span text:style-name="Source_20_Text"><text:span text:style-name="T376">.pt source=inputs/test.jpg</text:span></text:span></text:p>
      <text:p text:style-name="P228"><text:span text:style-name="Source_20_Text"><text:span text:style-name="T362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62">yolov8</text:span></text:span><text:span text:style-name="Source_20_Text"><text:span text:style-name="T363">n</text:span></text:span><text:span text:style-name="Source_20_Text"><text:span text:style-name="T362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74"><text:span text:style-name="Source_20_Text"><text:span text:style-name="T126"/></text:span></text:p>
      <text:p text:style-name="P230"><text:span text:style-name="T310">(yolo5) user@userevgeny:~/WORK/NEURO/yolo8$</text:span><text:span text:style-name="T202"> <text:s text:c="2"/></text:span><text:span text:style-name="T212">дообучение</text:span></text:p>
      <text:p text:style-name="P230"><text:span text:style-name="Source_20_Text"><text:span text:style-name="T61">conda activate yolo5 &amp;&amp; \</text:span></text:span></text:p>
      <text:p text:style-name="P230">yolo task=detect <text:span text:style-name="T431">\</text:span></text:p>
      <text:p text:style-name="P230">mode=train <text:span text:style-name="T431">\</text:span></text:p>
      <text:p text:style-name="P230">model=yolov8n.pt <text:span text:style-name="T431">\</text:span></text:p>
      <text:p text:style-name="P230">imgsz=<text:span text:style-name="T431">256</text:span> <text:span text:style-name="T431">\</text:span></text:p>
      <text:p text:style-name="P230">data=night_fly_<text:span text:style-name="T432">256</text:span>.yaml <text:span text:style-name="T431">\</text:span></text:p>
      <text:p text:style-name="P230">epochs=<text:span text:style-name="T463">2</text:span> <text:span text:style-name="T431">\</text:span></text:p>
      <text:p text:style-name="P230">name=yolov8n_<text:span text:style-name="T463">2</text:span>e</text:p>
      <text:p text:style-name="P139"><text:span text:style-name="Source_20_Text"><text:span text:style-name="T227"/></text:span></text:p>
      <text:p text:style-name="P362">(yolo5) user@userevgeny:~/WORK/NEURO/yolo8$</text:p>
      <text:p text:style-name="P230"><text:span text:style-name="Source_20_Text"><text:span text:style-name="T61">conda activate yolo5 &amp;&amp; \</text:span></text:span></text:p>
      <text:p text:style-name="P138"><text:span text:style-name="Source_20_Text">yolo task=detect </text:span><text:span text:style-name="Source_20_Text"><text:span text:style-name="T434">\</text:span></text:span></text:p>
      <text:p text:style-name="P138"><text:soft-page-break/><text:span text:style-name="Source_20_Text">mode=predict </text:span><text:span text:style-name="Source_20_Text"><text:span text:style-name="T434">\</text:span></text:span></text:p>
      <text:p text:style-name="P138"><text:span text:style-name="Source_20_Text">model=/home/user/WORK/NEURO/yolo8/runs/detect/yolov8n_2e/weights/best.pt </text:span><text:span text:style-name="Source_20_Text"><text:span text:style-name="T434">\</text:span></text:span></text:p>
      <text:p text:style-name="P138"><text:span text:style-name="Source_20_Text">source=night_flyght.MP4 </text:span><text:span text:style-name="Source_20_Text"><text:span text:style-name="T434">\</text:span></text:span></text:p>
      <text:p text:style-name="P138"><text:span text:style-name="Source_20_Text">show=True </text:span><text:span text:style-name="Source_20_Text"><text:span text:style-name="T434">\</text:span></text:span></text:p>
      <text:p text:style-name="P138"><text:span text:style-name="Source_20_Text">imgsz=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38"><text:span text:style-name="Source_20_Text">name=yolov8n_</text:span><text:span text:style-name="Source_20_Text"><text:span text:style-name="T464">2</text:span></text:span><text:span text:style-name="Source_20_Text">e_infer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38"><text:span text:style-name="Source_20_Text">hide_labels=True</text:span></text:p>
      <text:p text:style-name="P138"><text:span text:style-name="Source_20_Text"/></text:p>
      <text:p text:style-name="P363">(yolo5) user@userevgeny:~/WORK/NEURO/yolo8$</text:p>
      <text:p text:style-name="P231"><text:span text:style-name="Source_20_Text"><text:span text:style-name="T61">conda activate yolo5 &amp;&amp; \</text:span></text:span></text:p>
      <text:p text:style-name="P140"><text:span text:style-name="Source_20_Text">yolo task=detect </text:span><text:span text:style-name="Source_20_Text"><text:span text:style-name="T434">\</text:span></text:span></text:p>
      <text:p text:style-name="P140"><text:span text:style-name="Source_20_Text">mode=predict </text:span><text:span text:style-name="Source_20_Text"><text:span text:style-name="T434">\</text:span></text:span></text:p>
      <text:p text:style-name="P140"><text:span text:style-name="Source_20_Text">model=/home/user/WORK/NEURO/yolo8/runs/detect/yolov8n_2e/weights/best.pt </text:span><text:span text:style-name="Source_20_Text"><text:span text:style-name="T434">\</text:span></text:span></text:p>
      <text:p text:style-name="P140"><text:span text:style-name="Source_20_Text">source=</text:span><text:span text:style-name="Source_20_Text"><text:span text:style-name="T466">nf_256.jpg</text:span></text:span><text:span text:style-name="Source_20_Text"> </text:span><text:span text:style-name="Source_20_Text"><text:span text:style-name="T434">\</text:span></text:span></text:p>
      <text:p text:style-name="P140"><text:span text:style-name="Source_20_Text">show=True </text:span><text:span text:style-name="Source_20_Text"><text:span text:style-name="T434">\</text:span></text:span></text:p>
      <text:p text:style-name="P140"><text:span text:style-name="Source_20_Text">imgsz=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40"><text:span text:style-name="Source_20_Text">name=yolov8n_</text:span><text:span text:style-name="Source_20_Text"><text:span text:style-name="T464">2</text:span></text:span><text:span text:style-name="Source_20_Text">e_infer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40"><text:span text:style-name="Source_20_Text">hide_labels=True</text:span></text:p>
      <text:p text:style-name="P374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63">(yolo5) user@userevgeny:~/WORK/NEURO/yolo8$</text:p>
      <text:p text:style-name="P231"><text:span text:style-name="Source_20_Text"><text:span text:style-name="T61">conda activate yolo5 &amp;&amp; \</text:span></text:span></text:p>
      <text:p text:style-name="P140"><text:span text:style-name="Source_20_Text">yolo </text:span><text:span text:style-name="Source_20_Text"><text:span text:style-name="T468">mode</text:span></text:span><text:span text:style-name="Source_20_Text">=</text:span><text:span text:style-name="Source_20_Text"><text:span text:style-name="T466">export</text:span></text:span><text:span text:style-name="Source_20_Text"> </text:span><text:span text:style-name="Source_20_Text"><text:span text:style-name="T434">\</text:span></text:span></text:p>
      <text:p text:style-name="P140"><text:span text:style-name="Source_20_Text">model=/home/user/WORK/NEURO/yolo8/runs/detect/yolov8n_2e/weights/best.pt </text:span><text:span text:style-name="Source_20_Text"><text:span text:style-name="T434">\</text:span></text:span></text:p>
      <text:p text:style-name="P140"><text:span text:style-name="Source_20_Text">imgsz=</text:span><text:span text:style-name="Source_20_Text"><text:span text:style-name="T469">640</text:span></text:span><text:span text:style-name="Source_20_Text"><text:span text:style-name="T467">,</text:span></text:span><text:span text:style-name="Source_20_Text"><text:span text:style-name="T469">640</text:span></text:span><text:span text:style-name="Source_20_Text"> </text:span><text:span text:style-name="Source_20_Text"><text:span text:style-name="T434">\</text:span></text:span></text:p>
      <text:p text:style-name="P232"><text:span text:style-name="Source_20_Text"><text:span text:style-name="T65">format=onnx</text:span></text:span></text:p>
      <text:p text:style-name="P364">(yolo5) user@userevgeny:~/WORK/NEURO/yolo8$</text:p>
      <text:p text:style-name="P233"><text:span text:style-name="Source_20_Text"><text:span text:style-name="T61">conda activate yolo5 &amp;&amp; \</text:span></text:span></text:p>
      <text:p text:style-name="P141"><text:span text:style-name="Source_20_Text">yolo task=detect </text:span><text:span text:style-name="Source_20_Text"><text:span text:style-name="T434">\</text:span></text:span></text:p>
      <text:p text:style-name="P141"><text:span text:style-name="Source_20_Text">mode=predict </text:span><text:span text:style-name="Source_20_Text"><text:span text:style-name="T434">\</text:span></text:span></text:p>
      <text:p text:style-name="P141"><text:span text:style-name="Source_20_Text">model=/home/user/WORK/NEURO/yolo8/runs/detect/yolov8n_2e/weights/best.</text:span><text:span text:style-name="Source_20_Text"><text:span text:style-name="T470">onnx</text:span></text:span><text:span text:style-name="Source_20_Text"> </text:span><text:span text:style-name="Source_20_Text"><text:span text:style-name="T434">\</text:span></text:span></text:p>
      <text:p text:style-name="P141"><text:span text:style-name="Source_20_Text">source=night_flyght.MP4 </text:span><text:span text:style-name="Source_20_Text"><text:span text:style-name="T434">\</text:span></text:span></text:p>
      <text:p text:style-name="P141"><text:span text:style-name="Source_20_Text">show=True </text:span><text:span text:style-name="Source_20_Text"><text:span text:style-name="T434">\</text:span></text:span></text:p>
      <text:p text:style-name="P141"><text:span text:style-name="Source_20_Text">imgsz=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41"><text:span text:style-name="Source_20_Text">name=yolov8n_</text:span><text:span text:style-name="Source_20_Text"><text:span text:style-name="T464">2</text:span></text:span><text:span text:style-name="Source_20_Text">e_infer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41"><text:span text:style-name="Source_20_Text">hide_labels=True</text:span></text:p>
      <text:p text:style-name="P376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71"><text:span text:style-name="Source_20_Text"><text:span text:style-name="T290"/></text:span></text:p>
      <text:p text:style-name="P370"><text:span text:style-name="Source_20_Text"><text:span text:style-name="T290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69"><text:span text:style-name="Source_20_Text"><text:span text:style-name="T35">snap install netron</text:span></text:span></text:p>
      <text:p text:style-name="P377"># Build a new model from YAML and start training from scratch</text:p>
      <text:p text:style-name="P365">(yolo5) user@userevgeny:~/WORK/NEURO/yolo8$</text:p>
      <text:p text:style-name="P143"><text:span text:style-name="Source_20_Text">conda activate yolo5 &amp;&amp; \</text:span></text:p>
      <text:p text:style-name="P143"><text:span text:style-name="Source_20_Text">yolo task=detect mode=train </text:span><text:span text:style-name="Source_20_Text"><text:span text:style-name="T435">\</text:span></text:span></text:p>
      <text:p text:style-name="P162"><text:span text:style-name="Source_20_Text">data=/home/user/WORK/NEURO/yolo8/night_fly_256.yaml </text:span><text:span text:style-name="Source_20_Text"><text:span text:style-name="T435">\</text:span></text:span></text:p>
      <text:p text:style-name="P143"><text:span text:style-name="Source_20_Text">model=/home/user/WORK/NEURO/yolo8/yolov8</text:span><text:span text:style-name="Source_20_Text"><text:span text:style-name="T472">n</text:span></text:span><text:span text:style-name="Source_20_Text">_1_class.yaml </text:span><text:span text:style-name="Source_20_Text"><text:span text:style-name="T435">\</text:span></text:span></text:p>
      <text:p text:style-name="P143"><text:span text:style-name="Source_20_Text">epochs=</text:span><text:span text:style-name="Source_20_Text"><text:span text:style-name="T471">2</text:span></text:span><text:span text:style-name="Source_20_Text"><text:span text:style-name="T472">0</text:span></text:span><text:span text:style-name="Source_20_Text"> </text:span><text:span text:style-name="Source_20_Text"><text:span text:style-name="T435">\</text:span></text:span></text:p>
      <text:p text:style-name="P143"><text:span text:style-name="Source_20_Text">imgsz=</text:span><text:span text:style-name="Source_20_Text"><text:span text:style-name="T435">256 </text:span></text:span><text:span text:style-name="Source_20_Text"><text:span text:style-name="T436">\</text:span></text:span></text:p>
      <text:p text:style-name="P143"><text:span text:style-name="Source_20_Text"><text:span text:style-name="T435">name=</text:span></text:span><text:span text:style-name="Source_20_Text"><text:span text:style-name="T437">train_</text:span></text:span><text:span text:style-name="Source_20_Text"><text:span text:style-name="T435">yolov8n_</text:span></text:span><text:span text:style-name="Source_20_Text"><text:span text:style-name="T473">2</text:span></text:span><text:span text:style-name="Source_20_Text"><text:span text:style-name="T436">0e</text:span></text:span></text:p>
      <text:p text:style-name="P163"><text:span text:style-name="Source_20_Text"><text:span text:style-name="T120">int8</text:span></text:span><text:span text:style-name="Source_20_Text"><text:span text:style-name="T121">=true \</text:span></text:span></text:p>
      <text:p text:style-name="P163"><text:span text:style-name="Source_20_Text"><text:span text:style-name="T120">show_conf</text:span></text:span><text:span text:style-name="Source_20_Text"><text:span text:style-name="T122">=false \</text:span></text:span></text:p>
      <text:p text:style-name="P163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65">(yolo5) user@userevgeny:~/WORK/NEURO/yolo8$</text:p>
      <text:p text:style-name="P142"><text:span text:style-name="Source_20_Text"><text:span text:style-name="T461">conda activate yolo5 &amp;&amp; \</text:span></text:span></text:p>
      <text:p text:style-name="P142"><text:span text:style-name="Source_20_Text">yolo task=detect </text:span><text:span text:style-name="Source_20_Text"><text:span text:style-name="T434">\</text:span></text:span></text:p>
      <text:p text:style-name="P142"><text:span text:style-name="Source_20_Text">mode=predict </text:span><text:span text:style-name="Source_20_Text"><text:span text:style-name="T434">\</text:span></text:span></text:p>
      <text:p text:style-name="P142"><text:span text:style-name="Source_20_Text">model=/home/user/WORK/NEURO/yolo8/runs/detect/train_yolov8n_20e/weights/best.pt </text:span><text:span text:style-name="Source_20_Text"><text:span text:style-name="T434">\</text:span></text:span></text:p>
      <text:p text:style-name="P142"><text:span text:style-name="Source_20_Text">source=night_flyght.MP4 </text:span><text:span text:style-name="Source_20_Text"><text:span text:style-name="T434">\</text:span></text:span></text:p>
      <text:p text:style-name="P142"><text:span text:style-name="Source_20_Text">show=True </text:span><text:span text:style-name="Source_20_Text"><text:span text:style-name="T434">\</text:span></text:span></text:p>
      <text:p text:style-name="P142"><text:span text:style-name="Source_20_Text">imgsz=</text:span><text:span text:style-name="Source_20_Text"><text:span text:style-name="T459">1080</text:span></text:span><text:span text:style-name="Source_20_Text"> </text:span><text:span text:style-name="Source_20_Text"><text:span text:style-name="T434">\</text:span></text:span></text:p>
      <text:p text:style-name="P142"><text:soft-page-break/><text:span text:style-name="Source_20_Text">name=yolov8n_</text:span><text:span text:style-name="Source_20_Text"><text:span text:style-name="T439">3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42"><text:span text:style-name="Source_20_Text">hide_labels=True</text:span></text:p>
      <text:p text:style-name="P143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43"><text:span text:style-name="Source_20_Text"><text:span text:style-name="T133"/></text:span></text:p>
      <text:p text:style-name="P381">ЭКСПОРТ <text:s/>в <text:s/>onnx</text:p>
      <text:p text:style-name="P366">(yolo5) user@userevgeny:~/WORK/NEURO/yolo8$</text:p>
      <text:p text:style-name="P144"><text:span text:style-name="Source_20_Text"><text:span text:style-name="T461">conda activate yolo5 &amp;&amp; \</text:span></text:span></text:p>
      <text:p text:style-name="P144"><text:span text:style-name="Source_20_Text">yolo export </text:span><text:span text:style-name="Source_20_Text"><text:span text:style-name="T439">\</text:span></text:span></text:p>
      <text:p text:style-name="P144"><text:span text:style-name="Source_20_Text">model=/home/user/WORK/NEURO/yolo8/runs/detect/train_yolov8n_20e/weights/best.pt </text:span><text:span text:style-name="Source_20_Text"><text:span text:style-name="T439">\</text:span></text:span></text:p>
      <text:p text:style-name="P144"><text:span text:style-name="Source_20_Text"><text:span text:style-name="T439">format</text:span></text:span><text:span text:style-name="Source_20_Text">=onnx </text:span><text:span text:style-name="Source_20_Text"><text:span text:style-name="T458">\</text:span></text:span></text:p>
      <text:p text:style-name="P145"><text:span text:style-name="Source_20_Text"><text:span text:style-name="T445">imgsz=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45"><text:span text:style-name="Source_20_Text"><text:span text:style-name="T447">opset=12 \</text:span></text:span></text:p>
      <text:p text:style-name="P145"><text:span text:style-name="Source_20_Text"><text:span text:style-name="T446">data=night_fly_256.yaml </text:span></text:span></text:p>
      <text:p text:style-name="P145"><text:span text:style-name="Source_20_Text"><text:span text:style-name="T446"/></text:span></text:p>
      <text:p text:style-name="P145"><text:span text:style-name="Source_20_Text"><text:span text:style-name="T453">#</text:span></text:span><text:span text:style-name="Source_20_Text"><text:span text:style-name="T448">device=0</text:span></text:span></text:p>
      <text:p text:style-name="P145"><text:span text:style-name="Source_20_Text"><text:span text:style-name="T453">#</text:span></text:span><text:span text:style-name="Source_20_Text"><text:span text:style-name="T443">dynamic</text:span></text:span><text:span text:style-name="Source_20_Text"><text:span text:style-name="T447">=</text:span></text:span><text:span text:style-name="Source_20_Text"><text:span text:style-name="T446">true </text:span></text:span><text:span text:style-name="Source_20_Text"><text:span text:style-name="T447">\</text:span></text:span></text:p>
      <text:p text:style-name="P145"><text:span text:style-name="Source_20_Text"><text:span text:style-name="T453">#</text:span></text:span><text:span text:style-name="Source_20_Text"><text:span text:style-name="T443">batch</text:span></text:span><text:span text:style-name="Source_20_Text"><text:span text:style-name="T447">=1 \</text:span></text:span></text:p>
      <text:p text:style-name="P145"><text:span text:style-name="Source_20_Text"><text:span text:style-name="T453">#</text:span></text:span><text:span text:style-name="Source_20_Text"><text:span text:style-name="T442">int8</text:span></text:span><text:span text:style-name="Source_20_Text"><text:span text:style-name="T446">=true \</text:span></text:span></text:p>
      <text:p text:style-name="P145"><text:span text:style-name="Source_20_Text"><text:span text:style-name="T449">#</text:span></text:span><text:span text:style-name="Source_20_Text"><text:span text:style-name="T443">half</text:span></text:span><text:span text:style-name="Source_20_Text"><text:span text:style-name="T445">=</text:span></text:span><text:span text:style-name="Source_20_Text"><text:span text:style-name="T446">true</text:span></text:span><text:span text:style-name="Source_20_Text"><text:span text:style-name="T440"> </text:span></text:span><text:span text:style-name="Source_20_Text"><text:span text:style-name="T448">\</text:span></text:span></text:p>
      <text:p text:style-name="P145"><text:span text:style-name="Source_20_Text"><text:span text:style-name="T449">#</text:span></text:span><text:span text:style-name="Source_20_Text"><text:span text:style-name="T443">simplify</text:span></text:span><text:span text:style-name="Source_20_Text"><text:span text:style-name="T447">=</text:span></text:span><text:span text:style-name="Source_20_Text"><text:span text:style-name="T446">true </text:span></text:span><text:span text:style-name="Source_20_Text"><text:span text:style-name="T447">\</text:span></text:span></text:p>
      <text:p text:style-name="P145"><text:span text:style-name="Source_20_Text"><text:span text:style-name="T446"/></text:span></text:p>
      <text:p text:style-name="P145"><text:span text:style-name="Source_20_Text"><text:span text:style-name="T75">проверка работы onnx</text:span></text:span></text:p>
      <text:p text:style-name="P366">(yolo5) user@userevgeny:~/WORK/NEURO/yolo8$</text:p>
      <text:p text:style-name="P144"><text:span text:style-name="Source_20_Text"><text:span text:style-name="T461">conda activate yolo5 &amp;&amp; \</text:span></text:span></text:p>
      <text:p text:style-name="P144"><text:span text:style-name="Source_20_Text">yolo task=detect </text:span><text:span text:style-name="Source_20_Text"><text:span text:style-name="T434">\</text:span></text:span></text:p>
      <text:p text:style-name="P144"><text:span text:style-name="Source_20_Text">mode=predict </text:span><text:span text:style-name="Source_20_Text"><text:span text:style-name="T434">\</text:span></text:span></text:p>
      <text:p text:style-name="P144"><text:span text:style-name="Source_20_Text">model=/home/user/WORK/NEURO/yolo8/runs/detect/train_yolov8n_20e/weights/</text:span><text:span text:style-name="Source_20_Text"><text:span text:style-name="T462">best.onnx</text:span></text:span><text:span text:style-name="Source_20_Text"> </text:span><text:span text:style-name="Source_20_Text"><text:span text:style-name="T434">\</text:span></text:span></text:p>
      <text:p text:style-name="P144"><text:span text:style-name="Source_20_Text">source=n</text:span><text:span text:style-name="Source_20_Text"><text:span text:style-name="T477">f_256.jpg</text:span></text:span><text:span text:style-name="Source_20_Text"> </text:span><text:span text:style-name="Source_20_Text"><text:span text:style-name="T434">\</text:span></text:span></text:p>
      <text:p text:style-name="P144"><text:span text:style-name="Source_20_Text">show=True </text:span><text:span text:style-name="Source_20_Text"><text:span text:style-name="T434">\</text:span></text:span></text:p>
      <text:p text:style-name="P144"><text:span text:style-name="Source_20_Text">imgsz=</text:span><text:span text:style-name="Source_20_Text"><text:span text:style-name="T475">256</text:span></text:span><text:span text:style-name="Source_20_Text"> </text:span><text:span text:style-name="Source_20_Text"><text:span text:style-name="T434">\</text:span></text:span></text:p>
      <text:p text:style-name="P144"><text:span text:style-name="Source_20_Text">name=yolov8n_</text:span><text:span text:style-name="Source_20_Text"><text:span text:style-name="T474">2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44"><text:span text:style-name="Source_20_Text">hide_labels=True</text:span></text:p>
      <text:p text:style-name="P164"><text:span text:style-name="Source_20_Text"><text:span text:style-name="T77">Детекция есть </text:span></text:span></text:p>
      <text:p text:style-name="P146"><text:span text:style-name="Source_20_Text"/></text:p>
      <text:p text:style-name="P147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47"><text:span text:style-name="Source_20_Text"><text:span text:style-name="T77"/></text:span></text:p>
      <text:p text:style-name="P378"><text:span text:style-name="Source_20_Text"><text:span text:style-name="T438">ЭКСПОРТ <text:s/>в <text:s/>onnx </text:span></text:span><text:span text:style-name="Source_20_Text"><text:span text:style-name="T457">и в rknn</text:span></text:span></text:p>
      <text:p text:style-name="P165"><text:span text:style-name="Source_20_Text"><text:span text:style-name="T440">docker run -v </text:span></text:span><text:span text:style-name="Source_20_Text">/home/user/WORK/NEURO/yolo8/runs/detect/train_yolov8n_20e/weights</text:span><text:span text:style-name="Source_20_Text"><text:span text:style-name="T440">:/share </text:span></text:span><text:span text:style-name="Source_20_Text"><text:span text:style-name="T442">\</text:span></text:span></text:p>
      <text:p text:style-name="P165"><text:span text:style-name="Source_20_Text"><text:span text:style-name="T440">ilooro/rknn-converter:latest </text:span></text:span><text:span text:style-name="Source_20_Text"><text:span text:style-name="T442">\</text:span></text:span></text:p>
      <text:p text:style-name="P165"><text:span text:style-name="Source_20_Text"><text:span text:style-name="T440">--model best.pt </text:span></text:span><text:span text:style-name="Source_20_Text"><text:span text:style-name="T442">\</text:span></text:span></text:p>
      <text:p text:style-name="P165"><text:span text:style-name="Source_20_Text"><text:span text:style-name="T440">--height 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65"><text:span text:style-name="Source_20_Text"><text:span text:style-name="T440">--width 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65"><text:span text:style-name="Source_20_Text"><text:span text:style-name="T440">--quant </text:span></text:span><text:span text:style-name="Source_20_Text"><text:span text:style-name="T442">\</text:span></text:span></text:p>
      <text:p text:style-name="P165"><text:span text:style-name="Source_20_Text"><text:span text:style-name="T440">--model_version 8</text:span></text:span></text:p>
      <text:p text:style-name="P147"><text:span text:style-name="Source_20_Text"><text:span text:style-name="T77"/></text:span></text:p>
      <text:p text:style-name="P148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47"><text:a xlink:type="simple" xlink:href="https://github.com/airockchip/rknn_model_zoo/tree/main" text:style-name="Internet_20_link" text:visited-style-name="Visited_20_Internet_20_Link"><text:span text:style-name="Source_20_Text"><text:span text:style-name="T483">https://github.com/airockchip/rknn_model_zoo/tree/main</text:span></text:span></text:a></text:p>
      <text:p text:style-name="P147"><text:span text:style-name="Source_20_Text"/></text:p>
      <text:p text:style-name="P147"><text:span text:style-name="Source_20_Text"/></text:p>
      <text:p text:style-name="P379"><text:span text:style-name="Source_20_Text"><text:span text:style-name="T438">ЭКСПОРТ <text:s/>в <text:s/>onnx </text:span></text:span><text:span text:style-name="Source_20_Text"><text:span text:style-name="T457">и в rknn </text:span></text:span><text:span text:style-name="Source_20_Text"><text:span text:style-name="T526">coco128</text:span></text:span></text:p>
      <text:p text:style-name="P166"><text:span text:style-name="Source_20_Text"><text:span text:style-name="T440">docker run -v /home/user/WORK/NEURO/yolo8/to_docker:/share </text:span></text:span><text:span text:style-name="Source_20_Text"><text:span text:style-name="T442">\</text:span></text:span></text:p>
      <text:p text:style-name="P166"><text:span text:style-name="Source_20_Text"><text:span text:style-name="T440">ilooro/rknn-converter:latest </text:span></text:span><text:span text:style-name="Source_20_Text"><text:span text:style-name="T442">\</text:span></text:span></text:p>
      <text:p text:style-name="P166"><text:span text:style-name="Source_20_Text"><text:span text:style-name="T440">--model yolov8n.pt </text:span></text:span><text:span text:style-name="Source_20_Text"><text:span text:style-name="T442">\</text:span></text:span></text:p>
      <text:p text:style-name="P166"><text:span text:style-name="Source_20_Text"><text:span text:style-name="T440">--model_version 8 </text:span></text:span><text:span text:style-name="Source_20_Text"><text:span text:style-name="T454">\</text:span></text:span></text:p>
      <text:p text:style-name="P167"><text:span text:style-name="Source_20_Text"><text:span text:style-name="T440">--height </text:span></text:span><text:span text:style-name="Source_20_Text"><text:span text:style-name="T454">640</text:span></text:span><text:span text:style-name="Source_20_Text"><text:span text:style-name="T440"> </text:span></text:span><text:span text:style-name="Source_20_Text"><text:span text:style-name="T442">\</text:span></text:span></text:p>
      <text:p text:style-name="P167"><text:span text:style-name="Source_20_Text"><text:span text:style-name="T440">--width </text:span></text:span><text:span text:style-name="Source_20_Text"><text:span text:style-name="T454">640 </text:span></text:span><text:span text:style-name="Source_20_Text"><text:span text:style-name="T455">\</text:span></text:span></text:p>
      <text:p text:style-name="P168"><text:span text:style-name="Source_20_Text"><text:span text:style-name="T440">--quant </text:span></text:span></text:p>
      <text:p text:style-name="P147"><text:span text:style-name="Source_20_Text"><text:s/></text:span></text:p>
      <text:p text:style-name="P147"><text:span text:style-name="Source_20_Text"><text:span text:style-name="T310">(base) user@userevgeny:~/WORK/NEURO/rknn_model_zoo$</text:span></text:span><text:span text:style-name="Source_20_Text"> </text:span></text:p>
      <text:p text:style-name="P147"><text:span text:style-name="Source_20_Text"><text:span text:style-name="T476">./build-linux.sh -t rk35</text:span></text:span><text:span text:style-name="Source_20_Text"><text:span text:style-name="T525">88</text:span></text:span><text:span text:style-name="Source_20_Text"><text:span text:style-name="T476"> -a aarch64 -d yolov</text:span></text:span><text:span text:style-name="Source_20_Text"><text:span text:style-name="T525">8</text:span></text:span></text:p>
      <text:p text:style-name="P147"><text:span text:style-name="Source_20_Text"><text:span text:style-name="T77"/></text:span></text:p>
      <text:p text:style-name="P149"><text:soft-page-break/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50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47"><text:span text:style-name="Source_20_Text"><text:span text:style-name="T77"/></text:span></text:p>
      <text:p text:style-name="P151"><text:span text:style-name="Source_20_Text"><text:span text:style-name="T305">cd /home/user/WORK/Github/sublime_tests/Current/inference_yolo_8_in_RK3588</text:span></text:span></text:p>
      <text:p text:style-name="P147"><text:span text:style-name="Source_20_Text"><text:span text:style-name="T335"/></text:span></text:p>
      <text:p text:style-name="P147"><text:span text:style-name="Source_20_Text"><text:span text:style-name="T196">./1_convert_onnx_rknn.sh <text:s text:c="3"/></text:span></text:span><text:span text:style-name="Source_20_Text"><text:span text:style-name="T17">конвертация onnx to rknn</text:span></text:span></text:p>
      <text:p text:style-name="P147"><text:span text:style-name="Source_20_Text"><text:span text:style-name="T197">./2_start.sh <text:s text:c="15"/></text:span></text:span><text:span text:style-name="Source_20_Text"><text:span text:style-name="T17">Компиляция </text:span></text:span></text:p>
      <text:p text:style-name="P151"><text:span text:style-name="Source_20_Text"><text:span text:style-name="T197">Перенос папки install to board</text:span></text:span></text:p>
      <text:p text:style-name="P151"><text:span text:style-name="Source_20_Text"><text:span text:style-name="T197"/></text:span></text:p>
      <text:p text:style-name="P152"><text:span text:style-name="Source_20_Text"><text:span text:style-name="T131">Программа не крашится но не определяет</text:span></text:span></text:p>
      <text:p text:style-name="P151"><text:span text:style-name="Source_20_Text"><text:span text:style-name="T197"/></text:span></text:p>
      <text:p text:style-name="P382">ЭКСПОРТ <text:s/>в <text:s/>onnx <text:s/></text:p>
      <text:p text:style-name="P367">(yolo5) user@userevgeny:~/WORK/NEURO/yolo8$</text:p>
      <text:p text:style-name="P153"><text:span text:style-name="Source_20_Text"><text:span text:style-name="T461">conda activate yolo5 &amp;&amp; \</text:span></text:span></text:p>
      <text:p text:style-name="P153"><text:span text:style-name="Source_20_Text">yolo export </text:span><text:span text:style-name="Source_20_Text"><text:span text:style-name="T439">\</text:span></text:span></text:p>
      <text:p text:style-name="P153"><text:span text:style-name="Source_20_Text">model=/home/user/WORK/NEURO/yolo8/runs/detect/train_yolov8n_20e/weights/best.pt </text:span><text:span text:style-name="Source_20_Text"><text:span text:style-name="T439">\</text:span></text:span></text:p>
      <text:p text:style-name="P153"><text:span text:style-name="Source_20_Text"><text:span text:style-name="T439">format</text:span></text:span><text:span text:style-name="Source_20_Text">=onnx </text:span><text:span text:style-name="Source_20_Text"><text:span text:style-name="T458">\</text:span></text:span></text:p>
      <text:p text:style-name="P154"><text:span text:style-name="Source_20_Text"><text:span text:style-name="T445">imgsz=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54"><text:span text:style-name="Source_20_Text"><text:span text:style-name="T447">opset=1</text:span></text:span><text:span text:style-name="Source_20_Text"><text:span text:style-name="T456">9</text:span></text:span><text:span text:style-name="Source_20_Text"><text:span text:style-name="T447"> \</text:span></text:span></text:p>
      <text:p text:style-name="P154"><text:span text:style-name="Source_20_Text"><text:span text:style-name="T446">data=night_fly_256.yaml </text:span></text:span></text:p>
      <text:p text:style-name="P151"><text:span text:style-name="Source_20_Text"><text:span text:style-name="T200">docker run -v ~/WORK/NEURO/yolo8/to_docker:/share \</text:span></text:span></text:p>
      <text:p text:style-name="P151"><text:span text:style-name="Source_20_Text"><text:span text:style-name="T200">ilooro/rknn-converter:latest \</text:span></text:span></text:p>
      <text:p text:style-name="P151"><text:span text:style-name="Source_20_Text"><text:span text:style-name="T200">--model yolov8n.pt \</text:span></text:span></text:p>
      <text:p text:style-name="P151"><text:span text:style-name="Source_20_Text"><text:span text:style-name="T200">--height 640 --width 640 --quant --model_version 8</text:span></text:span></text:p>
      <text:p text:style-name="P155"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51"><text:span text:style-name="Source_20_Text"><text:span text:style-name="T197"/></text:span></text:p>
      <text:p text:style-name="P234"><text:span text:style-name="T310">(yolo5) user@userevgeny:~/WORK/NEURO/yolo8$</text:span><text:span text:style-name="T202"> <text:s text:c="2"/></text:span><text:span text:style-name="T212">дообучение</text:span></text:p>
      <text:p text:style-name="P234"><text:span text:style-name="Source_20_Text"><text:span text:style-name="T61">conda activate yolo5 &amp;&amp; \</text:span></text:span></text:p>
      <text:p text:style-name="P234">yolo task=detect <text:span text:style-name="T431">\</text:span></text:p>
      <text:p text:style-name="P234">mode=train <text:span text:style-name="T431">\</text:span></text:p>
      <text:p text:style-name="P234">model=yolov8n.pt <text:span text:style-name="T431">\</text:span></text:p>
      <text:p text:style-name="P234">data=night_fly_<text:span text:style-name="T432">256</text:span>.yaml <text:span text:style-name="T431">\</text:span></text:p>
      <text:p text:style-name="P234">epochs=<text:span text:style-name="T433">1</text:span>0 <text:span text:style-name="T431">\</text:span></text:p>
      <text:p text:style-name="P234">name=yolov8n_<text:span text:style-name="T434">1</text:span>0e</text:p>
      <text:p text:style-name="P157"><text:span text:style-name="Source_20_Text"><text:span text:style-name="T227"/></text:span></text:p>
      <text:p text:style-name="P234"><text:span text:style-name="Source_20_Text"><text:span text:style-name="T310">#imgsz=256 \</text:span></text:span></text:p>
      <text:p text:style-name="P234"><text:span text:style-name="Source_20_Text"><text:span text:style-name="T310">#batch=8 \</text:span></text:span></text:p>
      <text:p text:style-name="P170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68">(yolo5) user@userevgeny:~/WORK/NEURO/yolo8$</text:p>
      <text:p text:style-name="P234"><text:span text:style-name="Source_20_Text"><text:span text:style-name="T61">conda activate yolo5 &amp;&amp; \</text:span></text:span></text:p>
      <text:p text:style-name="P156"><text:span text:style-name="Source_20_Text">yolo task=detect </text:span><text:span text:style-name="Source_20_Text"><text:span text:style-name="T434">\</text:span></text:span></text:p>
      <text:p text:style-name="P156"><text:span text:style-name="Source_20_Text">mode=predict </text:span><text:span text:style-name="Source_20_Text"><text:span text:style-name="T434">\</text:span></text:span></text:p>
      <text:p text:style-name="P158"><text:span text:style-name="Source_20_Text">model=/home/user/WORK/NEURO/yolo8/runs/detect/yolov8n_10e/weights/best.pt </text:span><text:span text:style-name="Source_20_Text"><text:span text:style-name="T434">\</text:span></text:span></text:p>
      <text:p text:style-name="P156"><text:span text:style-name="Source_20_Text">source=night_flyght.MP4 </text:span><text:span text:style-name="Source_20_Text"><text:span text:style-name="T434">\</text:span></text:span></text:p>
      <text:p text:style-name="P156"><text:span text:style-name="Source_20_Text">show=True </text:span><text:span text:style-name="Source_20_Text"><text:span text:style-name="T434">\</text:span></text:span></text:p>
      <text:p text:style-name="P156"><text:span text:style-name="Source_20_Text">imgsz=</text:span><text:span text:style-name="Source_20_Text"><text:span text:style-name="T528">1024</text:span></text:span><text:span text:style-name="Source_20_Text"> </text:span><text:span text:style-name="Source_20_Text"><text:span text:style-name="T434">\</text:span></text:span></text:p>
      <text:p text:style-name="P156"><text:span text:style-name="Source_20_Text">hide_labels=True</text:span></text:p>
      <text:p text:style-name="P157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59"><text:span text:style-name="Source_20_Text"><text:span text:style-name="T434">docker run -v ~/WORK/NEURO/yolo8/to_docker:/share \</text:span></text:span></text:p>
      <text:p text:style-name="P159"><text:span text:style-name="Source_20_Text"><text:span text:style-name="T434">ilooro/rknn-converter:latest \</text:span></text:span></text:p>
      <text:p text:style-name="P159"><text:span text:style-name="Source_20_Text"><text:span text:style-name="T434">--model </text:span></text:span><text:span text:style-name="Source_20_Text"><text:span text:style-name="T527">best</text:span></text:span><text:span text:style-name="Source_20_Text"><text:span text:style-name="T434">.pt \</text:span></text:span></text:p>
      <text:p text:style-name="P159"><text:span text:style-name="Source_20_Text"><text:span text:style-name="T434">--height 640 --width 640 --quant --model_version 8</text:span></text:span></text:p>
      <text:p text:style-name="P151"><text:span text:style-name="Source_20_Text"><text:span text:style-name="T197"/></text:span></text:p>
      <text:p text:style-name="P160"><text:span text:style-name="Source_20_Text"><text:span text:style-name="T198">Дообучение onnx от Rockchip – </text:span></text:span><text:span text:style-name="Source_20_Text"><text:span text:style-name="T199">не принимает onnx</text:span></text:span></text:p>
      <text:p text:style-name="P29"><text:span text:style-name="Source_20_Text"><text:span text:style-name="T47"/></text:span></text:p>
      <text:p text:style-name="P29"><text:soft-page-break/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35"><text:span text:style-name="Source_20_Text"><text:span text:style-name="T316">yolov8 <text:s text:c="21"/>latest <text:s text:c="8"/>afdca96f8b7d <text:s text:c="2"/>6 days ago <text:s text:c="5"/>11.3GB</text:span></text:span></text:p>
      <text:p text:style-name="P239"><text:span text:style-name="Source_20_Text"><text:span text:style-name="T212"/></text:span></text:p>
      <text:p text:style-name="P237"><text:span text:style-name="Source_20_Text"><text:span text:style-name="T19">Docker image yolo8</text:span></text:span></text:p>
      <text:p text:style-name="P237"><text:span text:style-name="Source_20_Text"><text:span text:style-name="T356">docker load &lt; yolo8.tar</text:span></text:span></text:p>
      <text:p text:style-name="P236"><text:span text:style-name="Source_20_Text"><text:span text:style-name="T357">docker image tag afdca96f8b7d </text:span></text:span><text:span text:style-name="Source_20_Text"><text:span text:style-name="T356">yolo8</text:span></text:span></text:p>
      <text:p text:style-name="P237"><text:span text:style-name="Source_20_Text"><text:span text:style-name="T357">mkdir -p ~/yolov8/inputs</text:span></text:span></text:p>
      <text:p text:style-name="P295">Download sample image:</text:p>
      <text:p text:style-name="P295">curl -o ~/yolov8/inputs/test.jpg https://raw.githubusercontent.com/rdcolema/tensorflow-image-classification/master/cat.jpg </text:p>
      <text:p text:style-name="P339"/>
      <text:p text:style-name="P339"><text:span text:style-name="T531">Train</text:span>:</text:p>
      <text:p text:style-name="P247"><text:span text:style-name="Source_20_Text"><text:span text:style-name="T364">docker run -it --rm </text:span></text:span><text:span text:style-name="Source_20_Text"><text:span text:style-name="T369">\</text:span></text:span></text:p>
      <text:p text:style-name="P247"><text:span text:style-name="Source_20_Text"><text:span text:style-name="T364">-v ~/yolov8:/yolov8 \</text:span></text:span></text:p>
      <text:p text:style-name="P240"><text:span text:style-name="Source_20_Text"><text:span text:style-name="T364">yolov8 </text:span></text:span><text:span text:style-name="Source_20_Text"><text:span text:style-name="T368">detect </text:span></text:span><text:span text:style-name="Source_20_Text"><text:span text:style-name="T364">train \</text:span></text:span></text:p>
      <text:p text:style-name="P171"><text:span text:style-name="Source_20_Text"><text:span text:style-name="T392">model=yolov8n.pt \</text:span></text:span></text:p>
      <text:p text:style-name="P171"><text:span text:style-name="Source_20_Text"><text:span text:style-name="T392">epochs=10 </text:span></text:span><text:span text:style-name="Source_20_Text"><text:span text:style-name="T393">\</text:span></text:span></text:p>
      <text:p text:style-name="P171"><text:span text:style-name="Source_20_Text"><text:span text:style-name="T393">imgsz=640 </text:span></text:span><text:span text:style-name="Source_20_Text"><text:span text:style-name="T394">\</text:span></text:span></text:p>
      <text:p text:style-name="P241"><text:span text:style-name="Source_20_Text"><text:span text:style-name="T364">data=coco8.yaml </text:span></text:span><text:span text:style-name="Source_20_Text"><text:span text:style-name="T365">\</text:span></text:span></text:p>
      <text:p text:style-name="P241"><text:span text:style-name="Source_20_Text"><text:span text:style-name="T364">pretrained=</text:span></text:span><text:span text:style-name="Source_20_Text"><text:span text:style-name="T365">False</text:span></text:span></text:p>
      <text:p text:style-name="P173"><text:span text:style-name="Source_20_Text"><text:span text:style-name="T395">#</text:span></text:span><text:span text:style-name="Source_20_Text"><text:span text:style-name="T394">device=0 \</text:span></text:span></text:p>
      <text:p text:style-name="P338"/>
      <text:p text:style-name="P342"><text:span text:style-name="T531">Train </text:span><text:span text:style-name="T549">from scratch</text:span>:</text:p>
      <text:p text:style-name="P247"><text:span text:style-name="Source_20_Text"><text:span text:style-name="T364">docker run -it --rm </text:span></text:span><text:span text:style-name="Source_20_Text"><text:span text:style-name="T369">\</text:span></text:span></text:p>
      <text:p text:style-name="P247"><text:span text:style-name="Source_20_Text"><text:span text:style-name="T364">-v ~/yolov8:/yolov8 \</text:span></text:span></text:p>
      <text:p text:style-name="P244"><text:span text:style-name="Source_20_Text"><text:span text:style-name="T364">yolov8 </text:span></text:span><text:span text:style-name="Source_20_Text"><text:span text:style-name="T368">detect </text:span></text:span><text:span text:style-name="Source_20_Text"><text:span text:style-name="T364">train \</text:span></text:span></text:p>
      <text:p text:style-name="P172"><text:span text:style-name="Source_20_Text"><text:span text:style-name="T534">model=yolov8n.yaml</text:span></text:span><text:span text:style-name="Source_20_Text"><text:span text:style-name="T398"> \</text:span></text:span></text:p>
      <text:p text:style-name="P245"><text:span text:style-name="Source_20_Text"><text:span text:style-name="T396">data=coco8.yaml </text:span></text:span><text:span text:style-name="Source_20_Text"><text:span text:style-name="T397">\</text:span></text:span></text:p>
      <text:p text:style-name="P172"><text:span text:style-name="Source_20_Text"><text:span text:style-name="T392">epochs=10 </text:span></text:span><text:span text:style-name="Source_20_Text"><text:span text:style-name="T393">\</text:span></text:span></text:p>
      <text:p text:style-name="P172"><text:span text:style-name="Source_20_Text"><text:span text:style-name="T393">imgsz=640 </text:span></text:span><text:span text:style-name="Source_20_Text"><text:span text:style-name="T394">\</text:span></text:span></text:p>
      <text:p text:style-name="P342"/>
      <text:p text:style-name="P338">Object detection:</text:p>
      <text:p text:style-name="P297">docker run -it --rm <text:span text:style-name="T551">\</text:span></text:p>
      <text:p text:style-name="P297">-v ~/yolov8:/yolov8 <text:span text:style-name="T529">\</text:span></text:p>
      <text:p text:style-name="P295">yolo<text:span text:style-name="T529">v</text:span>8 detect predict save <text:span text:style-name="T529">\</text:span></text:p>
      <text:p text:style-name="P295">model=yolov8<text:span text:style-name="T358">n</text:span>.pt <text:span text:style-name="T529">\</text:span></text:p>
      <text:p text:style-name="P295">source=inputs/test.jpg</text:p>
      <text:p text:style-name="P295"/>
      <text:p text:style-name="P338">Image segmentation:</text:p>
      <text:p text:style-name="P299">docker run -it --rm -v ~/yolov8:/yolov8 <text:span text:style-name="T530">\</text:span></text:p>
      <text:p text:style-name="P299">yolo<text:span text:style-name="T530">v</text:span>8 segment predict save <text:span text:style-name="T530">\</text:span></text:p>
      <text:p text:style-name="P299">model=yolov8<text:span text:style-name="T414">n</text:span>-seg.pt <text:span text:style-name="T530">\</text:span></text:p>
      <text:p text:style-name="P299">source=inputs/test.jpg</text:p>
      <text:p text:style-name="P238"><text:span text:style-name="Source_20_Text"><text:span text:style-name="T235"/></text:span></text:p>
      <text:p text:style-name="P338">Image classification:</text:p>
      <text:p text:style-name="P300">docker run -it --rm -v ~/yolov8:/yolov8 <text:span text:style-name="T531">\</text:span></text:p>
      <text:p text:style-name="P300">yolo<text:span text:style-name="T531">v</text:span>8 classify predict save <text:span text:style-name="T531">\</text:span></text:p>
      <text:p text:style-name="P300">model=yolov8<text:span text:style-name="T416">n</text:span>-cls.pt <text:span text:style-name="T531">\</text:span></text:p>
      <text:p text:style-name="P300">source=inputs/test.jpg</text:p>
      <text:p text:style-name="P331"/>
      <text:p text:style-name="P295"><text:span text:style-name="T202">docker run -it --rm <text:s/>yolo8</text:span> <text:s text:c="4"/><text:span text:style-name="T415">Выводит справку команд</text:span></text:p>
      <text:p text:style-name="P295"><text:span text:style-name="Source_20_Text"><text:span text:style-name="T334"/></text:span></text:p>
      <text:p text:style-name="P340"><text:span text:style-name="T533">web camera</text:span>:</text:p>
      <text:p text:style-name="P296">docker run -it --rm -v ~/yolov8:/yolov8 -<text:span text:style-name="T532">p 8501:8501 </text:span><text:span text:style-name="T529">\</text:span></text:p>
      <text:p text:style-name="P296">yolo<text:span text:style-name="T529">v</text:span>8 streamlit-predict</text:p>
      <text:p text:style-name="P296"><text:span text:style-name="Source_20_Text"><text:span text:style-name="T364"/></text:span></text:p>
      <text:p text:style-name="P341"><text:span text:style-name="Source_20_Text"><text:span text:style-name="T385">Export to onnx</text:span></text:span><text:span text:style-name="Source_20_Text"><text:span text:style-name="T376">:</text:span></text:span></text:p>
      <text:p text:style-name="P301">docker run -it --rm -v ~/yolov8:/yolov8 <text:span text:style-name="T531">\</text:span></text:p>
      <text:p text:style-name="P301"><text:span text:style-name="Source_20_Text"><text:span text:style-name="T386">yolov8 export \</text:span></text:span></text:p>
      <text:p text:style-name="P242"><text:span text:style-name="Source_20_Text"><text:span text:style-name="T364">model=yolov8n.pt \</text:span></text:span></text:p>
      <text:p text:style-name="P242"><text:span text:style-name="Source_20_Text"><text:span text:style-name="T364">format=onnx \</text:span></text:span></text:p>
      <text:p text:style-name="P242"><text:soft-page-break/><text:span text:style-name="Source_20_Text"><text:span text:style-name="T364">opse</text:span></text:span><text:span text:style-name="Source_20_Text"><text:span text:style-name="T366">t=12</text:span></text:span><text:span text:style-name="Source_20_Text"><text:span text:style-name="T364"> </text:span></text:span><text:span text:style-name="Source_20_Text"><text:span text:style-name="T366">\</text:span></text:span></text:p>
      <text:p text:style-name="P242"><text:span text:style-name="Source_20_Text"><text:span text:style-name="T364">imgsz=640,640 </text:span></text:span></text:p>
      <text:p text:style-name="P243"><text:span text:style-name="Source_20_Text"><text:span text:style-name="T367"/></text:span></text:p>
      <text:p text:style-name="P343"><text:span text:style-name="T531">Train </text:span><text:span text:style-name="T549">from scratch </text:span><text:span text:style-name="T550">night_fly</text:span>:</text:p>
      <text:p text:style-name="P246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46"><text:span text:style-name="Source_20_Text"><text:span text:style-name="T370">mkdir -p ~/yolov8/ultralytics/cfg/datasets</text:span></text:span></text:p>
      <text:p text:style-name="P246"><text:span text:style-name="Source_20_Text"><text:span text:style-name="T360"/></text:span></text:p>
      <text:p text:style-name="P314"><text:span text:style-name="Source_20_Text"><text:span text:style-name="T409">docker run -it --rm --ipc=host --gpus all \</text:span></text:span></text:p>
      <text:p text:style-name="P314"><text:span text:style-name="Source_20_Text"><text:span text:style-name="T409">-v ~/yolov8:/yolov8 \</text:span></text:span></text:p>
      <text:p text:style-name="P314"><text:span text:style-name="Source_20_Text"><text:span text:style-name="T409">-v ~/datasets:/yolov8/datasets \</text:span></text:span></text:p>
      <text:p text:style-name="P315"><text:span text:style-name="Source_20_Text"><text:span text:style-name="T409">yolo8 </text:span></text:span><text:span text:style-name="Source_20_Text"><text:span text:style-name="T410">detect </text:span></text:span><text:span text:style-name="Source_20_Text"><text:span text:style-name="T409">train </text:span></text:span><text:span text:style-name="Source_20_Text"><text:span text:style-name="T410">\</text:span></text:span></text:p>
      <text:p text:style-name="P315"><text:span text:style-name="Source_20_Text"><text:span text:style-name="T409">device=0 </text:span></text:span><text:span text:style-name="Source_20_Text"><text:span text:style-name="T410">\</text:span></text:span></text:p>
      <text:p text:style-name="P315"><text:span text:style-name="Source_20_Text"><text:span text:style-name="T409">data=night_fly_256.yaml </text:span></text:span><text:span text:style-name="Source_20_Text"><text:span text:style-name="T410">\</text:span></text:span></text:p>
      <text:p text:style-name="P315"><text:span text:style-name="Source_20_Text"><text:span text:style-name="T409">model=yolov8n.yaml </text:span></text:span><text:span text:style-name="Source_20_Text"><text:span text:style-name="T410">\</text:span></text:span></text:p>
      <text:p text:style-name="P315"><text:span text:style-name="Source_20_Text"><text:span text:style-name="T409">epochs=</text:span></text:span><text:span text:style-name="Source_20_Text"><text:span text:style-name="T410">5 \</text:span></text:span><text:span text:style-name="Source_20_Text"><text:span text:style-name="T409"> </text:span></text:span></text:p>
      <text:p text:style-name="P315"><text:span text:style-name="Source_20_Text"><text:span text:style-name="T409">lr0=0.01</text:span></text:span></text:p>
      <text:p text:style-name="P246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35"><text:span text:style-name="Source_20_Text"><text:span text:style-name="T212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44">Object detection:</text:p>
      <text:p text:style-name="P298">docker run -it --rm <text:span text:style-name="T551">\</text:span></text:p>
      <text:p text:style-name="P298">-v ~/yolov8:/yolov8 <text:span text:style-name="T529">\</text:span></text:p>
      <text:p text:style-name="P298">afdca96f8b7d detect predict save <text:span text:style-name="T529">\</text:span></text:p>
      <text:p text:style-name="P298">model=yolov8<text:span text:style-name="T358">n</text:span>.pt <text:span text:style-name="T529">\</text:span></text:p>
      <text:p text:style-name="P298"><text:span text:style-name="Source_20_Text"><text:span text:style-name="T376">source=inputs/test.jpg</text:span></text:span></text:p>
      <text:p text:style-name="P22"><text:span text:style-name="Source_20_Text"><text:span text:style-name="T39"/></text:span></text:p>
      <text:p text:style-name="P345"><text:span text:style-name="T531">Train</text:span>:</text:p>
      <text:p text:style-name="P248"><text:span text:style-name="Source_20_Text"><text:span text:style-name="T364">docker run -it --rm </text:span></text:span><text:span text:style-name="Source_20_Text"><text:span text:style-name="T369">\</text:span></text:span></text:p>
      <text:p text:style-name="P248"><text:span text:style-name="Source_20_Text"><text:span text:style-name="T364">-v ~/yolov8:/yolov8 \</text:span></text:span></text:p>
      <text:p text:style-name="P250"><text:span text:style-name="Source_20_Text"><text:span text:style-name="T364">afdca96f8b7d </text:span></text:span><text:span text:style-name="Source_20_Text"><text:span text:style-name="T368">detect </text:span></text:span><text:span text:style-name="Source_20_Text"><text:span text:style-name="T364">train \</text:span></text:span></text:p>
      <text:p text:style-name="P174"><text:span text:style-name="Source_20_Text"><text:span text:style-name="T392">model=yolov8n.pt \</text:span></text:span></text:p>
      <text:p text:style-name="P174"><text:span text:style-name="Source_20_Text"><text:span text:style-name="T392">epochs=10 </text:span></text:span><text:span text:style-name="Source_20_Text"><text:span text:style-name="T393">\</text:span></text:span></text:p>
      <text:p text:style-name="P174"><text:span text:style-name="Source_20_Text"><text:span text:style-name="T393">imgsz=640 </text:span></text:span><text:span text:style-name="Source_20_Text"><text:span text:style-name="T394">\</text:span></text:span></text:p>
      <text:p text:style-name="P249"><text:span text:style-name="Source_20_Text"><text:span text:style-name="T364">data=coco8.yaml </text:span></text:span><text:span text:style-name="Source_20_Text"><text:span text:style-name="T365">\</text:span></text:span></text:p>
      <text:p text:style-name="P249"><text:span text:style-name="Source_20_Text"><text:span text:style-name="T364">pretrained=</text:span></text:span><text:span text:style-name="Source_20_Text"><text:span text:style-name="T365">False</text:span></text:span></text:p>
      <text:p text:style-name="P22"><text:span text:style-name="Source_20_Text"><text:span text:style-name="T39"/></text:span></text:p>
      <text:p text:style-name="P346"><text:span text:style-name="Source_20_Text">T</text:span><text:span text:style-name="Source_20_Text"><text:span text:style-name="T387">o rknn</text:span></text:span><text:span text:style-name="Source_20_Text"><text:span text:style-name="T376">:</text:span></text:span></text:p>
      <text:p text:style-name="P22"><text:span text:style-name="Source_20_Text"><text:span text:style-name="T370">docker run -v </text:span></text:span><text:span text:style-name="Source_20_Text"><text:span text:style-name="T371">~</text:span></text:span><text:span text:style-name="Source_20_Text"><text:span text:style-name="T370">/yolov8/runs/detect/train11/weights:/share \</text:span></text:span></text:p>
      <text:p text:style-name="P22"><text:span text:style-name="Source_20_Text"><text:span text:style-name="T370">ilooro/rknn-converter:latest \</text:span></text:span></text:p>
      <text:p text:style-name="P22"><text:span text:style-name="Source_20_Text"><text:span text:style-name="T370">--model </text:span></text:span><text:span text:style-name="Source_20_Text"><text:span text:style-name="T371">best</text:span></text:span><text:span text:style-name="Source_20_Text"><text:span text:style-name="T370">.pt \</text:span></text:span></text:p>
      <text:p text:style-name="P24"><text:span text:style-name="Source_20_Text"><text:span text:style-name="T370">--height 640 --width 640 </text:span></text:span><text:span text:style-name="Source_20_Text"><text:span text:style-name="T371">\</text:span></text:span></text:p>
      <text:p text:style-name="P24"><text:span text:style-name="Source_20_Text"><text:span text:style-name="T370">--quant </text:span></text:span><text:span text:style-name="Source_20_Text"><text:span text:style-name="T371">\</text:span></text:span></text:p>
      <text:p text:style-name="P24"><text:span text:style-name="Source_20_Text"><text:span text:style-name="T370">--model_version 8</text:span></text:span></text:p>
      <text:p text:style-name="P251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48"><text:span text:style-name="T531">Train </text:span><text:span text:style-name="T549">from scratch </text:span><text:span text:style-name="T565">in Docker</text:span>:</text:p>
      <text:p text:style-name="P333">night_fly_256.yaml.yaml <text:span text:style-name="T552">положить в ~/yolov8 </text:span><text:span text:style-name="T553">(см ниже содержание)</text:span></text:p>
      <text:p text:style-name="P25"><text:span text:style-name="Source_20_Text"><text:span text:style-name="T537">path: night_fly_256 # dataset root dir</text:span></text:span></text:p>
      <text:p text:style-name="P25"><text:span text:style-name="Source_20_Text"><text:span text:style-name="T537">train: images # train images (relative to 'path') 128 images</text:span></text:span></text:p>
      <text:p text:style-name="P25"><text:span text:style-name="Source_20_Text"><text:span text:style-name="T537">val: images # val images (relative to 'path') 128 images</text:span></text:span></text:p>
      <text:p text:style-name="P25"><text:span text:style-name="Source_20_Text"><text:span text:style-name="T537">test: # test images (optional)</text:span></text:span></text:p>
      <text:p text:style-name="P25"><text:span text:style-name="Source_20_Text"><text:span text:style-name="T537"># Classes</text:span></text:span></text:p>
      <text:p text:style-name="P25"><text:span text:style-name="Source_20_Text"><text:span text:style-name="T537">names:</text:span></text:span></text:p>
      <text:p text:style-name="P318"><text:span text:style-name="Source_20_Text"><text:span text:style-name="T538"><text:s text:c="2"/>0: boat</text:span></text:span></text:p>
      <text:p text:style-name="P334"/>
      <text:p text:style-name="P252"><text:span text:style-name="Source_20_Text"><text:span text:style-name="T372">docker run -it --rm \</text:span></text:span></text:p>
      <text:p text:style-name="P252"><text:span text:style-name="Source_20_Text"><text:span text:style-name="T372">-v ~/yolov8:/yolov8 \</text:span></text:span></text:p>
      <text:p text:style-name="P254"><text:span text:style-name="Source_20_Text"><text:span text:style-name="T372">-v ~/</text:span></text:span><text:span text:style-name="Source_20_Text"><text:span text:style-name="T373">datasets</text:span></text:span><text:span text:style-name="Source_20_Text"><text:span text:style-name="T372">:/yolov8/</text:span></text:span><text:span text:style-name="Source_20_Text"><text:span text:style-name="T373">datasets</text:span></text:span><text:span text:style-name="Source_20_Text"><text:span text:style-name="T372"> \</text:span></text:span></text:p>
      <text:p text:style-name="P252"><text:span text:style-name="Source_20_Text"><text:span text:style-name="T372">afdca96f8b7d detect train \</text:span></text:span></text:p>
      <text:p text:style-name="P175"><text:span text:style-name="Source_20_Text"><text:span text:style-name="T535">model=yolov8n.yaml</text:span></text:span><text:span text:style-name="Source_20_Text"><text:span text:style-name="T399"> \</text:span></text:span></text:p>
      <text:p text:style-name="P253"><text:span text:style-name="Source_20_Text"><text:span text:style-name="T372">data=night_fly_256.yaml \</text:span></text:span></text:p>
      <text:p text:style-name="P175"><text:span text:style-name="Source_20_Text"><text:span text:style-name="T399">epochs=</text:span></text:span><text:span text:style-name="Source_20_Text"><text:span text:style-name="T400">2</text:span></text:span><text:span text:style-name="Source_20_Text"><text:span text:style-name="T399">0 \</text:span></text:span></text:p>
      <text:p text:style-name="P175"><text:span text:style-name="Source_20_Text"><text:span text:style-name="T399">imgsz=</text:span></text:span><text:span text:style-name="Source_20_Text"><text:span text:style-name="T400">256</text:span></text:span><text:span text:style-name="Source_20_Text"><text:span text:style-name="T399"> \</text:span></text:span></text:p>
      <text:p text:style-name="P22"><text:span text:style-name="Source_20_Text"><text:span text:style-name="T536">pretrained=False</text:span></text:span></text:p>
      <text:p text:style-name="P22"><text:span text:style-name="Source_20_Text"><text:span text:style-name="T536"/></text:span></text:p>
      <text:p text:style-name="P347"><text:span text:style-name="Source_20_Text"><text:span text:style-name="T412">To rknn </text:span></text:span><text:span text:style-name="Source_20_Text"><text:span text:style-name="T411">:</text:span></text:span></text:p>
      <text:p text:style-name="P26"><text:span text:style-name="Source_20_Text"><text:span text:style-name="T372">docker run -v </text:span></text:span><text:span text:style-name="Source_20_Text"><text:span text:style-name="T374">~</text:span></text:span><text:span text:style-name="Source_20_Text"><text:span text:style-name="T372">/yolov8/runs/detect/train1</text:span></text:span><text:span text:style-name="Source_20_Text"><text:span text:style-name="T375">4</text:span></text:span><text:span text:style-name="Source_20_Text"><text:span text:style-name="T372">/weights:/share \</text:span></text:span></text:p>
      <text:p text:style-name="P26"><text:span text:style-name="Source_20_Text"><text:span text:style-name="T372">ilooro/rknn-converter:latest \</text:span></text:span></text:p>
      <text:p text:style-name="P26"><text:span text:style-name="Source_20_Text"><text:span text:style-name="T372">--model </text:span></text:span><text:span text:style-name="Source_20_Text"><text:span text:style-name="T374">best</text:span></text:span><text:span text:style-name="Source_20_Text"><text:span text:style-name="T372">.pt \</text:span></text:span></text:p>
      <text:p text:style-name="P26"><text:span text:style-name="Source_20_Text"><text:span text:style-name="T372">--height </text:span></text:span><text:span text:style-name="Source_20_Text"><text:span text:style-name="T375">256</text:span></text:span><text:span text:style-name="Source_20_Text"><text:span text:style-name="T372"> --width </text:span></text:span><text:span text:style-name="Source_20_Text"><text:span text:style-name="T375">256</text:span></text:span><text:span text:style-name="Source_20_Text"><text:span text:style-name="T372"> </text:span></text:span><text:span text:style-name="Source_20_Text"><text:span text:style-name="T374">\</text:span></text:span></text:p>
      <text:p text:style-name="P26"><text:span text:style-name="Source_20_Text"><text:span text:style-name="T372">--quant </text:span></text:span><text:span text:style-name="Source_20_Text"><text:span text:style-name="T374">\</text:span></text:span></text:p>
      <text:p text:style-name="P26"><text:span text:style-name="Source_20_Text"><text:span text:style-name="T536">--model_version 8</text:span></text:span></text:p>
      <text:p text:style-name="P255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59">20 epochs completed in 2.354 hours.</text:span></text:span></text:p>
      <text:p text:style-name="P22"><text:span text:style-name="Source_20_Text"><text:span text:style-name="T259">Optimizer stripped from runs/detect/train14/weights/last.pt, 6.2MB</text:span></text:span></text:p>
      <text:p text:style-name="P22"><text:span text:style-name="Source_20_Text"><text:span text:style-name="T259">Optimizer stripped from runs/detect/train14/weights/best.pt, 6.2MB</text:span></text:span></text:p>
      <text:p text:style-name="P22"><text:span text:style-name="Source_20_Text"><text:span text:style-name="T260"/></text:span></text:p>
      <text:p text:style-name="P22"><text:soft-page-break/><text:span text:style-name="Source_20_Text"><text:span text:style-name="T259">Validating runs/detect/train14/weights/best.pt...</text:span></text:span></text:p>
      <text:p text:style-name="P22"><text:span text:style-name="Source_20_Text"><text:span text:style-name="T259">Ultralytics YOLOv8.2.84 🚀 Python-3.10.12 torch-2.4.0+cu121 CPU (Intel Core(TM) i7-10700 2.90GHz)</text:span></text:span></text:p>
      <text:p text:style-name="P22"><text:span text:style-name="Source_20_Text"><text:span text:style-name="T259">YOLOv8n summary (fused): 168 layers, 3,005,843 parameters, 0 gradients, 8.1 GFLOPs</text:span></text:span></text:p>
      <text:p text:style-name="P22"><text:span text:style-name="Source_20_Text"><text:span text:style-name="T259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59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59">Speed: 0.2ms preprocess, 7.5ms inference, 0.0ms loss, 0.2ms postprocess per image</text:span></text:span></text:p>
      <text:p text:style-name="P22"><text:span text:style-name="Source_20_Text"><text:span text:style-name="T259">Results saved to runs/detect/train14</text:span></text:span></text:p>
      <text:p text:style-name="P22"><text:span text:style-name="Source_20_Text"><text:span text:style-name="T259"/></text:span></text:p>
      <text:p text:style-name="P32"><text:span text:style-name="Source_20_Text"><text:span text:style-name="T56">Закускаю в докере 40 эпох</text:span></text:span></text:p>
      <text:p text:style-name="P256"><text:span text:style-name="Source_20_Text"><text:span text:style-name="T372">docker run -it --rm \</text:span></text:span></text:p>
      <text:p text:style-name="P256"><text:span text:style-name="Source_20_Text"><text:span text:style-name="T372">-v ~/yolov8:/yolov8 \</text:span></text:span></text:p>
      <text:p text:style-name="P256"><text:span text:style-name="Source_20_Text"><text:span text:style-name="T372">-v ~/</text:span></text:span><text:span text:style-name="Source_20_Text"><text:span text:style-name="T373">datasets</text:span></text:span><text:span text:style-name="Source_20_Text"><text:span text:style-name="T372">:/yolov8/</text:span></text:span><text:span text:style-name="Source_20_Text"><text:span text:style-name="T373">datasets</text:span></text:span><text:span text:style-name="Source_20_Text"><text:span text:style-name="T372"> \</text:span></text:span></text:p>
      <text:p text:style-name="P256"><text:span text:style-name="Source_20_Text"><text:span text:style-name="T372">afdca96f8b7d detect train \</text:span></text:span></text:p>
      <text:p text:style-name="P176"><text:span text:style-name="Source_20_Text"><text:span text:style-name="T535">model=yolov8n.yaml</text:span></text:span><text:span text:style-name="Source_20_Text"><text:span text:style-name="T399"> \</text:span></text:span></text:p>
      <text:p text:style-name="P257"><text:span text:style-name="Source_20_Text"><text:span text:style-name="T372">data=night_fly_256.yaml \</text:span></text:span></text:p>
      <text:p text:style-name="P176"><text:span text:style-name="Source_20_Text"><text:span text:style-name="T399">epochs=</text:span></text:span><text:span text:style-name="Source_20_Text"><text:span text:style-name="T401">4</text:span></text:span><text:span text:style-name="Source_20_Text"><text:span text:style-name="T399">0 \</text:span></text:span></text:p>
      <text:p text:style-name="P176"><text:span text:style-name="Source_20_Text"><text:span text:style-name="T399">imgsz=</text:span></text:span><text:span text:style-name="Source_20_Text"><text:span text:style-name="T400">256</text:span></text:span><text:span text:style-name="Source_20_Text"><text:span text:style-name="T399"> \</text:span></text:span></text:p>
      <text:p text:style-name="P31"><text:span text:style-name="Source_20_Text"><text:span text:style-name="T536">pretrained=False</text:span></text:span></text:p>
      <text:p text:style-name="P22"><text:span text:style-name="Source_20_Text"><text:span text:style-name="T259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1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50"/>
      <text:p text:style-name="P351"><text:span text:style-name="T531">Train </text:span><text:span text:style-name="T549">from scratch </text:span><text:span text:style-name="T565">in </text:span><text:span text:style-name="T566">GPU</text:span>:</text:p>
      <text:p text:style-name="P349"/>
      <text:p text:style-name="P332"><text:span text:style-name="T554">night_fly_256.</text:span><text:span text:style-name="T556">yaml <text:s/>положить в </text:span><text:span text:style-name="Source_20_Text"><text:span text:style-name="T413">~/WORK/NEURO/yolo8</text:span></text:span></text:p>
      <text:p text:style-name="P323">path: ../../<text:span text:style-name="T567">datasets/</text:span>night_fly_256</text:p>
      <text:p text:style-name="P323">train: images</text:p>
      <text:p text:style-name="P323">val: images</text:p>
      <text:p text:style-name="P323"># class names</text:p>
      <text:p text:style-name="P323">names: </text:p>
      <text:p text:style-name="P323"><text:s text:c="2"/>0: boat</text:p>
      <text:p text:style-name="P324"/>
      <text:p text:style-name="P325">(yolo5) user@userevgeny:~/WORK/NEURO/yolo8$</text:p>
      <text:p text:style-name="P178"><text:span text:style-name="Source_20_Text"><text:span text:style-name="T555">cd </text:span></text:span><text:span text:style-name="Source_20_Text"><text:span text:style-name="T556">~</text:span></text:span><text:span text:style-name="Source_20_Text"><text:span text:style-name="T554">/WORK/NEURO/yolo8 </text:span></text:span><text:span text:style-name="Source_20_Text"><text:span text:style-name="T555">&amp;&amp; \</text:span></text:span></text:p>
      <text:p text:style-name="P177"><text:span text:style-name="Source_20_Text"><text:span text:style-name="T554">conda activate yolo5 &amp;&amp; \</text:span></text:span></text:p>
      <text:p text:style-name="P177"><text:span text:style-name="Source_20_Text"><text:span text:style-name="T554">yolo task=detect mode=train </text:span></text:span><text:span text:style-name="Source_20_Text"><text:span text:style-name="T557">\</text:span></text:span></text:p>
      <text:p text:style-name="P177"><text:span text:style-name="Source_20_Text"><text:span text:style-name="T554">data=</text:span></text:span><text:span text:style-name="Source_20_Text"><text:span text:style-name="T556">~</text:span></text:span><text:span text:style-name="Source_20_Text"><text:span text:style-name="T554">/WORK/NEURO/yolo8/night_fly_256.yaml </text:span></text:span><text:span text:style-name="Source_20_Text"><text:span text:style-name="T557">\</text:span></text:span></text:p>
      <text:p text:style-name="P177"><text:span text:style-name="Source_20_Text"><text:span text:style-name="T554">model=</text:span></text:span><text:span text:style-name="Source_20_Text"><text:span text:style-name="T555">~</text:span></text:span><text:span text:style-name="Source_20_Text"><text:span text:style-name="T554">/WORK/NEURO/yolo8/yolov8</text:span></text:span><text:span text:style-name="Source_20_Text"><text:span text:style-name="T558">n</text:span></text:span><text:span text:style-name="Source_20_Text"><text:span text:style-name="T554">_1_class.yaml </text:span></text:span><text:span text:style-name="Source_20_Text"><text:span text:style-name="T557">\</text:span></text:span></text:p>
      <text:p text:style-name="P177"><text:span text:style-name="Source_20_Text"><text:span text:style-name="T554">epochs=</text:span></text:span><text:span text:style-name="Source_20_Text"><text:span text:style-name="T555">100</text:span></text:span><text:span text:style-name="Source_20_Text"><text:span text:style-name="T554"> </text:span></text:span><text:span text:style-name="Source_20_Text"><text:span text:style-name="T557">\</text:span></text:span></text:p>
      <text:p text:style-name="P177"><text:span text:style-name="Source_20_Text"><text:span text:style-name="T554">imgsz=</text:span></text:span><text:span text:style-name="Source_20_Text"><text:span text:style-name="T557">256 </text:span></text:span><text:span text:style-name="Source_20_Text"><text:span text:style-name="T559">\</text:span></text:span></text:p>
      <text:p text:style-name="P177"><text:span text:style-name="Source_20_Text"><text:span text:style-name="T557">name=</text:span></text:span><text:span text:style-name="Source_20_Text"><text:span text:style-name="T560">train_</text:span></text:span><text:span text:style-name="Source_20_Text"><text:span text:style-name="T557">yolov8n_</text:span></text:span><text:span text:style-name="Source_20_Text"><text:span text:style-name="T555">100</text:span></text:span><text:span text:style-name="Source_20_Text"><text:span text:style-name="T559">e</text:span></text:span></text:p>
      <text:p text:style-name="P177"><text:span text:style-name="Source_20_Text"><text:span text:style-name="T265">100 epochs completed in 2.963 hours.</text:span></text:span></text:p>
      <text:p text:style-name="P177"><text:span text:style-name="Source_20_Text"><text:span text:style-name="T265">Optimizer stripped from runs/detect/train_yolov8n_100e3/weights/last.pt, 6.2MB</text:span></text:span></text:p>
      <text:p text:style-name="P177"><text:span text:style-name="Source_20_Text"><text:span text:style-name="T265">Optimizer stripped from runs/detect/train_yolov8n_100e3/weights/best.pt, 6.2MB</text:span></text:span></text:p>
      <text:p text:style-name="P177"><text:span text:style-name="Source_20_Text"><text:span text:style-name="T264"/></text:span></text:p>
      <text:p text:style-name="P177"><text:span text:style-name="Source_20_Text"><text:span text:style-name="T265">Validating runs/detect/train_yolov8n_100e3/weights/best.pt...</text:span></text:span></text:p>
      <text:p text:style-name="P177"><text:span text:style-name="Source_20_Text"><text:span text:style-name="T265">Ultralytics YOLOv8.2.77 🚀 Python-3.10.14 torch-2.4.0+cu121 CUDA:0 (NVIDIA GeForce RTX 3060, 12044MiB)</text:span></text:span></text:p>
      <text:p text:style-name="P177"><text:span text:style-name="Source_20_Text"><text:span text:style-name="T265">YOLOv8n_1_class summary (fused): 168 layers, 3,005,843 parameters, 0 gradients, 8.1 GFLOPs</text:span></text:span></text:p>
      <text:p text:style-name="P177"><text:span text:style-name="Source_20_Text"><text:span text:style-name="T265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77"><text:span text:style-name="Source_20_Text"><text:span text:style-name="T265"><text:s text:c="19"/>all <text:s text:c="5"/>13640 <text:s text:c="5"/>13656 <text:s text:c="5"/>0.976 <text:s text:c="5"/>0.974 <text:s text:c="5"/>0.984 <text:s text:c="5"/>0.494</text:span></text:span></text:p>
      <text:p text:style-name="P177"><text:span text:style-name="Source_20_Text"><text:span text:style-name="T265">Speed: 0.0ms preprocess, 0.3ms inference, 0.0ms loss, 0.5ms postprocess per image</text:span></text:span></text:p>
      <text:p text:style-name="P177"><text:span text:style-name="Source_20_Text"><text:span text:style-name="T265">Results saved to runs/detect/train_yolov8n_100e3</text:span></text:span></text:p>
      <text:p text:style-name="P177"><text:span text:style-name="Source_20_Text"><text:span text:style-name="T265">💡 Learn more at https://docs.ultralytics.com/modes/train</text:span></text:span></text:p>
      <text:p text:style-name="P177"><text:span text:style-name="Source_20_Text"><text:span text:style-name="T559"/></text:span></text:p>
      <text:p text:style-name="P177"><text:span text:style-name="Source_20_Text"><text:span text:style-name="T559"/></text:span></text:p>
      <text:p text:style-name="P259"><text:span text:style-name="Source_20_Text"><text:span text:style-name="T103">Обучение проходит на GPU размер файла <text:s/>rknn на выходе такой же</text:span></text:span></text:p>
      <text:p text:style-name="P353"><text:soft-page-break/><text:span text:style-name="Source_20_Text"><text:span text:style-name="T403">To rknn </text:span></text:span><text:span text:style-name="Source_20_Text"><text:span text:style-name="T402">:</text:span></text:span></text:p>
      <text:p text:style-name="P34"><text:span text:style-name="Source_20_Text"><text:span text:style-name="T372">docker run -v ~/WORK/NEURO/yolo8/runs/detect/train_yolov8n_100e3/weights:/share \</text:span></text:span></text:p>
      <text:p text:style-name="P34"><text:span text:style-name="Source_20_Text"><text:span text:style-name="T372">ilooro/rknn-converter:latest \</text:span></text:span></text:p>
      <text:p text:style-name="P34"><text:span text:style-name="Source_20_Text"><text:span text:style-name="T372">--model </text:span></text:span><text:span text:style-name="Source_20_Text"><text:span text:style-name="T374">best</text:span></text:span><text:span text:style-name="Source_20_Text"><text:span text:style-name="T372">.pt \</text:span></text:span></text:p>
      <text:p text:style-name="P34"><text:span text:style-name="Source_20_Text"><text:span text:style-name="T372">--height </text:span></text:span><text:span text:style-name="Source_20_Text"><text:span text:style-name="T375">256</text:span></text:span><text:span text:style-name="Source_20_Text"><text:span text:style-name="T372"> --width </text:span></text:span><text:span text:style-name="Source_20_Text"><text:span text:style-name="T375">256</text:span></text:span><text:span text:style-name="Source_20_Text"><text:span text:style-name="T372"> </text:span></text:span><text:span text:style-name="Source_20_Text"><text:span text:style-name="T374">\</text:span></text:span></text:p>
      <text:p text:style-name="P34"><text:span text:style-name="Source_20_Text"><text:span text:style-name="T372">--quant </text:span></text:span><text:span text:style-name="Source_20_Text"><text:span text:style-name="T374">\</text:span></text:span></text:p>
      <text:p text:style-name="P34"><text:span text:style-name="Source_20_Text"><text:span text:style-name="T536">--model_version 8</text:span></text:span></text:p>
      <text:p text:style-name="P258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95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96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96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97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569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569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98"><text:span text:style-name="Source_20_Text"><text:span text:style-name="T50"/></text:span></text:p>
      <text:p text:style-name="P99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91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1">Характеристики:</text:span></text:span></text:p>
      <text:p text:style-name="P35"><text:span text:style-name="Source_20_Text"><text:span text:style-name="T291"><text:s text:c="4"/>Сенсор: OmniVision OV13855</text:span></text:span></text:p>
      <text:p text:style-name="P35"><text:span text:style-name="Source_20_Text"><text:span text:style-name="T291"><text:s text:c="4"/>Разрешение: 13 МП</text:span></text:span></text:p>
      <text:p text:style-name="P35"><text:span text:style-name="Source_20_Text"><text:span text:style-name="T291"><text:s text:c="4"/>Размер пикселя: 1.12μm x 1.12μm</text:span></text:span></text:p>
      <text:p text:style-name="P35"><text:span text:style-name="Source_20_Text"><text:span text:style-name="T291"><text:s text:c="4"/>Оптический формат: 1/3.06″</text:span></text:span></text:p>
      <text:p text:style-name="P35"><text:span text:style-name="Source_20_Text"><text:span text:style-name="T291"><text:s text:c="4"/>Разрешение кадра: 4256 x 3168 пикселей</text:span></text:span></text:p>
      <text:p text:style-name="P35"><text:span text:style-name="Source_20_Text"><text:span text:style-name="T291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1"><text:s text:c="4"/>Максимальная скорость кадров: 13МП@30fps, 10МП@30fps, 3МП@60fps</text:span></text:span></text:p>
      <text:p text:style-name="P35"><text:span text:style-name="Source_20_Text"><text:span text:style-name="T291"><text:s text:c="4"/>Глубина цвета: 10-bit</text:span></text:span></text:p>
      <text:p text:style-name="P35"><text:span text:style-name="Source_20_Text"><text:span text:style-name="T291"><text:s text:c="4"/>F-Number: 2 ±5%</text:span></text:span></text:p>
      <text:p text:style-name="P35"><text:span text:style-name="Source_20_Text"><text:span text:style-name="T291"><text:s text:c="4"/>Фокус: 0.1 м – бесконечность</text:span></text:span></text:p>
      <text:p text:style-name="P35"><text:span text:style-name="Source_20_Text"><text:span text:style-name="T291"><text:s text:c="4"/>Угол обзора: 77.6°</text:span></text:span></text:p>
      <text:p text:style-name="P35"><text:span text:style-name="Source_20_Text"><text:span text:style-name="T291"><text:s text:c="4"/>Искажения линзы: &lt;1.5%</text:span></text:span></text:p>
      <text:p text:style-name="P35"><text:span text:style-name="Source_20_Text"><text:span text:style-name="T291"><text:s text:c="4"/>Чувствительность: 3900e–/Lux-sec</text:span></text:span></text:p>
      <text:p text:style-name="P35"><text:span text:style-name="Source_20_Text"><text:span text:style-name="T291"><text:s text:c="4"/>Коррекция изображения: Defect pixel/ Automatic black level calibration / Lens shading</text:span></text:span></text:p>
      <text:p text:style-name="P35"><text:span text:style-name="Source_20_Text"><text:span text:style-name="T291"><text:s text:c="4"/>Динамический диапазон: 65dB @ 1x Gain</text:span></text:span></text:p>
      <text:p text:style-name="P35"><text:span text:style-name="Source_20_Text"><text:span text:style-name="T291"><text:s text:c="4"/>Максимальная экспозиция: VTS-8</text:span></text:span></text:p>
      <text:p text:style-name="P35"><text:span text:style-name="Source_20_Text"><text:span text:style-name="T291"><text:s text:c="4"/>Соотношение сигнал-шум: 36.5dB</text:span></text:span></text:p>
      <text:p text:style-name="P35"><text:span text:style-name="Source_20_Text"><text:span text:style-name="T291"><text:s text:c="4"/>Выходной формат: 10-bit RGB RAW</text:span></text:span></text:p>
      <text:p text:style-name="P35"><text:span text:style-name="Source_20_Text"><text:span text:style-name="T291"><text:s text:c="4"/>Выходные интерфейсы: 1-Lane, 2-Lane, или 4-Lane MIPI </text:span></text:span></text:p>
      <text:p text:style-name="P35"><text:span text:style-name="Source_20_Text"><text:span text:style-name="T291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571">https://github.com/orangepi-xunlong/linux-orangepi/tree/orange-pi-5.10-rk3588/arch/arm64/boot/dts/rockchip/overlay</text:span></text:span></text:a><text:span text:style-name="Source_20_Text"><text:span text:style-name="T571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569">https://kubuntu.ru/node/10900</text:span></text:span></text:a><text:span text:style-name="Source_20_Text"><text:span text:style-name="T569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570">https://4pda.to/forum/index.php?showtopic=1060275</text:span></text:span></text:a><text:span text:style-name="Source_20_Text"><text:span text:style-name="T570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14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572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69">http://www.orangepi.org/html/hardWare/computerAndMicrocontrollers/service-and-support/Orange-Pi-5-Pro.html</text:span></text:span></text:a><text:span text:style-name="Source_20_Text"><text:span text:style-name="T569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573">пробую Ubuntu</text:span></text:span></text:p>
      <text:p text:style-name="P43"><text:span text:style-name="Source_20_Text"><text:span text:style-name="T202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15">sudo orangepi-config</text:span></text:span></text:p>
      <text:p text:style-name="P49"><text:span text:style-name="Source_20_Text"><text:span text:style-name="T218">test_camera.sh</text:span></text:span></text:p>
      <text:p text:style-name="P46"><text:span text:style-name="Source_20_Text"><text:span text:style-name="T575">не запускается но ядро видит</text:span></text:span></text:p>
      <text:p text:style-name="P46"><text:span text:style-name="Source_20_Text"><text:span text:style-name="T216">sudo dmesg | grep 13855</text:span></text:span></text:p>
      <text:p text:style-name="P45"><text:span text:style-name="Source_20_Text"><text:span text:style-name="T573">пробую </text:span></text:span><text:span text:style-name="Source_20_Text"><text:span text:style-name="T574">Debian – </text:span></text:span><text:span text:style-name="Source_20_Text"><text:span text:style-name="T575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7">ubuntu-24.04-preinstalled-desktop-arm64-orangepi-5-pro.img.xz</text:span></text:span><text:span text:style-name="Source_20_Text"><text:span text:style-name="T568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oft-page-break/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569">https://www.reddit.com/r/OrangePI/comments/1b4z0ar/camera_options/</text:span></text:span></text:a><text:span text:style-name="Source_20_Text"><text:span text:style-name="T569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3">2</text:span></text:span><text:span text:style-name="Source_20_Text"><text:span text:style-name="T244">4</text:span></text:span><text:span text:style-name="Source_20_Text"><text:span text:style-name="T243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76">Установлен официальный образ </text:span></text:span><text:span text:style-name="Source_20_Text"><text:span text:style-name="T219">Orangepi5pro_1.0.4_ubuntu_jammy_desktop_xfce_linux5.10.160.img</text:span></text:span></text:p>
      <text:p text:style-name="P52"><text:span text:style-name="Source_20_Text"><text:span text:style-name="T219">Настройка системы</text:span></text:span></text:p>
      <text:p text:style-name="P52"><text:span text:style-name="Source_20_Text"/></text:p>
      <text:p text:style-name="P58"><text:span text:style-name="Source_20_Text"><text:span text:style-name="T243">2</text:span></text:span><text:span text:style-name="Source_20_Text"><text:span text:style-name="T245">5</text:span></text:span><text:span text:style-name="Source_20_Text"><text:span text:style-name="T243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77">emmc</text:span></text:p>
      <text:p text:style-name="P52">sudo mkdir /mnt/<text:span text:style-name="T577">nvve128</text:span></text:p>
      <text:p text:style-name="P384">sudo mount /dev/<text:span text:style-name="T579">mmcblk1p1</text:span> /mnt/<text:span text:style-name="T577">emmc</text:span></text:p>
      <text:p text:style-name="P384">sudo mount /dev/sd<text:span text:style-name="T579">a1</text:span> /<text:span text:style-name="T577">nv</text:span><text:span text:style-name="T579">m</text:span><text:span text:style-name="T577">e128</text:span></text:p>
      <text:p text:style-name="P101">sudo rsync -zavpH /mnt/<text:span text:style-name="T577">emmc</text:span>/ /mnt/<text:span text:style-name="T577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00"><text:span text:style-name="T58">t</text:span><text:span text:style-name="T21">ouch <text:s/></text:span><text:span text:style-name="T58">Orange</text:span><text:span text:style-name="T59">_image_128.img</text:span></text:p>
      <text:p text:style-name="P383">sudo mount <text:span text:style-name="T578">Orange</text:span>_image_128.img <text:s/>/mnt/imd<text:span text:style-name="T578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47">Перенос офф образа</text:span></text:span></text:p>
      <text:p text:style-name="P66"><text:span text:style-name="Source_20_Text"><text:span text:style-name="T583">Переносится загрузочный раздел (выделить 1050 мб)</text:span></text:span></text:p>
      <text:p text:style-name="P66"><text:span text:style-name="Source_20_Text"><text:span text:style-name="T583">sudo dd if=/dev/... of=/dev/...</text:span></text:span></text:p>
      <text:p text:style-name="P67"><text:span text:style-name="Source_20_Text"><text:span text:style-name="T584">Править в orangepiEnv.txt <text:s/>UUID основного раздела</text:span></text:span></text:p>
      <text:p text:style-name="P68"><text:span text:style-name="Source_20_Text"><text:span text:style-name="T585">Копируется основной раздел </text:span></text:span><text:span text:style-name="Source_20_Text"><text:span text:style-name="T586">(смонтировать оба раздела)</text:span></text:span><text:span text:style-name="Source_20_Text"><text:span text:style-name="T587">пзф</text:span></text:span></text:p>
      <text:p text:style-name="P102"><text:span text:style-name="Source_20_Text">sudo rsync -zavpH /mnt/</text:span><text:span text:style-name="Source_20_Text"><text:span text:style-name="T577">emmc</text:span></text:span><text:span text:style-name="Source_20_Text">/ /mnt/</text:span><text:span text:style-name="Source_20_Text"><text:span text:style-name="T577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580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oft-page-break/><text:span text:style-name="Source_20_Text">To restore image:</text:span></text:p>
      <text:p text:style-name="P61"><text:span text:style-name="Source_20_Text"><text:span text:style-name="T581">переносим <text:s/></text:span></text:span><text:span text:style-name="Source_20_Text"><text:span text:style-name="T202">image.img.zst </text:span></text:span></text:p>
      <text:p text:style-name="P62"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2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599">ФОРУМ</text:span></text:span></text:p>
      <text:p text:style-name="P55"><text:bookmark text:name="Khadas"/><text:span text:style-name="Source_20_Text"><text:span text:style-name="T582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4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4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2">https://github.com/khadas/OpenCV_NPU_Demo/tree/master</text:span></text:span></text:a><text:span text:style-name="Source_20_Text"><text:span text:style-name="T202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597">Deactivate led lights</text:span></text:span></text:p>
      <text:p text:style-name="P319">$ echo none | sudo tee /sys/class/leds/red_led/trigger</text:p>
      <text:p text:style-name="P319">$ echo none | sudo tee /sys/class/leds/blue_led/trigger</text:p>
      <text:p text:style-name="P319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78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79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79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0">Увеличение FPS for imx415</text:span></text:span></text:p>
      <text:p text:style-name="P55"><text:soft-page-break/><text:span text:style-name="Source_20_Text"/></text:p>
      <text:p text:style-name="P88"><text:span text:style-name="Source_20_Text"><text:span text:style-name="T181">Сжатие</text:span></text:span></text:p>
      <text:p text:style-name="P55"><text:span text:style-name="Source_20_Text"/></text:p>
      <text:p text:style-name="P84"><text:span text:style-name="Source_20_Text"><text:span text:style-name="T226">gst-inspect-1.0 | grep mpp</text:span></text:span></text:p>
      <text:p text:style-name="P85"><text:bookmark text:name="OrangePi5pro"/><text:span text:style-name="Source_20_Text"><text:span text:style-name="T252">14.10.2024</text:span></text:span></text:p>
      <text:p text:style-name="P84"><text:span text:style-name="Source_20_Text"><text:span text:style-name="T602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2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2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603">Камера через USB </text:span></text:span></text:p>
      <text:p text:style-name="P86"><text:span text:style-name="Source_20_Text"><text:span text:style-name="T225">v4l2-ctl --list-devices <text:s text:c="2"/></text:span></text:span><text:span text:style-name="Source_20_Text"><text:span text:style-name="T600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597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601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10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10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3"/></text:span></text:p>
      <text:p text:style-name="P65"><text:span text:style-name="Source_20_Text"><text:span text:style-name="T243">2</text:span></text:span><text:span text:style-name="Source_20_Text"><text:span text:style-name="T246">7</text:span></text:span><text:span text:style-name="Source_20_Text"><text:span text:style-name="T243">.09.2024</text:span></text:span></text:p>
      <text:p text:style-name="P64"><text:bookmark text:name="Jstreamer"/><text:span text:style-name="Source_20_Text"><text:span text:style-name="T220">Начинаю Jstreamer</text:span></text:span></text:p>
      <text:p text:style-name="P64"><text:span text:style-name="Source_20_Text"><text:span text:style-name="T220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2">https://forum.radxa.com/t/how-to-use-radxa-camera-4k/13031/2</text:span></text:span></text:a><text:span text:style-name="Source_20_Text"><text:span text:style-name="T202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3"/></text:span></text:p>
      <text:p text:style-name="P69"><text:span text:style-name="Source_20_Text"><text:span text:style-name="T243"/></text:span></text:p>
      <text:p text:style-name="P320">gst-launch-1.0 v4l2src device=/dev/video33 io-mode=dmabuf num-buffers=300 ! mpph264enc ! h264parse ! qtmux ! filesink location=/home/khadas/video.mp4</text:p>
      <text:p text:style-name="P320">gst-launch-1.0 v4l2src device=/dev/video33 io-mode=dmabuf num-buffers=300 ! videoconvert ! autovideosink</text:p>
      <text:p text:style-name="P320">gst-launch-1.0 -v v4l2src device=/dev/video42 io-mode=dmabuf ! video/x-raw, width=1920,height=1080, framerate=15/1 ! videoconvert ! autovideosink sync=false</text:p>
      <text:p text:style-name="P320">gst-launch-1.0 -v v4l2src device=/dev/video51 io-mode=dmabuf ! video/x-raw, width=1920,height=1080, framerate=15/1 ! videoconvert ! autovideosink sync=false</text:p>
      <text:p text:style-name="P320"/>
      <text:p text:style-name="P321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3"/></text:span></text:p>
      <text:p text:style-name="P320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1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605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46">[Guide] Install Gstreamer, Ffm</text:span></text:span></text:a><text:span text:style-name="Source_20_Text"><text:span text:style-name="T548"> !!!</text:span></text:span></text:p>
      <text:p text:style-name="P82"><text:span text:style-name="Source_20_Text"><text:span text:style-name="T251"/></text:span></text:p>
      <text:p text:style-name="P82"><text:span text:style-name="Source_20_Text"><text:span text:style-name="T544">gst-inspect-1.0 --gst-plugin-path=/usr/local/lib/gstreamer-1.0 rkximage</text:span></text:span></text:p>
      <text:p text:style-name="P82"><text:span text:style-name="Source_20_Text"><text:span text:style-name="T251"/></text:span></text:p>
      <text:p text:style-name="P389"><text:span text:style-name="Source_20_Text"><text:span text:style-name="T492">gst-launch-1.0 </text:span></text:span><text:span text:style-name="Source_20_Text"><text:span text:style-name="T494">-v </text:span></text:span><text:span text:style-name="Source_20_Text"><text:span text:style-name="T492">v4l2src device=/dev/video60 io-mode=mmap num-buffers=</text:span></text:span><text:span text:style-name="Source_20_Text"><text:span text:style-name="T496">100 </text:span></text:span><text:span text:style-name="Source_20_Text"><text:span text:style-name="T492">! image/jpeg, width=1920, height=1080, framerate=60/1 ! </text:span></text:span><text:span text:style-name="Source_20_Text"><text:span text:style-name="T498">\</text:span></text:span></text:p>
      <text:p text:style-name="P389"><text:span text:style-name="Source_20_Text"><text:span text:style-name="T492">mppjpegdec ! mpph264enc ! filesink location=./test.h264</text:span></text:span><text:span text:style-name="Source_20_Text"><text:span text:style-name="T496"> &amp;&amp; mpv --hwdec=rkmpp --vo=gpu --gpu-api=opengl <text:s/>test.h264</text:span></text:span></text:p>
      <text:p text:style-name="P388"><text:span text:style-name="Source_20_Text"><text:span text:style-name="T496"/></text:span></text:p>
      <text:p text:style-name="P389"><text:span text:style-name="Source_20_Text"><text:span text:style-name="T492">gst-launch-1.0 </text:span></text:span><text:span text:style-name="Source_20_Text"><text:span text:style-name="T494">-v </text:span></text:span><text:span text:style-name="Source_20_Text"><text:span text:style-name="T492">v4l2src device=/dev/video60 io-mode=mmap num-buffers=</text:span></text:span><text:span text:style-name="Source_20_Text"><text:span text:style-name="T496">100 </text:span></text:span><text:span text:style-name="Source_20_Text"><text:span text:style-name="T492">! image/jpeg, width=1920, height=1080, framerate=60/1 ! </text:span></text:span><text:span text:style-name="Source_20_Text"><text:span text:style-name="T498">\</text:span></text:span></text:p>
      <text:p text:style-name="P389"><text:span text:style-name="Source_20_Text"><text:span text:style-name="T492">mppjpegdec ! mpph26</text:span></text:span><text:span text:style-name="Source_20_Text"><text:span text:style-name="T497">5</text:span></text:span><text:span text:style-name="Source_20_Text"><text:span text:style-name="T492">enc ! filesink location=./test.h26</text:span></text:span><text:span text:style-name="Source_20_Text"><text:span text:style-name="T497">5</text:span></text:span><text:span text:style-name="Source_20_Text"><text:span text:style-name="T496"> &amp;&amp; mpv --hwdec=rkmpp --vo=gpu --gpu-api=opengl <text:s/>test.h26</text:span></text:span><text:span text:style-name="Source_20_Text"><text:span text:style-name="T502">5</text:span></text:span></text:p>
      <text:p text:style-name="P388"><text:span text:style-name="Source_20_Text"><text:span text:style-name="T488"/></text:span></text:p>
      <text:p text:style-name="P388"><text:span text:style-name="Source_20_Text"><text:span text:style-name="T492">gst-play-1.0 <text:s/>test.h264</text:span></text:span></text:p>
      <text:p text:style-name="P389"><text:span text:style-name="Source_20_Text"><text:span text:style-name="T488"/></text:span></text:p>
      <text:p text:style-name="P390"><text:span text:style-name="Source_20_Text"><text:span text:style-name="T515">gst-launch-1.0 -v v4l2src device=/dev/video60 io-mode=mmap <text:s/>! image/jpeg, width=1920, height=1080, framerate=60/1 ! </text:span></text:span><text:span text:style-name="Source_20_Text"><text:span text:style-name="T516">\</text:span></text:span></text:p>
      <text:p text:style-name="P390"><text:span text:style-name="Source_20_Text"><text:span text:style-name="T515">mppjpegdec ! mpph264enc ! rtph264pay <text:s/>config-interval=1 ! udpsink host=192.168.1.62 port=5000</text:span></text:span></text:p>
      <text:p text:style-name="P82"><text:span text:style-name="Source_20_Text"><text:span text:style-name="T251"/></text:span></text:p>
      <text:p text:style-name="P82"><text:span text:style-name="Source_20_Text"><text:span text:style-name="T251"/></text:span></text:p>
      <text:p text:style-name="P390"><text:span text:style-name="Source_20_Text"><text:span text:style-name="T515">gst-launch-1.0 v4l2src device=/dev/video42 io-mode=dmabuf ! video/x-raw, width=1920,height=1080, framerate=15/1 ! videoconvert ! autovideosink sync=false</text:span></text:span></text:p>
      <text:p text:style-name="P392"><text:soft-page-break/><text:span text:style-name="Source_20_Text"><text:span text:style-name="T520">gst-launch-1.0 v4l2src device=/dev/video</text:span></text:span><text:span text:style-name="Source_20_Text"><text:span text:style-name="T521">42</text:span></text:span><text:span text:style-name="Source_20_Text"><text:span text:style-name="T520"> io-mode=dmabuf num-buffers=</text:span></text:span><text:span text:style-name="Source_20_Text"><text:span text:style-name="T521">1</text:span></text:span><text:span text:style-name="Source_20_Text"><text:span text:style-name="T520">00 ! mpph264enc ! h264parse ! qtmux ! filesink location=./test</text:span></text:span><text:span text:style-name="Source_20_Text"><text:span text:style-name="T521">_video</text:span></text:span><text:span text:style-name="Source_20_Text"><text:span text:style-name="T522"> \</text:span></text:span></text:p>
      <text:p text:style-name="P393"><text:span text:style-name="Source_20_Text"><text:span text:style-name="T522">&amp;&amp; </text:span></text:span><text:span text:style-name="Source_20_Text"><text:span text:style-name="T520">mpv --hwdec=rkmpp --vo=gpu --gpu-api=opengl <text:s text:c="2"/>test</text:span></text:span><text:span text:style-name="Source_20_Text"><text:span text:style-name="T521">_video</text:span></text:span></text:p>
      <text:p text:style-name="P82"><text:span text:style-name="Source_20_Text"><text:span text:style-name="T251"/></text:span></text:p>
      <text:p text:style-name="P82"><text:span text:style-name="Source_20_Text"><text:span text:style-name="T251"/></text:span></text:p>
      <text:p text:style-name="P82"><text:span text:style-name="Source_20_Text"><text:span text:style-name="T251"/></text:span></text:p>
      <text:p text:style-name="P82"><text:span text:style-name="Source_20_Text"><text:span text:style-name="T251"/></text:span></text:p>
      <text:p text:style-name="P89"><text:span text:style-name="Source_20_Text"><text:span text:style-name="T253"/></text:span></text:p>
      <text:p text:style-name="P90"><text:bookmark text:name="MPP"/><text:span text:style-name="Source_20_Text"><text:span text:style-name="T253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604">https://github.com/rockchip-linux/mpp</text:span></text:span></text:a><text:span text:style-name="Source_20_Text"><text:span text:style-name="T604"> <text:s text:c="9"/></text:span></text:span><text:span text:style-name="Source_20_Text"><text:span text:style-name="T182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81">http://opensource.rock-chips.com/wiki_Mpp</text:span></text:span></text:a><text:span text:style-name="Source_20_Text"><text:span text:style-name="T482"> <text:s text:c="5"/></text:span></text:span><text:span text:style-name="Source_20_Text"><text:span text:style-name="T183">wiki</text:span></text:span></text:p>
      <text:p text:style-name="P89"><text:span text:style-name="Source_20_Text"><text:span text:style-name="T481"/></text:span></text:p>
      <text:p text:style-name="P89"><text:span text:style-name="Source_20_Text"><text:span text:style-name="T605">The design target of mpp is to connect different Rockchip hardware kernel driver and different userspace application.</text:span></text:span></text:p>
      <text:p text:style-name="P89"><text:span text:style-name="Source_20_Text"><text:span text:style-name="T606">Mpp Components</text:span></text:span></text:p>
      <text:p text:style-name="P89"><text:span text:style-name="Source_20_Text"><text:span text:style-name="T606">OSAL (Operation System Abstraction Layer)</text:span></text:span></text:p>
      <text:p text:style-name="P89"><text:span text:style-name="Source_20_Text"><text:span text:style-name="T605">This module shutters the differences between different operation systems and</text:span></text:span></text:p>
      <text:p text:style-name="P89"><text:span text:style-name="Source_20_Text"><text:span text:style-name="T605">provide basic components including memory, time, thread, log and hardware memory</text:span></text:span></text:p>
      <text:p text:style-name="P89"><text:span text:style-name="Source_20_Text"><text:span text:style-name="T605">allocator.</text:span></text:span></text:p>
      <text:p text:style-name="P89"><text:span text:style-name="Source_20_Text"><text:span text:style-name="T605"/></text:span></text:p>
      <text:p text:style-name="P89"><text:span text:style-name="Source_20_Text"><text:span text:style-name="T606">MPI (Media Process Interface) / MPP</text:span></text:span></text:p>
      <text:p text:style-name="P89"><text:span text:style-name="Source_20_Text"><text:span text:style-name="T605">This module is on charge of interaction with external user. Mpi layer has two</text:span></text:span></text:p>
      <text:p text:style-name="P89"><text:span text:style-name="Source_20_Text"><text:span text:style-name="T605">ways for user. The simple way - User can use put/get packet/frame function set.</text:span></text:span></text:p>
      <text:p text:style-name="P89"><text:span text:style-name="Source_20_Text"><text:span text:style-name="T605">The advanced way - User has to config MppTask and use dequeue/enqueue funciton</text:span></text:span></text:p>
      <text:p text:style-name="P89"><text:span text:style-name="Source_20_Text"><text:span text:style-name="T605">set to communicate with mpp. MppTask can carry different meta data and complete</text:span></text:span></text:p>
      <text:p text:style-name="P89"><text:span text:style-name="Source_20_Text"><text:span text:style-name="T605">complex work.</text:span></text:span></text:p>
      <text:p text:style-name="P89"><text:span text:style-name="Source_20_Text"><text:span text:style-name="T605"/></text:span></text:p>
      <text:p text:style-name="P89"><text:span text:style-name="Source_20_Text"><text:span text:style-name="T606">Codec (encoder / decoder)</text:span></text:span></text:p>
      <text:p text:style-name="P89"><text:span text:style-name="Source_20_Text"><text:span text:style-name="T605">This module implements the high efficiency internal work flow. The codec module</text:span></text:span></text:p>
      <text:p text:style-name="P89"><text:span text:style-name="Source_20_Text"><text:span text:style-name="T605">provides a general call flow for different video format. Software process will</text:span></text:span></text:p>
      <text:p text:style-name="P89"><text:span text:style-name="Source_20_Text"><text:span text:style-name="T605">be separated from hardware specified process. The software will communicate with</text:span></text:span></text:p>
      <text:p text:style-name="P89"><text:span text:style-name="Source_20_Text"><text:span text:style-name="T605">hardware with a common task interface which combines the buffer information and</text:span></text:span></text:p>
      <text:p text:style-name="P89"><text:span text:style-name="Source_20_Text"><text:span text:style-name="T605">codec specified infomation.</text:span></text:span></text:p>
      <text:p text:style-name="P89"><text:span text:style-name="Source_20_Text"><text:span text:style-name="T605"/></text:span></text:p>
      <text:p text:style-name="P89"><text:span text:style-name="Source_20_Text"><text:span text:style-name="T606">Parser/Controller and hal (Hardware Abstraction Layer)</text:span></text:span></text:p>
      <text:p text:style-name="P89"><text:span text:style-name="Source_20_Text"><text:span text:style-name="T605">This layer provides the implement function call of different video format and</text:span></text:span></text:p>
      <text:p text:style-name="P89"><text:span text:style-name="Source_20_Text"><text:span text:style-name="T605">different hardware. For decoder parser provide the video stream parse function</text:span></text:span></text:p>
      <text:p text:style-name="P89"><text:span text:style-name="Source_20_Text"><text:span text:style-name="T605">and output format related syntax structure to hal. The hal will translate the</text:span></text:span></text:p>
      <text:p text:style-name="P89"><text:span text:style-name="Source_20_Text"><text:span text:style-name="T605">syntax structure to register set on different hardware. Current hal supports</text:span></text:span></text:p>
      <text:p text:style-name="P89"><text:span text:style-name="Source_20_Text"><text:span text:style-name="T605">vcodec_service kernel driver and plan to support v4l2 driver later.</text:span></text:span></text:p>
      <text:p text:style-name="P89"><text:span text:style-name="Source_20_Text"><text:span text:style-name="T605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605"> <text:s text:c="7"/></text:span></text:span><text:span text:style-name="Source_20_Text"><text:span text:style-name="T184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605"> <text:s text:c="8"/></text:span></text:span><text:span text:style-name="Source_20_Text"><text:span text:style-name="T184">gst-rockchip </text:span></text:span><text:span text:style-name="Source_20_Text"><text:span text:style-name="T605"><text:s/></text:span></text:span></text:p>
      <text:p text:style-name="P89"><text:span text:style-name="Source_20_Text"><text:span text:style-name="T605"/></text:span></text:p>
      <text:p text:style-name="P387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37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45">[Guide] Install Gstreamer, Ffm</text:span></text:span></text:a><text:span text:style-name="Source_20_Text"><text:span text:style-name="T547"> !!!</text:span></text:span></text:p>
      <text:p text:style-name="P89"><text:span text:style-name="Source_20_Text"><text:span text:style-name="T605"/></text:span></text:p>
      <text:p text:style-name="P83"><text:bookmark text:name="v4l2"/><text:span text:style-name="Source_20_Text"><text:span text:style-name="T251">14.10.2024</text:span></text:span></text:p>
      <text:p text:style-name="P82"><text:span text:style-name="Source_20_Text"><text:span text:style-name="T595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596"> <text:s text:c="3"/></text:span></text:span><text:span text:style-name="Source_20_Text"><text:span text:style-name="T598">API видео для Linux</text:span></text:span></text:p>
      <text:p text:style-name="P82"><text:span text:style-name="Source_20_Text"><text:span text:style-name="T595"/></text:span></text:p>
      <text:p text:style-name="P82"><text:span text:style-name="Source_20_Text"><text:span text:style-name="T595">v4l2-ctl --list-devices </text:span></text:span><text:span text:style-name="Source_20_Text"><text:span text:style-name="T598">Перечень всех видео устройств</text:span></text:span></text:p>
      <text:p text:style-name="P82"><text:span text:style-name="Source_20_Text"><text:span text:style-name="T540">v4l2-ctl –list-formats-ext -d /</text:span></text:span><text:span text:style-name="Source_20_Text"><text:span text:style-name="T541">dev/</text:span></text:span><text:span text:style-name="Source_20_Text"><text:span text:style-name="T542">video60</text:span></text:span></text:p>
      <text:p text:style-name="P82"><text:span text:style-name="Source_20_Text"><text:span text:style-name="T542">v4l2-ctl --all --device /dev/video</text:span></text:span><text:span text:style-name="Source_20_Text"><text:span text:style-name="T543">42</text:span></text:span></text:p>
      <text:p text:style-name="P70"><text:bookmark text:name="Сборка образа"/><text:span text:style-name="Source_20_Text"><text:span text:style-name="T243">2</text:span></text:span><text:span text:style-name="Source_20_Text"><text:span text:style-name="T248">8</text:span></text:span><text:span text:style-name="Source_20_Text"><text:span text:style-name="T243">.09.2024</text:span></text:span></text:p>
      <text:p text:style-name="P69"><text:span text:style-name="Source_20_Text"><text:span text:style-name="T221">Сборка образа</text:span></text:span></text:p>
      <text:p text:style-name="P69"><text:span text:style-name="Source_20_Text"><text:span text:style-name="T221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90">http://www.orangepi.org/html/hardWare/computerAndMicrocontrollers/service-and-support/Orange-Pi-5-Pro.html</text:span></text:span></text:a></text:p>
      <text:p text:style-name="P69"><text:span text:style-name="Source_20_Text"><text:span text:style-name="T221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588">https://www.armbian.com/orange-pi-5-pro/</text:span></text:span></text:a><text:span text:style-name="Source_20_Text"><text:span text:style-name="T588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589">https://sd-card-images.johang.se/boards/orangepi_5.html</text:span></text:span></text:a></text:p>
      <text:p text:style-name="P69"><text:span text:style-name="Source_20_Text"><text:span text:style-name="T589">wget https://dl.sd-card-images.johang.se/boots/2024-09-01/boot-orangepi_5.bin.gz</text:span></text:span></text:p>
      <text:p text:style-name="P69"><text:span text:style-name="Source_20_Text"><text:span text:style-name="T589">wget https://dl.sd-card-images.johang.se/debians/2024-09-23/debian-trixie-arm64-oor3ah.bin.gz</text:span></text:span></text:p>
      <text:p text:style-name="P69"><text:span text:style-name="Source_20_Text"><text:span text:style-name="T589">zcat boot-orangepi_5.bin.gz debian-trixie-arm64-oor3ah.bin.gz &gt; sd-card.img</text:span></text:span></text:p>
      <text:p text:style-name="P69"><text:span text:style-name="Source_20_Text"><text:span text:style-name="T589">dd if=sd-card.img of=/dev/sdXXX # ...where /dev/sdXXX is your SD card</text:span></text:span></text:p>
      <text:p text:style-name="P71"><text:span text:style-name="Source_20_Text"><text:span text:style-name="T589">When the dd command is done, put the SD card in your board and power it on. </text:span></text:span></text:p>
      <text:p text:style-name="P71"><text:span text:style-name="Source_20_Text"><text:span text:style-name="T589">The board will boot up and assign itself an IP address using DHCP. </text:span></text:span></text:p>
      <text:p text:style-name="P71"><text:span text:style-name="Source_20_Text"><text:span text:style-name="T589">The last part of the Debian/Ubuntu image filename is the default root password ("oor3ah" for this image).</text:span></text:span></text:p>
      <text:p text:style-name="P69"><text:span text:style-name="Source_20_Text"><text:span text:style-name="T221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588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17">sudo </text:span></text:span><text:span text:style-name="Source_20_Text"><text:span text:style-name="T310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591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49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592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49">0</text:span></text:span><text:span text:style-name="Source_20_Text"><text:span text:style-name="T250">8</text:span></text:span><text:span text:style-name="Source_20_Text"><text:span text:style-name="T249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22">sudo useradd -G tty,disk,dialout,sudo,audio,video,plugdev,users,systemd-journal,input,netdev,bluetooth,docker </text:span></text:span><text:span text:style-name="Source_20_Text"><text:span text:style-name="T223">\</text:span></text:span></text:p>
      <text:p text:style-name="P78"><text:span text:style-name="Source_20_Text"><text:span text:style-name="T202">-</text:span></text:span><text:span text:style-name="Source_20_Text"><text:span text:style-name="T222">m -s /</text:span></text:span><text:span text:style-name="Source_20_Text"><text:span text:style-name="T593">bin/bash </text:span></text:span><text:span text:style-name="Source_20_Text"><text:span text:style-name="T594">user</text:span></text:span></text:p>
      <text:p text:style-name="P69"><text:span text:style-name="Source_20_Text"><text:span text:style-name="T327"/></text:span></text:p>
      <text:p text:style-name="P69"><text:span text:style-name="Source_20_Text"><text:span text:style-name="T539">passwd user</text:span></text:span></text:p>
      <text:p text:style-name="P77"><text:span text:style-name="Source_20_Text"><text:span text:style-name="T224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385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36"> <text:s/></text:span></text:span><text:span text:style-name="Source_20_Text"><text:span text:style-name="T176">Захват изображений с веб-камеры через QCamera</text:span></text:span></text:p>
      <text:p text:style-name="P386"/>
      <text:p text:style-name="P80"><text:soft-page-break/><text:span text:style-name="Source_20_Text"/></text:p>
      <text:p text:style-name="P80"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2">sudo v4l2-ctl -d /dev/v4l-subdev2</text:span></text:span><text:span text:style-name="Source_20_Text"> </text:span><text:span text:style-name="Source_20_Text"><text:span text:style-name="T202">--list-ctrls-menus</text:span></text:span><text:span text:style-name="Source_20_Text"> # get the control 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auto_exposure=0</text:span></text:span><text:span text:style-name="Source_20_Text"> # enable auto exposure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1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1">https://wiki.t-firefly.com/en/ROC-RK3588S-PC/linux_compile.html</text:span></text:span></text:a></text:p>
      <text:p text:style-name="P69"><text:span text:style-name="Source_20_Text"><text:span text:style-name="T221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588">https://github.com/DHDAXCW/ubuntu-rockchip-rk3588</text:span></text:span></text:a></text:p>
      <text:p text:style-name="P69"><text:span text:style-name="Source_20_Text"><text:span text:style-name="T221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588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2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568">https://hub.docker.com/r/rlggyp/yolov10</text:span></text:span></text:a><text:span text:style-name="Source_20_Text"><text:span text:style-name="T568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80">https://blog.kaylordut.com/2024/02/09/rk3588%27s-yolov8-model-conversion-from-pt-to-rknn/</text:span></text:span></text:p>
      <text:p text:style-name="P161"><text:span text:style-name="Source_20_Text"><text:span text:style-name="T18">ПРОБОВАТЬ ДРУГИЕ МОДЕЛИ</text:span></text:span></text:p>
      <text:p text:style-name="P151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7">https://github.com/laitathei/YOLOv8-ONNX-RKNN-HORIZON-TensorRT-Segmentation</text:span></text:span></text:a></text:p>
      <text:p text:style-name="P151"><text:a xlink:type="simple" xlink:href="https://github.com/khadas/edge2-npu/tree/master/C%2B%2B/yolov8n" text:style-name="Internet_20_link" text:visited-style-name="Visited_20_Internet_20_Link"><text:span text:style-name="Source_20_Text"><text:span text:style-name="T197">https://github.com/khadas/edge2-npu/tree/master/C%2B%2B/yolov8n</text:span></text:span></text:a></text:p>
      <text:p text:style-name="P151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7">https://www.google.com/search?client=ubuntu-sn&amp;channel=fs&amp;q=yolov8-model-to-rknn#fpstate=ive&amp;vld=cid:a1ab7fa9,vid:pN8mKZ5wpdQ,st:0</text:span></text:span></text:a></text:p>
      <text:p text:style-name="P151"><text:span text:style-name="Source_20_Text"><text:span text:style-name="T332"/></text:span></text:p>
      <text:p text:style-name="P147"><text:span text:style-name="Source_20_Text"><text:span text:style-name="T213">https://www.piwheels.org/project/yolov8-rknn/</text:span></text:span></text:p>
      <text:p text:style-name="P143"><text:span text:style-name="Source_20_Text"><text:span text:style-name="T54"/></text:span></text:p>
      <text:p text:style-name="P143"><text:span text:style-name="Source_20_Text"><text:span text:style-name="T133"/></text:span></text:p>
      <text:p text:style-name="P375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75"><text:span text:style-name="Source_20_Text"><text:span text:style-name="T61"/></text:span></text:p>
      <text:p text:style-name="P370"><text:span text:style-name="Source_20_Text"><text:span text:style-name="T438">ЭКСПОРТ <text:s/>в <text:s/></text:span></text:span><text:span text:style-name="Source_20_Text"><text:span text:style-name="T460">rknn from onnx</text:span></text:span></text:p>
      <text:p text:style-name="P122"><text:a xlink:type="simple" xlink:href="https://github.com/airockchip/rknn-toolkit2/releases" text:style-name="Internet_20_link" text:visited-style-name="Visited_20_Internet_20_Link"><text:span text:style-name="Source_20_Text"><text:span text:style-name="T441">https://github.com/airockchip/rknn-toolkit2/releases</text:span></text:span></text:a></text:p>
      <text:p text:style-name="P122"><text:span text:style-name="Source_20_Text"><text:span text:style-name="T71"/></text:span></text:p>
      <text:p text:style-name="P122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50"> <text:s text:c="3"/></text:span></text:span><text:span text:style-name="Source_20_Text"><text:span text:style-name="T451">Решение</text:span></text:span></text:p>
      <text:p text:style-name="P122"><text:span text:style-name="Source_20_Text"><text:span text:style-name="T452"/></text:span></text:p>
      <text:p text:style-name="P122"><text:a xlink:type="simple" xlink:href="https://github.com/airockchip/yolov10" text:style-name="Internet_20_link" text:visited-style-name="Visited_20_Internet_20_Link"><text:span text:style-name="Source_20_Text"><text:span text:style-name="T478">https://github.com/airockchip/yolov10</text:span></text:span></text:a></text:p>
      <text:p text:style-name="P122"><text:a xlink:type="simple" xlink:href="https://github.com/DanielSarmiento04/yolov10cpp" text:style-name="Internet_20_link" text:visited-style-name="Visited_20_Internet_20_Link"><text:span text:style-name="Source_20_Text"><text:span text:style-name="T478">https://github.com/DanielSarmiento04/yolov10cpp</text:span></text:span></text:a></text:p>
      <text:p text:style-name="P122"><text:span text:style-name="Source_20_Text"><text:span text:style-name="T478"/></text:span></text:p>
      <text:p text:style-name="P122"><text:span text:style-name="Source_20_Text"><text:span text:style-name="T479">https://docs.radxa.com/en/rock5/rock5c/app-development/rknn_install</text:span></text:span></text:p>
      <text:p text:style-name="P122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29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43"> <text:s text:c="2"/></text:span></text:span><text:span text:style-name="Source_20_Text"><text:span text:style-name="T444">Аргументы экспорта</text:span></text:span></text:p>
      <text:p text:style-name="P128"><text:span text:style-name="Source_20_Text"><text:span text:style-name="T88">Исходники inference yolo8 <text:s/>- собрать для Desktop и <text:s/>Arm</text:span></text:span></text:p>
      <text:p text:style-name="P189"><text:span text:style-name="Source_20_Text"><text:span text:style-name="T235"/></text:span></text:p>
      <text:p text:style-name="P292"><text:span text:style-name="Source_20_Text"><text:span text:style-name="T285"/></text:span></text:p>
      <text:p text:style-name="P277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7">https://visualstudiomagazine.com/Articles/2022/04/01/preparing-cifar-data.aspx</text:span></text:span></text:a></text:p>
      <text:p text:style-name="P277"><text:span text:style-name="Source_20_Text"><text:span text:style-name="T277"/></text:span></text:p>
      <text:p text:style-name="P277"><text:span text:style-name="Source_20_Text"><text:span text:style-name="T231">openCL_project_neuro_1 <text:s/>- <text:s/></text:span></text:span><text:span text:style-name="Source_20_Text"><text:span text:style-name="T232">работает на C++ <text:s/>- разобраться в работе</text:span></text:span></text:p>
      <text:p text:style-name="P277"><text:span text:style-name="Source_20_Text"><text:span text:style-name="T277"/></text:span></text:p>
      <text:p text:style-name="P280"><text:a xlink:type="simple" xlink:href="https://github.com/Pelochus/ezrknn-toolkit2/issues/2" text:style-name="Internet_20_link" text:visited-style-name="Visited_20_Internet_20_Link"><text:span text:style-name="Source_20_Text"><text:span text:style-name="T230">https://github.com/Pelochus/ezrknn-toolkit2/issues/2</text:span></text:span></text:a><text:span text:style-name="Source_20_Text"><text:span text:style-name="T230"> <text:s/>inference 3588</text:span></text:span></text:p>
      <text:p text:style-name="P280"><text:span text:style-name="Source_20_Text"><text:span text:style-name="T230"/></text:span></text:p>
      <text:p text:style-name="P280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0">https://stackoverflow.com/questions/66711654/converting-image-into-mnist-format</text:span></text:span></text:a><text:span text:style-name="Source_20_Text"><text:span text:style-name="T230"> <text:s/>convert to mnist</text:span></text:span></text:p>
      <text:p text:style-name="P280"><text:span text:style-name="Source_20_Text"><text:span text:style-name="T230"/></text:span></text:p>
      <text:p text:style-name="P277"><text:a xlink:type="simple" xlink:href="https://oleg.milantiev.com/2024/02/25/yolov8-npu-rk3588-orange-pi-3b/" text:style-name="Internet_20_link" text:visited-style-name="Visited_20_Internet_20_Link"><text:span text:style-name="Source_20_Text"><text:span text:style-name="T229">https://oleg.milantiev.com/2024/02/25/yolov8-npu-rk3588-orange-pi-3b/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22T11:47:27.738465384</dc:date>
    <meta:editing-duration>P5DT22H58M34S</meta:editing-duration>
    <meta:editing-cycles>650</meta:editing-cycles>
    <meta:generator>LibreOffice/24.2.6.2$Linux_AARCH64 LibreOffice_project/420$Build-2</meta:generator>
    <meta:document-statistic meta:table-count="0" meta:image-count="0" meta:object-count="0" meta:page-count="41" meta:paragraph-count="1232" meta:word-count="5535" meta:character-count="53248" meta:non-whitespace-character-count="47896"/>
  </office:meta>
</office:document-meta>
</file>